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5.5pt"/>
    </style:style>
    <style:style style:name="co2" style:family="table-column">
      <style:table-column-properties fo:break-before="auto" style:column-width="99.81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6.61pt"/>
    </style:style>
    <style:style style:name="co6" style:family="table-column">
      <style:table-column-properties fo:break-before="auto" style:column-width="125.29pt"/>
    </style:style>
    <style:style style:name="co7" style:family="table-column">
      <style:table-column-properties fo:break-before="auto" style:column-width="62.76pt"/>
    </style:style>
    <style:style style:name="co8" style:family="table-column">
      <style:table-column-properties fo:break-before="auto" style:column-width="74.35pt"/>
    </style:style>
    <style:style style:name="co9" style:family="table-column">
      <style:table-column-properties fo:break-before="auto" style:column-width="136.09pt"/>
    </style:style>
    <style:style style:name="co10" style:family="table-column">
      <style:table-column-properties fo:break-before="auto" style:column-width="46.54pt"/>
    </style:style>
    <style:style style:name="co11" style:family="table-column">
      <style:table-column-properties fo:break-before="auto" style:column-width="64.29pt"/>
    </style:style>
    <style:style style:name="co12" style:family="table-column">
      <style:table-column-properties fo:break-before="auto" style:column-width="41.16pt"/>
    </style:style>
    <style:style style:name="co13" style:family="table-column">
      <style:table-column-properties fo:break-before="auto" style:column-width="84.36pt"/>
    </style:style>
    <style:style style:name="co14" style:family="table-column">
      <style:table-column-properties fo:break-before="auto" style:column-width="24.15pt"/>
    </style:style>
    <style:style style:name="co15" style:family="table-column">
      <style:table-column-properties fo:break-before="auto" style:column-width="21.06pt"/>
    </style:style>
    <style:style style:name="co16" style:family="table-column">
      <style:table-column-properties fo:break-before="auto" style:column-width="22.59pt"/>
    </style:style>
    <style:style style:name="co17" style:family="table-column">
      <style:table-column-properties fo:break-before="auto" style:column-width="28.01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PLLParame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for N=3 oscillators in a 1D ring topolog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upling strength K <text:s/>[Hz]</text:p>
          </table:table-cell>
          <table:table-cell office:value-type="string" calcext:value-type="string">
            <text:p>filter_cutoff f_c <text:s/>[Hz]</text:p>
          </table:table-cell>
          <table:table-cell office:value-type="string" calcext:value-type="string">
            <text:p>delay [s]</text:p>
          </table:table-cell>
          <table:table-cell office:value-type="string" calcext:value-type="string">
            <text:p>Omega [Hz]</text:p>
          </table:table-cell>
          <table:table-cell office:value-type="string" calcext:value-type="string">
            <text:p>m-twist-state</text:p>
          </table:table-cell>
          <table:table-cell office:value-type="string" calcext:value-type="string">
            <text:p>Tsim ~= - 25 / Re(lambda)</text:p>
          </table:table-cell>
          <table:table-cell office:value-type="string" calcext:value-type="string">
            <text:p>paramSet id</text:p>
          </table:table-cell>
          <table:table-cell office:value-type="string" calcext:value-type="string">
            <text:p>Re(\lambda)</text:p>
          </table:table-cell>
          <table:table-cell office:value-type="string" calcext:value-type="string">
            <text:p>Zeitproxy 1. simulation [sek]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iff. const. c</text:p>
          </table:table-cell>
          <table:table-cell office:value-type="string" calcext:value-type="string">
            <text:p># oscis</text:p>
          </table:table-cell>
          <table:table-cell office:value-type="string" calcext:value-type="string">
            <text:p>coupling function</text:p>
          </table:table-cell>
          <table:table-cell office:value-type="string" calcext:value-type="string">
            <text:p>Nx 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Fom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si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Lambda</text:p>
          </table:table-cell>
          <table:table-cell office:value-type="string" calcext:value-type="string">
            <text:p>SimSecond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plingfct</text:p>
          </table:table-cell>
          <table:table-cell office:value-type="string" calcext:value-type="string">
            <text:p>Nx 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-0.2007" calcext:value-type="float">
            <text:p>-0.20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-0.1793" calcext:value-type="float">
            <text:p>-0.1793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-0.1509" calcext:value-type="float">
            <text:p>-0.1509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float" office:value="-0.1243" calcext:value-type="float">
            <text:p>-0.1243</text:p>
          </table:table-cell>
          <table:table-cell office:value-type="float" office:value="9.05" calcext:value-type="float">
            <text:p>9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  <table:table-cell office:value-type="float" office:value="-0.1049" calcext:value-type="float">
            <text:p>-0.1049</text:p>
          </table:table-cell>
          <table:table-cell office:value-type="float" office:value="10.55" calcext:value-type="float">
            <text:p>10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float" office:value="-0.08861" calcext:value-type="float">
            <text:p>-0.08861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-0.07497" calcext:value-type="float">
            <text:p>-0.07497</text:p>
          </table:table-cell>
          <table:table-cell office:value-type="float" office:value="14.35" calcext:value-type="float">
            <text:p>14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  <table:table-cell office:value-type="float" office:value="-0.06299" calcext:value-type="float">
            <text:p>-0.0629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-0.8902" calcext:value-type="float">
            <text:p>-0.890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-0.7824" calcext:value-type="float">
            <text:p>-0.782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-0.6591" calcext:value-type="float">
            <text:p>-0.659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-0.5606" calcext:value-type="float">
            <text:p>-0.5606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-1.481" calcext:value-type="float">
            <text:p>-1.48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-1.258" calcext:value-type="float">
            <text:p>-1.25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-1.02" calcext:value-type="float">
            <text:p>-1.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-0.839" calcext:value-type="float">
            <text:p>-0.83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-0.7249" calcext:value-type="float">
            <text:p>-0.724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-2.539" calcext:value-type="float">
            <text:p>-2.53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-2.003" calcext:value-type="float">
            <text:p>-2.00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-1.508" calcext:value-type="float">
            <text:p>-1.50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-1.174" calcext:value-type="float">
            <text:p>-1.174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-2.539" calcext:value-type="float">
            <text:p>-2.53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-2.003" calcext:value-type="float">
            <text:p>-2.00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-1.508" calcext:value-type="float">
            <text:p>-1.50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-1.174" calcext:value-type="float">
            <text:p>-1.174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-2.86" calcext:value-type="float">
            <text:p>-2.86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-2.217" calcext:value-type="float">
            <text:p>-2.217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-1.641" calcext:value-type="float">
            <text:p>-1.64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-1.261" calcext:value-type="float">
            <text:p>-1.26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-1.042" calcext:value-type="float">
            <text:p>-1.042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-0.8832" calcext:value-type="float">
            <text:p>-0.8832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-0.7632" calcext:value-type="float">
            <text:p>-0.763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-0.6633" calcext:value-type="float">
            <text:p>-0.663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1.2410902462" calcext:value-type="float">
            <text:p>1.241090246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55" calcext:value-type="float">
            <text:p>55</text:p>
          </table:table-cell>
          <table:table-cell office:value-type="float" office:value="-0.2081" calcext:value-type="float">
            <text:p>-0.208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89743" calcext:value-type="float">
            <text:p>1.190478974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6" calcext:value-type="float">
            <text:p>56</text:p>
          </table:table-cell>
          <table:table-cell office:value-type="float" office:value="-0.1934" calcext:value-type="float">
            <text:p>-0.1934</text:p>
          </table:table-cell>
          <table:table-cell office:value-type="float" office:value="6.15" calcext:value-type="float">
            <text:p>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667648878" calcext:value-type="float">
            <text:p>1.1667648878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-0.1863" calcext:value-type="float">
            <text:p>-0.1863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147212214" calcext:value-type="float">
            <text:p>1.1147212214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58" calcext:value-type="float">
            <text:p>58</text:p>
          </table:table-cell>
          <table:table-cell office:value-type="float" office:value="-0.1702" calcext:value-type="float">
            <text:p>-0.1702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884535881" calcext:value-type="float">
            <text:p>0.7884535881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59" calcext:value-type="float">
            <text:p>59</text:p>
          </table:table-cell>
          <table:table-cell office:value-type="float" office:value="-0.0691" calcext:value-type="float">
            <text:p>-0.0691</text:p>
          </table:table-cell>
          <table:table-cell office:value-type="float" office:value="15.45" calcext:value-type="float">
            <text:p>1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902069" calcext:value-type="float">
            <text:p>0.7777902069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60" calcext:value-type="float">
            <text:p>60</text:p>
          </table:table-cell>
          <table:table-cell office:value-type="float" office:value="-0.06642" calcext:value-type="float">
            <text:p>-0.06642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7512113314" calcext:value-type="float">
            <text:p>0.751211331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61" calcext:value-type="float">
            <text:p>61</text:p>
          </table:table-cell>
          <table:table-cell office:value-type="float" office:value="-0.05988" calcext:value-type="float">
            <text:p>-0.05988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459155903" calcext:value-type="float">
            <text:p>1.1459155903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62" calcext:value-type="float">
            <text:p>62</text:p>
          </table:table-cell>
          <table:table-cell office:value-type="float" office:value="-0.05491" calcext:value-type="float">
            <text:p>-0.05491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225198136" calcext:value-type="float">
            <text:p>1.1225198136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63" calcext:value-type="float">
            <text:p>63</text:p>
          </table:table-cell>
          <table:table-cell office:value-type="float" office:value="-0.05179" calcext:value-type="float">
            <text:p>-0.0517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1.2410902462" calcext:value-type="float">
            <text:p>1.241090246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-0.9292" calcext:value-type="float">
            <text:p>-0.929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89743" calcext:value-type="float">
            <text:p>1.19047897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-0.852" calcext:value-type="float">
            <text:p>-0.852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667648878" calcext:value-type="float">
            <text:p>1.166764887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-0.8162" calcext:value-type="float">
            <text:p>-0.8162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147212214" calcext:value-type="float">
            <text:p>1.114721221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-0.7407" calcext:value-type="float">
            <text:p>-0.7407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884535881" calcext:value-type="float">
            <text:p>0.788453588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-0.3898" calcext:value-type="float">
            <text:p>-0.3898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902069" calcext:value-type="float">
            <text:p>0.777790206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-0.382" calcext:value-type="float">
            <text:p>-0.38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0.7512113314" calcext:value-type="float">
            <text:p>0.751211331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-0.3627" calcext:value-type="float">
            <text:p>-0.362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459155903" calcext:value-type="float">
            <text:p>1.145915590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-0.3477" calcext:value-type="float">
            <text:p>-0.347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225198136" calcext:value-type="float">
            <text:p>1.122519813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-0.3377" calcext:value-type="float">
            <text:p>-0.3377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224691179" calcext:value-type="float">
            <text:p>1.2224691179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73" calcext:value-type="float">
            <text:p>73</text:p>
          </table:table-cell>
          <table:table-cell office:value-type="float" office:value="-0.06642" calcext:value-type="float">
            <text:p>-0.06642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80133903" calcext:value-type="float">
            <text:p>1.180133903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74" calcext:value-type="float">
            <text:p>74</text:p>
          </table:table-cell>
          <table:table-cell office:value-type="float" office:value="-0.05988" calcext:value-type="float">
            <text:p>-0.05988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224691179" calcext:value-type="float">
            <text:p>1.222469117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-0.382" calcext:value-type="float">
            <text:p>-0.38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80133903" calcext:value-type="float">
            <text:p>1.18013390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-0.3627" calcext:value-type="float">
            <text:p>-0.362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77" calcext:value-type="float">
            <text:p>77</text:p>
          </table:table-cell>
          <table:table-cell office:value-type="float" office:value="-0.06299" calcext:value-type="float">
            <text:p>-0.0629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-0.6633" calcext:value-type="float">
            <text:p>-0.663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-0.286" calcext:value-type="float">
            <text:p>-0.28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-0.284" calcext:value-type="float">
            <text:p>-0.28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-0.282" calcext:value-type="float">
            <text:p>-0.282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-0.279" calcext:value-type="float">
            <text:p>-0.27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-0.276" calcext:value-type="float">
            <text:p>-0.276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-0.27" calcext:value-type="float">
            <text:p>-0.27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-0.266" calcext:value-type="float">
            <text:p>-0.266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-0.258" calcext:value-type="float">
            <text:p>-0.25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-0.256" calcext:value-type="float">
            <text:p>-0.256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-0.258" calcext:value-type="float">
            <text:p>-0.25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-0.25" calcext:value-type="float">
            <text:p>-0.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-0.2226" calcext:value-type="float">
            <text:p>-0.2226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-0.264" calcext:value-type="float">
            <text:p>-0.264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-0.207" calcext:value-type="float">
            <text:p>-0.207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-0.207" calcext:value-type="float">
            <text:p>-0.207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-0.168" calcext:value-type="float">
            <text:p>-0.168</text:p>
          </table:table-cell>
          <table:table-cell office:value-type="float" office:value="6.95" calcext:value-type="float">
            <text:p>6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20" calcext:value-type="float">
            <text:p>120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21" calcext:value-type="float">
            <text:p>121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-0.239" calcext:value-type="float">
            <text:p>-0.23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6" calcext:value-type="float">
            <text:p>126</text:p>
          </table:table-cell>
          <table:table-cell office:value-type="float" office:value="-0.239" calcext:value-type="float">
            <text:p>-0.23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-0.188" calcext:value-type="float">
            <text:p>-0.18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-0.188" calcext:value-type="float">
            <text:p>-0.18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7" calcext:value-type="float">
            <text:p>137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8" calcext:value-type="float">
            <text:p>138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9" calcext:value-type="float">
            <text:p>139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-0.13" calcext:value-type="float">
            <text:p>-0.13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1" calcext:value-type="float">
            <text:p>141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2" calcext:value-type="float">
            <text:p>142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3" calcext:value-type="float">
            <text:p>143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4" calcext:value-type="float">
            <text:p>144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5" calcext:value-type="float">
            <text:p>145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6" calcext:value-type="float">
            <text:p>146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7" calcext:value-type="float">
            <text:p>147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49" calcext:value-type="float">
            <text:p>149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7" calcext:value-type="float">
            <text:p>157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8" calcext:value-type="float">
            <text:p>158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9" calcext:value-type="float">
            <text:p>159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0" calcext:value-type="float">
            <text:p>160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1" calcext:value-type="float">
            <text:p>161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2" calcext:value-type="float">
            <text:p>162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3" calcext:value-type="float">
            <text:p>163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4" calcext:value-type="float">
            <text:p>164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5" calcext:value-type="float">
            <text:p>165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6" calcext:value-type="float">
            <text:p>166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7" calcext:value-type="float">
            <text:p>167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8" calcext:value-type="float">
            <text:p>168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9" calcext:value-type="float">
            <text:p>169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0" calcext:value-type="float">
            <text:p>170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1" calcext:value-type="float">
            <text:p>171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2" calcext:value-type="float">
            <text:p>172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3" calcext:value-type="float">
            <text:p>173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4" calcext:value-type="float">
            <text:p>174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5" calcext:value-type="float">
            <text:p>175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7" calcext:value-type="float">
            <text:p>177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8" calcext:value-type="float">
            <text:p>178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79" calcext:value-type="float">
            <text:p>179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0" calcext:value-type="float">
            <text:p>180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1" calcext:value-type="float">
            <text:p>181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2" calcext:value-type="float">
            <text:p>182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3" calcext:value-type="float">
            <text:p>183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4" calcext:value-type="float">
            <text:p>184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5" calcext:value-type="float">
            <text:p>185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6" calcext:value-type="float">
            <text:p>186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7" calcext:value-type="float">
            <text:p>187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88" calcext:value-type="float">
            <text:p>188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89" calcext:value-type="float">
            <text:p>189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0" calcext:value-type="float">
            <text:p>190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1" calcext:value-type="float">
            <text:p>191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2" calcext:value-type="float">
            <text:p>192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3" calcext:value-type="float">
            <text:p>193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4" calcext:value-type="float">
            <text:p>194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5" calcext:value-type="float">
            <text:p>195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6" calcext:value-type="float">
            <text:p>196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7" calcext:value-type="float">
            <text:p>197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8" calcext:value-type="float">
            <text:p>198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9" calcext:value-type="float">
            <text:p>199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0" calcext:value-type="float">
            <text:p>200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1" calcext:value-type="float">
            <text:p>201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2" calcext:value-type="float">
            <text:p>202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3" calcext:value-type="float">
            <text:p>203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4" calcext:value-type="float">
            <text:p>204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5" calcext:value-type="float">
            <text:p>205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6" calcext:value-type="float">
            <text:p>206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7" calcext:value-type="float">
            <text:p>207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8" calcext:value-type="float">
            <text:p>208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09" calcext:value-type="float">
            <text:p>209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0" calcext:value-type="float">
            <text:p>210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1" calcext:value-type="float">
            <text:p>211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2" calcext:value-type="float">
            <text:p>212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13" calcext:value-type="float">
            <text:p>213</text:p>
          </table:table-cell>
          <table:table-cell office:value-type="float" office:value="-0.753" calcext:value-type="float">
            <text:p>-0.75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14" calcext:value-type="float">
            <text:p>214</text:p>
          </table:table-cell>
          <table:table-cell office:value-type="float" office:value="-0.753" calcext:value-type="float">
            <text:p>-0.75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5" calcext:value-type="float">
            <text:p>215</text:p>
          </table:table-cell>
          <table:table-cell office:value-type="float" office:value="-0.871" calcext:value-type="float">
            <text:p>-0.871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16" calcext:value-type="float">
            <text:p>21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8" calcext:value-type="float">
            <text:p>218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9" calcext:value-type="float">
            <text:p>219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-0.689" calcext:value-type="float">
            <text:p>-0.689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1" calcext:value-type="float">
            <text:p>221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2" calcext:value-type="float">
            <text:p>222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3" calcext:value-type="float">
            <text:p>223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4" calcext:value-type="float">
            <text:p>224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25" calcext:value-type="float">
            <text:p>225</text:p>
          </table:table-cell>
          <table:table-cell office:value-type="float" office:value="-0.595" calcext:value-type="float">
            <text:p>-0.5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26" calcext:value-type="float">
            <text:p>226</text:p>
          </table:table-cell>
          <table:table-cell office:value-type="float" office:value="-0.595" calcext:value-type="float">
            <text:p>-0.5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7" calcext:value-type="float">
            <text:p>227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8" calcext:value-type="float">
            <text:p>228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9" calcext:value-type="float">
            <text:p>229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0" calcext:value-type="float">
            <text:p>230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1" calcext:value-type="float">
            <text:p>231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2" calcext:value-type="float">
            <text:p>232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3" calcext:value-type="float">
            <text:p>233</text:p>
          </table:table-cell>
          <table:table-cell office:value-type="float" office:value="-0.876" calcext:value-type="float">
            <text:p>-0.87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4" calcext:value-type="float">
            <text:p>234</text:p>
          </table:table-cell>
          <table:table-cell office:value-type="float" office:value="-0.876" calcext:value-type="float">
            <text:p>-0.87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5" calcext:value-type="float">
            <text:p>235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6" calcext:value-type="float">
            <text:p>236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7" calcext:value-type="float">
            <text:p>237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38" calcext:value-type="float">
            <text:p>238</text:p>
          </table:table-cell>
          <table:table-cell office:value-type="float" office:value="-0.673" calcext:value-type="float">
            <text:p>-0.67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39" calcext:value-type="float">
            <text:p>239</text:p>
          </table:table-cell>
          <table:table-cell office:value-type="float" office:value="-0.673" calcext:value-type="float">
            <text:p>-0.67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office:value-type="float" office:value="-0.534" calcext:value-type="float">
            <text:p>-0.53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-0.534" calcext:value-type="float">
            <text:p>-0.53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2" calcext:value-type="float">
            <text:p>242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3" calcext:value-type="float">
            <text:p>243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4" calcext:value-type="float">
            <text:p>244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5" calcext:value-type="float">
            <text:p>245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6" calcext:value-type="float">
            <text:p>246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7" calcext:value-type="float">
            <text:p>247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8" calcext:value-type="float">
            <text:p>248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9" calcext:value-type="float">
            <text:p>249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1" calcext:value-type="float">
            <text:p>251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2" calcext:value-type="float">
            <text:p>252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3" calcext:value-type="float">
            <text:p>253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4" calcext:value-type="float">
            <text:p>254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5" calcext:value-type="float">
            <text:p>255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6" calcext:value-type="float">
            <text:p>256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8" calcext:value-type="float">
            <text:p>258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59" calcext:value-type="float">
            <text:p>259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0" calcext:value-type="float">
            <text:p>260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1" calcext:value-type="float">
            <text:p>261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" calcext:value-type="float">
            <text:p>262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3" calcext:value-type="float">
            <text:p>263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4" calcext:value-type="float">
            <text:p>264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5" calcext:value-type="float">
            <text:p>265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6" calcext:value-type="float">
            <text:p>266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7" calcext:value-type="float">
            <text:p>267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8" calcext:value-type="float">
            <text:p>268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9" calcext:value-type="float">
            <text:p>269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0" calcext:value-type="float">
            <text:p>270</text:p>
          </table:table-cell>
          <table:table-cell office:value-type="float" office:value="-0.981" calcext:value-type="float">
            <text:p>-0.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1" calcext:value-type="float">
            <text:p>271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2" calcext:value-type="float">
            <text:p>272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3" calcext:value-type="float">
            <text:p>273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4" calcext:value-type="float">
            <text:p>274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5" calcext:value-type="float">
            <text:p>275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6" calcext:value-type="float">
            <text:p>276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7" calcext:value-type="float">
            <text:p>277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8" calcext:value-type="float">
            <text:p>278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79" calcext:value-type="float">
            <text:p>279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0" calcext:value-type="float">
            <text:p>280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1" calcext:value-type="float">
            <text:p>281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2" calcext:value-type="float">
            <text:p>282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3" calcext:value-type="float">
            <text:p>283</text:p>
          </table:table-cell>
          <table:table-cell office:value-type="float" office:value="-0.436" calcext:value-type="float">
            <text:p>-0.43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4" calcext:value-type="float">
            <text:p>284</text:p>
          </table:table-cell>
          <table:table-cell office:value-type="float" office:value="-0.436" calcext:value-type="float">
            <text:p>-0.43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5" calcext:value-type="float">
            <text:p>285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6" calcext:value-type="float">
            <text:p>286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7" calcext:value-type="float">
            <text:p>287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8" calcext:value-type="float">
            <text:p>288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90" calcext:value-type="float">
            <text:p>290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91" calcext:value-type="float">
            <text:p>291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2" calcext:value-type="float">
            <text:p>292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3" calcext:value-type="float">
            <text:p>293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4" calcext:value-type="float">
            <text:p>294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5" calcext:value-type="float">
            <text:p>295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6" calcext:value-type="float">
            <text:p>296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97" calcext:value-type="float">
            <text:p>297</text:p>
          </table:table-cell>
          <table:table-cell office:value-type="float" office:value="-0.866" calcext:value-type="float">
            <text:p>-0.86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98" calcext:value-type="float">
            <text:p>298</text:p>
          </table:table-cell>
          <table:table-cell office:value-type="float" office:value="-0.75" calcext:value-type="float">
            <text:p>-0.7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99" calcext:value-type="float">
            <text:p>299</text:p>
          </table:table-cell>
          <table:table-cell office:value-type="float" office:value="-0.7" calcext:value-type="float">
            <text:p>-0.7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0" calcext:value-type="float">
            <text:p>300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1" calcext:value-type="float">
            <text:p>301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2" calcext:value-type="float">
            <text:p>302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3" calcext:value-type="float">
            <text:p>303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4" calcext:value-type="float">
            <text:p>304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5" calcext:value-type="float">
            <text:p>305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7" calcext:value-type="float">
            <text:p>307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8" calcext:value-type="float">
            <text:p>308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9" calcext:value-type="float">
            <text:p>309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10" calcext:value-type="float">
            <text:p>310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11" calcext:value-type="float">
            <text:p>311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2" calcext:value-type="float">
            <text:p>312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3" calcext:value-type="float">
            <text:p>313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4" calcext:value-type="float">
            <text:p>314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5" calcext:value-type="float">
            <text:p>315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6" calcext:value-type="float">
            <text:p>316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7" calcext:value-type="float">
            <text:p>317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8" calcext:value-type="float">
            <text:p>318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9" calcext:value-type="float">
            <text:p>319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0" calcext:value-type="float">
            <text:p>320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1" calcext:value-type="float">
            <text:p>321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2" calcext:value-type="float">
            <text:p>322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3" calcext:value-type="float">
            <text:p>323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4" calcext:value-type="float">
            <text:p>324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5" calcext:value-type="float">
            <text:p>325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6" calcext:value-type="float">
            <text:p>326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7" calcext:value-type="float">
            <text:p>327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8" calcext:value-type="float">
            <text:p>328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9" calcext:value-type="float">
            <text:p>329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30" calcext:value-type="float">
            <text:p>330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1" calcext:value-type="float">
            <text:p>331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2" calcext:value-type="float">
            <text:p>332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3" calcext:value-type="float">
            <text:p>333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4" calcext:value-type="float">
            <text:p>334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35" calcext:value-type="float">
            <text:p>335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36" calcext:value-type="float">
            <text:p>336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7" calcext:value-type="float">
            <text:p>337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8" calcext:value-type="float">
            <text:p>338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9" calcext:value-type="float">
            <text:p>339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40" calcext:value-type="float">
            <text:p>340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1" calcext:value-type="float">
            <text:p>341</text:p>
          </table:table-cell>
          <table:table-cell office:value-type="float" office:value="-0.741" calcext:value-type="float">
            <text:p>-0.741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2" calcext:value-type="float">
            <text:p>342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3" calcext:value-type="float">
            <text:p>343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4" calcext:value-type="float">
            <text:p>344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5" calcext:value-type="float">
            <text:p>345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6" calcext:value-type="float">
            <text:p>346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7" calcext:value-type="float">
            <text:p>347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48" calcext:value-type="float">
            <text:p>348</text:p>
          </table:table-cell>
          <table:table-cell office:value-type="float" office:value="-0.709" calcext:value-type="float">
            <text:p>-0.70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49" calcext:value-type="float">
            <text:p>349</text:p>
          </table:table-cell>
          <table:table-cell office:value-type="float" office:value="-1.893" calcext:value-type="float">
            <text:p>-1.89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50" calcext:value-type="float">
            <text:p>350</text:p>
          </table:table-cell>
          <table:table-cell office:value-type="float" office:value="-1.893" calcext:value-type="float">
            <text:p>-1.89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1" calcext:value-type="float">
            <text:p>351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2" calcext:value-type="float">
            <text:p>352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3" calcext:value-type="float">
            <text:p>353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4" calcext:value-type="float">
            <text:p>354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55" calcext:value-type="float">
            <text:p>355</text:p>
          </table:table-cell>
          <table:table-cell office:value-type="float" office:value="-1.25" calcext:value-type="float">
            <text:p>-1.2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56" calcext:value-type="float">
            <text:p>356</text:p>
          </table:table-cell>
          <table:table-cell office:value-type="float" office:value="-1.25" calcext:value-type="float">
            <text:p>-1.2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57" calcext:value-type="float">
            <text:p>357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58" calcext:value-type="float">
            <text:p>358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59" calcext:value-type="float">
            <text:p>359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61" calcext:value-type="float">
            <text:p>361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2" calcext:value-type="float">
            <text:p>362</text:p>
          </table:table-cell>
          <table:table-cell office:value-type="float" office:value="-0.669" calcext:value-type="float">
            <text:p>-0.66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3" calcext:value-type="float">
            <text:p>363</text:p>
          </table:table-cell>
          <table:table-cell office:value-type="float" office:value="-0.669" calcext:value-type="float">
            <text:p>-0.66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4" calcext:value-type="float">
            <text:p>364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5" calcext:value-type="float">
            <text:p>365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6" calcext:value-type="float">
            <text:p>366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7" calcext:value-type="float">
            <text:p>367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8" calcext:value-type="float">
            <text:p>368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69" calcext:value-type="float">
            <text:p>369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0" calcext:value-type="float">
            <text:p>370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1" calcext:value-type="float">
            <text:p>371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2" calcext:value-type="float">
            <text:p>372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3" calcext:value-type="float">
            <text:p>373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4" calcext:value-type="float">
            <text:p>374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5" calcext:value-type="float">
            <text:p>375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6" calcext:value-type="float">
            <text:p>376</text:p>
          </table:table-cell>
          <table:table-cell office:value-type="float" office:value="-1.058" calcext:value-type="float">
            <text:p>-1.0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7" calcext:value-type="float">
            <text:p>377</text:p>
          </table:table-cell>
          <table:table-cell office:value-type="float" office:value="-1.058" calcext:value-type="float">
            <text:p>-1.0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8" calcext:value-type="float">
            <text:p>378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9" calcext:value-type="float">
            <text:p>379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80" calcext:value-type="float">
            <text:p>380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1" calcext:value-type="float">
            <text:p>381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2" calcext:value-type="float">
            <text:p>382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3" calcext:value-type="float">
            <text:p>383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4" calcext:value-type="float">
            <text:p>384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5" calcext:value-type="float">
            <text:p>385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6" calcext:value-type="float">
            <text:p>386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7" calcext:value-type="float">
            <text:p>387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8" calcext:value-type="float">
            <text:p>388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9" calcext:value-type="float">
            <text:p>389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90" calcext:value-type="float">
            <text:p>390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91" calcext:value-type="float">
            <text:p>391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2" calcext:value-type="float">
            <text:p>392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3" calcext:value-type="float">
            <text:p>393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4" calcext:value-type="float">
            <text:p>394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5" calcext:value-type="float">
            <text:p>395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6" calcext:value-type="float">
            <text:p>396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7" calcext:value-type="float">
            <text:p>397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8" calcext:value-type="float">
            <text:p>398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9" calcext:value-type="float">
            <text:p>399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0" calcext:value-type="float">
            <text:p>400</text:p>
          </table:table-cell>
          <table:table-cell office:value-type="float" office:value="-0.801" calcext:value-type="float">
            <text:p>-0.80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1" calcext:value-type="float">
            <text:p>401</text:p>
          </table:table-cell>
          <table:table-cell office:value-type="float" office:value="-0.801" calcext:value-type="float">
            <text:p>-0.80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2" calcext:value-type="float">
            <text:p>402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3" calcext:value-type="float">
            <text:p>403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4" calcext:value-type="float">
            <text:p>404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5" calcext:value-type="float">
            <text:p>405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6" calcext:value-type="float">
            <text:p>406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7" calcext:value-type="float">
            <text:p>407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8" calcext:value-type="float">
            <text:p>408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9" calcext:value-type="float">
            <text:p>409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0" calcext:value-type="float">
            <text:p>410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1" calcext:value-type="float">
            <text:p>411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2" calcext:value-type="float">
            <text:p>412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3" calcext:value-type="float">
            <text:p>413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4" calcext:value-type="float">
            <text:p>414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5" calcext:value-type="float">
            <text:p>415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6" calcext:value-type="float">
            <text:p>416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7" calcext:value-type="float">
            <text:p>417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8" calcext:value-type="float">
            <text:p>418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19" calcext:value-type="float">
            <text:p>419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20" calcext:value-type="float">
            <text:p>420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21" calcext:value-type="float">
            <text:p>421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2" calcext:value-type="float">
            <text:p>422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3" calcext:value-type="float">
            <text:p>423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4" calcext:value-type="float">
            <text:p>424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5" calcext:value-type="float">
            <text:p>425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6" calcext:value-type="float">
            <text:p>426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7" calcext:value-type="float">
            <text:p>427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28" calcext:value-type="float">
            <text:p>428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29" calcext:value-type="float">
            <text:p>429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30" calcext:value-type="float">
            <text:p>430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31" calcext:value-type="float">
            <text:p>431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2" calcext:value-type="float">
            <text:p>432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3" calcext:value-type="float">
            <text:p>433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4" calcext:value-type="float">
            <text:p>434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5" calcext:value-type="float">
            <text:p>435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6" calcext:value-type="float">
            <text:p>436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7" calcext:value-type="float">
            <text:p>437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8" calcext:value-type="float">
            <text:p>438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9" calcext:value-type="float">
            <text:p>439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0" calcext:value-type="float">
            <text:p>440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1" calcext:value-type="float">
            <text:p>441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2" calcext:value-type="float">
            <text:p>442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3" calcext:value-type="float">
            <text:p>443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4" calcext:value-type="float">
            <text:p>444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5" calcext:value-type="float">
            <text:p>445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6" calcext:value-type="float">
            <text:p>446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7" calcext:value-type="float">
            <text:p>447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8" calcext:value-type="float">
            <text:p>448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9" calcext:value-type="float">
            <text:p>449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0" calcext:value-type="float">
            <text:p>450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1" calcext:value-type="float">
            <text:p>451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2" calcext:value-type="float">
            <text:p>452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3" calcext:value-type="float">
            <text:p>453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4" calcext:value-type="float">
            <text:p>454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5" calcext:value-type="float">
            <text:p>455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6" calcext:value-type="float">
            <text:p>456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57" calcext:value-type="float">
            <text:p>457</text:p>
          </table:table-cell>
          <table:table-cell office:value-type="float" office:value="-0.55" calcext:value-type="float">
            <text:p>-0.55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58" calcext:value-type="float">
            <text:p>458</text:p>
          </table:table-cell>
          <table:table-cell office:value-type="float" office:value="-0.55" calcext:value-type="float">
            <text:p>-0.55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59" calcext:value-type="float">
            <text:p>459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60" calcext:value-type="float">
            <text:p>460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61" calcext:value-type="float">
            <text:p>461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62" calcext:value-type="float">
            <text:p>462</text:p>
          </table:table-cell>
          <table:table-cell office:value-type="float" office:value="-0.618" calcext:value-type="float">
            <text:p>-0.61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63" calcext:value-type="float">
            <text:p>463</text:p>
          </table:table-cell>
          <table:table-cell office:value-type="float" office:value="-0.618" calcext:value-type="float">
            <text:p>-0.61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64" calcext:value-type="float">
            <text:p>464</text:p>
          </table:table-cell>
          <table:table-cell office:value-type="float" office:value="-0.922" calcext:value-type="float">
            <text:p>-0.9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65" calcext:value-type="float">
            <text:p>465</text:p>
          </table:table-cell>
          <table:table-cell office:value-type="float" office:value="-0.922" calcext:value-type="float">
            <text:p>-0.9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6" calcext:value-type="float">
            <text:p>466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7" calcext:value-type="float">
            <text:p>467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8" calcext:value-type="float">
            <text:p>468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9" calcext:value-type="float">
            <text:p>469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70" calcext:value-type="float">
            <text:p>470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1" calcext:value-type="float">
            <text:p>471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2" calcext:value-type="float">
            <text:p>472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3" calcext:value-type="float">
            <text:p>473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74" calcext:value-type="float">
            <text:p>474</text:p>
          </table:table-cell>
          <table:table-cell office:value-type="float" office:value="-1.378" calcext:value-type="float">
            <text:p>-1.37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75" calcext:value-type="float">
            <text:p>475</text:p>
          </table:table-cell>
          <table:table-cell office:value-type="float" office:value="-1.378" calcext:value-type="float">
            <text:p>-1.37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76" calcext:value-type="float">
            <text:p>476</text:p>
          </table:table-cell>
          <table:table-cell office:value-type="float" office:value="-1.644" calcext:value-type="float">
            <text:p>-1.64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77" calcext:value-type="float">
            <text:p>477</text:p>
          </table:table-cell>
          <table:table-cell office:value-type="float" office:value="-1.844" calcext:value-type="float">
            <text:p>-1.844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78" calcext:value-type="float">
            <text:p>478</text:p>
          </table:table-cell>
          <table:table-cell office:value-type="float" office:value="-1.389" calcext:value-type="float">
            <text:p>-1.38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79" calcext:value-type="float">
            <text:p>479</text:p>
          </table:table-cell>
          <table:table-cell office:value-type="float" office:value="-1.389" calcext:value-type="float">
            <text:p>-1.38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80" calcext:value-type="float">
            <text:p>480</text:p>
          </table:table-cell>
          <table:table-cell office:value-type="float" office:value="-1.244" calcext:value-type="float">
            <text:p>-1.24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81" calcext:value-type="float">
            <text:p>481</text:p>
          </table:table-cell>
          <table:table-cell office:value-type="float" office:value="-1.244" calcext:value-type="float">
            <text:p>-1.24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82" calcext:value-type="float">
            <text:p>482</text:p>
          </table:table-cell>
          <table:table-cell office:value-type="float" office:value="-1.1" calcext:value-type="float">
            <text:p>-1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83" calcext:value-type="float">
            <text:p>483</text:p>
          </table:table-cell>
          <table:table-cell office:value-type="float" office:value="-1.1" calcext:value-type="float">
            <text:p>-1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4" calcext:value-type="float">
            <text:p>484</text:p>
          </table:table-cell>
          <table:table-cell office:value-type="float" office:value="-0.795" calcext:value-type="float">
            <text:p>-0.79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5" calcext:value-type="float">
            <text:p>485</text:p>
          </table:table-cell>
          <table:table-cell office:value-type="float" office:value="-0.795" calcext:value-type="float">
            <text:p>-0.79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6" calcext:value-type="float">
            <text:p>486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7" calcext:value-type="float">
            <text:p>487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8" calcext:value-type="float">
            <text:p>488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9" calcext:value-type="float">
            <text:p>489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90" calcext:value-type="float">
            <text:p>490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91" calcext:value-type="float">
            <text:p>491</text:p>
          </table:table-cell>
          <table:table-cell office:value-type="float" office:value="-2.873" calcext:value-type="float">
            <text:p>-2.873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92" calcext:value-type="float">
            <text:p>492</text:p>
          </table:table-cell>
          <table:table-cell office:value-type="float" office:value="-2.873" calcext:value-type="float">
            <text:p>-2.873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93" calcext:value-type="float">
            <text:p>493</text:p>
          </table:table-cell>
          <table:table-cell office:value-type="float" office:value="-2.624" calcext:value-type="float">
            <text:p>-2.62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4" calcext:value-type="float">
            <text:p>494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5" calcext:value-type="float">
            <text:p>495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6" calcext:value-type="float">
            <text:p>496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7" calcext:value-type="float">
            <text:p>497</text:p>
          </table:table-cell>
          <table:table-cell office:value-type="float" office:value="-1.585" calcext:value-type="float">
            <text:p>-1.58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8" calcext:value-type="float">
            <text:p>498</text:p>
          </table:table-cell>
          <table:table-cell office:value-type="float" office:value="-1.585" calcext:value-type="float">
            <text:p>-1.58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99" calcext:value-type="float">
            <text:p>499</text:p>
          </table:table-cell>
          <table:table-cell office:value-type="float" office:value="-1.19" calcext:value-type="float">
            <text:p>-1.19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-1.19" calcext:value-type="float">
            <text:p>-1.19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1" calcext:value-type="float">
            <text:p>501</text:p>
          </table:table-cell>
          <table:table-cell office:value-type="float" office:value="-1.065" calcext:value-type="float">
            <text:p>-1.065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2" calcext:value-type="float">
            <text:p>502</text:p>
          </table:table-cell>
          <table:table-cell office:value-type="float" office:value="-1.065" calcext:value-type="float">
            <text:p>-1.065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3" calcext:value-type="float">
            <text:p>503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4" calcext:value-type="float">
            <text:p>504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5" calcext:value-type="float">
            <text:p>505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6" calcext:value-type="float">
            <text:p>506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7" calcext:value-type="float">
            <text:p>507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8" calcext:value-type="float">
            <text:p>508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09" calcext:value-type="float">
            <text:p>509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0" calcext:value-type="float">
            <text:p>510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1" calcext:value-type="float">
            <text:p>511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2" calcext:value-type="float">
            <text:p>512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3" calcext:value-type="float">
            <text:p>513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4" calcext:value-type="float">
            <text:p>514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6" calcext:value-type="float">
            <text:p>516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7" calcext:value-type="float">
            <text:p>517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18" calcext:value-type="float">
            <text:p>518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19" calcext:value-type="float">
            <text:p>519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20" calcext:value-type="float">
            <text:p>520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21" calcext:value-type="float">
            <text:p>521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2" calcext:value-type="float">
            <text:p>522</text:p>
          </table:table-cell>
          <table:table-cell office:value-type="float" office:value="-1.064" calcext:value-type="float">
            <text:p>-1.064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3" calcext:value-type="float">
            <text:p>523</text:p>
          </table:table-cell>
          <table:table-cell office:value-type="float" office:value="-1.064" calcext:value-type="float">
            <text:p>-1.064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4" calcext:value-type="float">
            <text:p>524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5" calcext:value-type="float">
            <text:p>525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6" calcext:value-type="float">
            <text:p>526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7" calcext:value-type="float">
            <text:p>527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9" calcext:value-type="float">
            <text:p>529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0" calcext:value-type="float">
            <text:p>530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1" calcext:value-type="float">
            <text:p>531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3" calcext:value-type="float">
            <text:p>533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4" calcext:value-type="float">
            <text:p>534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5" calcext:value-type="float">
            <text:p>535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6" calcext:value-type="float">
            <text:p>536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7" calcext:value-type="float">
            <text:p>537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8" calcext:value-type="float">
            <text:p>538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9" calcext:value-type="float">
            <text:p>539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40" calcext:value-type="float">
            <text:p>540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1" calcext:value-type="float">
            <text:p>541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2" calcext:value-type="float">
            <text:p>542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3" calcext:value-type="float">
            <text:p>543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4" calcext:value-type="float">
            <text:p>544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5" calcext:value-type="float">
            <text:p>545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6" calcext:value-type="float">
            <text:p>546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7" calcext:value-type="float">
            <text:p>547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8" calcext:value-type="float">
            <text:p>548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9" calcext:value-type="float">
            <text:p>549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50" calcext:value-type="float">
            <text:p>550</text:p>
          </table:table-cell>
          <table:table-cell office:value-type="float" office:value="-0.916" calcext:value-type="float">
            <text:p>-0.91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51" calcext:value-type="float">
            <text:p>551</text:p>
          </table:table-cell>
          <table:table-cell office:value-type="float" office:value="-0.916" calcext:value-type="float">
            <text:p>-0.91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2" calcext:value-type="float">
            <text:p>552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3" calcext:value-type="float">
            <text:p>553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4" calcext:value-type="float">
            <text:p>554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5" calcext:value-type="float">
            <text:p>555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6" calcext:value-type="float">
            <text:p>556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7" calcext:value-type="float">
            <text:p>557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8" calcext:value-type="float">
            <text:p>558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9" calcext:value-type="float">
            <text:p>559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0" calcext:value-type="float">
            <text:p>560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1" calcext:value-type="float">
            <text:p>561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2" calcext:value-type="float">
            <text:p>562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3" calcext:value-type="float">
            <text:p>563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4" calcext:value-type="float">
            <text:p>564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5" calcext:value-type="float">
            <text:p>565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6" calcext:value-type="float">
            <text:p>566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7" calcext:value-type="float">
            <text:p>567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8" calcext:value-type="float">
            <text:p>568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9" calcext:value-type="float">
            <text:p>569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70" calcext:value-type="float">
            <text:p>570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571" calcext:value-type="float">
            <text:p>571</text:p>
          </table:table-cell>
          <table:table-cell office:value-type="float" office:value="-0.0814438037" calcext:value-type="float">
            <text:p>-0.0814438037</text:p>
          </table:table-cell>
          <table:table-cell office:value-type="float" office:value="15.3480061579" calcext:value-type="float">
            <text:p>15.34800615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72" calcext:value-type="float">
            <text:p>572</text:p>
          </table:table-cell>
          <table:table-cell office:value-type="float" office:value="-0.2815938634" calcext:value-type="float">
            <text:p>-0.2815938634</text:p>
          </table:table-cell>
          <table:table-cell office:value-type="float" office:value="4.4390171889" calcext:value-type="float">
            <text:p>4.43901718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73" calcext:value-type="float">
            <text:p>573</text:p>
          </table:table-cell>
          <table:table-cell office:value-type="float" office:value="-0.4258187169" calcext:value-type="float">
            <text:p>-0.4258187169</text:p>
          </table:table-cell>
          <table:table-cell office:value-type="float" office:value="2.9355215035" calcext:value-type="float">
            <text:p>2.93552150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74" calcext:value-type="float">
            <text:p>574</text:p>
          </table:table-cell>
          <table:table-cell office:value-type="float" office:value="-0.5176315224" calcext:value-type="float">
            <text:p>-0.5176315224</text:p>
          </table:table-cell>
          <table:table-cell office:value-type="float" office:value="2.4148452051" calcext:value-type="float">
            <text:p>2.41484520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75" calcext:value-type="float">
            <text:p>575</text:p>
          </table:table-cell>
          <table:table-cell office:value-type="float" office:value="-0.5774866599" calcext:value-type="float">
            <text:p>-0.5774866599</text:p>
          </table:table-cell>
          <table:table-cell office:value-type="float" office:value="2.1645521649" calcext:value-type="float">
            <text:p>2.16455216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76" calcext:value-type="float">
            <text:p>576</text:p>
          </table:table-cell>
          <table:table-cell office:value-type="float" office:value="-0.6185884138" calcext:value-type="float">
            <text:p>-0.6185884138</text:p>
          </table:table-cell>
          <table:table-cell office:value-type="float" office:value="2.0207297327" calcext:value-type="float">
            <text:p>2.02072973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77" calcext:value-type="float">
            <text:p>577</text:p>
          </table:table-cell>
          <table:table-cell office:value-type="float" office:value="-0.6482329778" calcext:value-type="float">
            <text:p>-0.6482329778</text:p>
          </table:table-cell>
          <table:table-cell office:value-type="float" office:value="1.9283190501" calcext:value-type="float">
            <text:p>1.92831905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78" calcext:value-type="float">
            <text:p>578</text:p>
          </table:table-cell>
          <table:table-cell office:value-type="float" office:value="-0.6705039414" calcext:value-type="float">
            <text:p>-0.6705039414</text:p>
          </table:table-cell>
          <table:table-cell office:value-type="float" office:value="1.8642694291" calcext:value-type="float">
            <text:p>1.864269429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79" calcext:value-type="float">
            <text:p>579</text:p>
          </table:table-cell>
          <table:table-cell office:value-type="float" office:value="-0.6877968834" calcext:value-type="float">
            <text:p>-0.6877968834</text:p>
          </table:table-cell>
          <table:table-cell office:value-type="float" office:value="1.817397011" calcext:value-type="float">
            <text:p>1.8173970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80" calcext:value-type="float">
            <text:p>580</text:p>
          </table:table-cell>
          <table:table-cell office:value-type="float" office:value="-0.7015890901" calcext:value-type="float">
            <text:p>-0.7015890901</text:p>
          </table:table-cell>
          <table:table-cell office:value-type="float" office:value="1.7816696663" calcext:value-type="float">
            <text:p>1.78166966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1" calcext:value-type="float">
            <text:p>2.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81" calcext:value-type="float">
            <text:p>581</text:p>
          </table:table-cell>
          <table:table-cell office:value-type="float" office:value="-0.7128337088" calcext:value-type="float">
            <text:p>-0.7128337088</text:p>
          </table:table-cell>
          <table:table-cell office:value-type="float" office:value="1.7535646598" calcext:value-type="float">
            <text:p>1.75356465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1.1538461539" calcext:value-type="float">
            <text:p>1.15384615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2" calcext:value-type="float">
            <text:p>582</text:p>
          </table:table-cell>
          <table:table-cell office:value-type="float" office:value="0.8888380531" calcext:value-type="float">
            <text:p>0.8888380531</text:p>
          </table:table-cell>
          <table:table-cell office:value-type="float" office:value="1.4063304284" calcext:value-type="float">
            <text:p>1.40633042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1.171875" calcext:value-type="float">
            <text:p>1.1718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3" calcext:value-type="float">
            <text:p>583</text:p>
          </table:table-cell>
          <table:table-cell office:value-type="float" office:value="0.8875753795" calcext:value-type="float">
            <text:p>0.8875753795</text:p>
          </table:table-cell>
          <table:table-cell office:value-type="float" office:value="1.4083310881" calcext:value-type="float">
            <text:p>1.40833108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7" calcext:value-type="float">
            <text:p>0.37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4" calcext:value-type="float">
            <text:p>584</text:p>
          </table:table-cell>
          <table:table-cell office:value-type="float" office:value="0.8863250612" calcext:value-type="float">
            <text:p>0.8863250612</text:p>
          </table:table-cell>
          <table:table-cell office:value-type="float" office:value="1.4103177882" calcext:value-type="float">
            <text:p>1.410317788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8" calcext:value-type="float">
            <text:p>0.38</text:p>
          </table:table-cell>
          <table:table-cell office:value-type="float" office:value="1.2096774194" calcext:value-type="float">
            <text:p>1.209677419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5" calcext:value-type="float">
            <text:p>585</text:p>
          </table:table-cell>
          <table:table-cell office:value-type="float" office:value="0.8850869257" calcext:value-type="float">
            <text:p>0.8850869257</text:p>
          </table:table-cell>
          <table:table-cell office:value-type="float" office:value="1.4122906618" calcext:value-type="float">
            <text:p>1.41229066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9" calcext:value-type="float">
            <text:p>0.39</text:p>
          </table:table-cell>
          <table:table-cell office:value-type="float" office:value="1.2295081967" calcext:value-type="float">
            <text:p>1.22950819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6" calcext:value-type="float">
            <text:p>586</text:p>
          </table:table-cell>
          <table:table-cell office:value-type="float" office:value="0.8838608038" calcext:value-type="float">
            <text:p>0.8838608038</text:p>
          </table:table-cell>
          <table:table-cell office:value-type="float" office:value="1.4142498396" calcext:value-type="float">
            <text:p>1.414249839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7" calcext:value-type="float">
            <text:p>587</text:p>
          </table:table-cell>
          <table:table-cell office:value-type="float" office:value="0.8826465299" calcext:value-type="float">
            <text:p>0.8826465299</text:p>
          </table:table-cell>
          <table:table-cell office:value-type="float" office:value="1.4161954505" calcext:value-type="float">
            <text:p>1.41619545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1.2411347518" calcext:value-type="float">
            <text:p>1.241134751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88" calcext:value-type="float">
            <text:p>588</text:p>
          </table:table-cell>
          <table:table-cell office:value-type="float" office:value="-0.2081804256" calcext:value-type="float">
            <text:p>-0.2081804256</text:p>
          </table:table-cell>
          <table:table-cell office:value-type="float" office:value="6.0044069763" calcext:value-type="float">
            <text:p>6.00440697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2" calcext:value-type="float">
            <text:p>0.42</text:p>
          </table:table-cell>
          <table:table-cell office:value-type="float" office:value="1.2323943662" calcext:value-type="float">
            <text:p>1.2323943662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589" calcext:value-type="float">
            <text:p>589</text:p>
          </table:table-cell>
          <table:table-cell office:value-type="float" office:value="-0.2056872239" calcext:value-type="float">
            <text:p>-0.2056872239</text:p>
          </table:table-cell>
          <table:table-cell office:value-type="float" office:value="6.0771883469" calcext:value-type="float">
            <text:p>6.07718834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3" calcext:value-type="float">
            <text:p>0.43</text:p>
          </table:table-cell>
          <table:table-cell office:value-type="float" office:value="1.2237762238" calcext:value-type="float">
            <text:p>1.2237762238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90" calcext:value-type="float">
            <text:p>590</text:p>
          </table:table-cell>
          <table:table-cell office:value-type="float" office:value="-0.2032076887" calcext:value-type="float">
            <text:p>-0.2032076887</text:p>
          </table:table-cell>
          <table:table-cell office:value-type="float" office:value="6.1513420476" calcext:value-type="float">
            <text:p>6.15134204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91" calcext:value-type="float">
            <text:p>591</text:p>
          </table:table-cell>
          <table:table-cell office:value-type="float" office:value="-0.2007423289" calcext:value-type="float">
            <text:p>-0.2007423289</text:p>
          </table:table-cell>
          <table:table-cell office:value-type="float" office:value="6.2268880065" calcext:value-type="float">
            <text:p>6.22688800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1.2068965517" calcext:value-type="float">
            <text:p>1.206896551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92" calcext:value-type="float">
            <text:p>592</text:p>
          </table:table-cell>
          <table:table-cell office:value-type="float" office:value="-0.1982916362" calcext:value-type="float">
            <text:p>-0.1982916362</text:p>
          </table:table-cell>
          <table:table-cell office:value-type="float" office:value="6.3038463154" calcext:value-type="float">
            <text:p>6.303846315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6" calcext:value-type="float">
            <text:p>0.46</text:p>
          </table:table-cell>
          <table:table-cell office:value-type="float" office:value="1.198630137" calcext:value-type="float">
            <text:p>1.19863013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593" calcext:value-type="float">
            <text:p>593</text:p>
          </table:table-cell>
          <table:table-cell office:value-type="float" office:value="-0.1958560855" calcext:value-type="float">
            <text:p>-0.1958560855</text:p>
          </table:table-cell>
          <table:table-cell office:value-type="float" office:value="6.3822372273" calcext:value-type="float">
            <text:p>6.38223722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594" calcext:value-type="float">
            <text:p>594</text:p>
          </table:table-cell>
          <table:table-cell office:value-type="float" office:value="-0.1934361346" calcext:value-type="float">
            <text:p>-0.1934361346</text:p>
          </table:table-cell>
          <table:table-cell office:value-type="float" office:value="6.4620811545" calcext:value-type="float">
            <text:p>6.46208115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1.1824324324" calcext:value-type="float">
            <text:p>1.182432432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595" calcext:value-type="float">
            <text:p>595</text:p>
          </table:table-cell>
          <table:table-cell office:value-type="float" office:value="-0.191032224" calcext:value-type="float">
            <text:p>-0.191032224</text:p>
          </table:table-cell>
          <table:table-cell office:value-type="float" office:value="6.5433986663" calcext:value-type="float">
            <text:p>6.54339866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9" calcext:value-type="float">
            <text:p>0.49</text:p>
          </table:table-cell>
          <table:table-cell office:value-type="float" office:value="1.1744966443" calcext:value-type="float">
            <text:p>1.174496644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596" calcext:value-type="float">
            <text:p>596</text:p>
          </table:table-cell>
          <table:table-cell office:value-type="float" office:value="-0.1886447771" calcext:value-type="float">
            <text:p>-0.1886447771</text:p>
          </table:table-cell>
          <table:table-cell office:value-type="float" office:value="6.6262104861" calcext:value-type="float">
            <text:p>6.626210486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666666667" calcext:value-type="float">
            <text:p>1.1666666667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597" calcext:value-type="float">
            <text:p>597</text:p>
          </table:table-cell>
          <table:table-cell office:value-type="float" office:value="-0.1862741997" calcext:value-type="float">
            <text:p>-0.1862741997</text:p>
          </table:table-cell>
          <table:table-cell office:value-type="float" office:value="6.7105374881" calcext:value-type="float">
            <text:p>6.71053748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1" calcext:value-type="float">
            <text:p>0.51</text:p>
          </table:table-cell>
          <table:table-cell office:value-type="float" office:value="1.1589403974" calcext:value-type="float">
            <text:p>1.1589403974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598" calcext:value-type="float">
            <text:p>598</text:p>
          </table:table-cell>
          <table:table-cell office:value-type="float" office:value="-0.1839208805" calcext:value-type="float">
            <text:p>-0.1839208805</text:p>
          </table:table-cell>
          <table:table-cell office:value-type="float" office:value="6.7964006944" calcext:value-type="float">
            <text:p>6.796400694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2" calcext:value-type="float">
            <text:p>0.52</text:p>
          </table:table-cell>
          <table:table-cell office:value-type="float" office:value="1.1513157895" calcext:value-type="float">
            <text:p>1.1513157895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599" calcext:value-type="float">
            <text:p>599</text:p>
          </table:table-cell>
          <table:table-cell office:value-type="float" office:value="-0.181585191" calcext:value-type="float">
            <text:p>-0.181585191</text:p>
          </table:table-cell>
          <table:table-cell office:value-type="float" office:value="6.8838212703" calcext:value-type="float">
            <text:p>6.88382127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7908497" calcext:value-type="float">
            <text:p>1.1437908497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00" calcext:value-type="float">
            <text:p>600</text:p>
          </table:table-cell>
          <table:table-cell office:value-type="float" office:value="-0.1792674853" calcext:value-type="float">
            <text:p>-0.1792674853</text:p>
          </table:table-cell>
          <table:table-cell office:value-type="float" office:value="6.9728205206" calcext:value-type="float">
            <text:p>6.97282052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4" calcext:value-type="float">
            <text:p>0.54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601" calcext:value-type="float">
            <text:p>601</text:p>
          </table:table-cell>
          <table:table-cell office:value-type="float" office:value="-0.1769681005" calcext:value-type="float">
            <text:p>-0.1769681005</text:p>
          </table:table-cell>
          <table:table-cell office:value-type="float" office:value="7.0634198847" calcext:value-type="float">
            <text:p>7.06341988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1.1290322581" calcext:value-type="float">
            <text:p>1.129032258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-0.1746873567" calcext:value-type="float">
            <text:p>-0.1746873567</text:p>
          </table:table-cell>
          <table:table-cell office:value-type="float" office:value="7.1556409311" calcext:value-type="float">
            <text:p>7.15564093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6" calcext:value-type="float">
            <text:p>0.56</text:p>
          </table:table-cell>
          <table:table-cell office:value-type="float" office:value="1.1217948718" calcext:value-type="float">
            <text:p>1.121794871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603" calcext:value-type="float">
            <text:p>603</text:p>
          </table:table-cell>
          <table:table-cell office:value-type="float" office:value="-0.1724255572" calcext:value-type="float">
            <text:p>-0.1724255572</text:p>
          </table:table-cell>
          <table:table-cell office:value-type="float" office:value="7.249505352" calcext:value-type="float">
            <text:p>7.2495053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146496815" calcext:value-type="float">
            <text:p>1.114649681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604" calcext:value-type="float">
            <text:p>604</text:p>
          </table:table-cell>
          <table:table-cell office:value-type="float" office:value="-0.1701829886" calcext:value-type="float">
            <text:p>-0.1701829886</text:p>
          </table:table-cell>
          <table:table-cell office:value-type="float" office:value="7.3450349568" calcext:value-type="float">
            <text:p>7.34503495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8" calcext:value-type="float">
            <text:p>0.58</text:p>
          </table:table-cell>
          <table:table-cell office:value-type="float" office:value="1.1075949367" calcext:value-type="float">
            <text:p>1.1075949367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605" calcext:value-type="float">
            <text:p>605</text:p>
          </table:table-cell>
          <table:table-cell office:value-type="float" office:value="-0.1679599208" calcext:value-type="float">
            <text:p>-0.1679599208</text:p>
          </table:table-cell>
          <table:table-cell office:value-type="float" office:value="7.4422516652" calcext:value-type="float">
            <text:p>7.44225166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9" calcext:value-type="float">
            <text:p>0.59</text:p>
          </table:table-cell>
          <table:table-cell office:value-type="float" office:value="1.1006289308" calcext:value-type="float">
            <text:p>1.1006289308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606" calcext:value-type="float">
            <text:p>606</text:p>
          </table:table-cell>
          <table:table-cell office:value-type="float" office:value="-0.1657566076" calcext:value-type="float">
            <text:p>-0.1657566076</text:p>
          </table:table-cell>
          <table:table-cell office:value-type="float" office:value="7.5411774999" calcext:value-type="float">
            <text:p>7.541177499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607" calcext:value-type="float">
            <text:p>607</text:p>
          </table:table-cell>
          <table:table-cell office:value-type="float" office:value="-0.1635732869" calcext:value-type="float">
            <text:p>-0.1635732869</text:p>
          </table:table-cell>
          <table:table-cell office:value-type="float" office:value="7.6418345787" calcext:value-type="float">
            <text:p>7.641834578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608" calcext:value-type="float">
            <text:p>608</text:p>
          </table:table-cell>
          <table:table-cell office:value-type="float" office:value="-0.1614101805" calcext:value-type="float">
            <text:p>-0.1614101805</text:p>
          </table:table-cell>
          <table:table-cell office:value-type="float" office:value="7.7442451053" calcext:value-type="float">
            <text:p>7.744245105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  <table:table-cell office:value-type="float" office:value="1.0802469136" calcext:value-type="float">
            <text:p>1.0802469136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609" calcext:value-type="float">
            <text:p>609</text:p>
          </table:table-cell>
          <table:table-cell office:value-type="float" office:value="-0.1592674947" calcext:value-type="float">
            <text:p>-0.1592674947</text:p>
          </table:table-cell>
          <table:table-cell office:value-type="float" office:value="7.8484313606" calcext:value-type="float">
            <text:p>7.84843136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3" calcext:value-type="float">
            <text:p>0.63</text:p>
          </table:table-cell>
          <table:table-cell office:value-type="float" office:value="1.0736196319" calcext:value-type="float">
            <text:p>1.073619631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610" calcext:value-type="float">
            <text:p>610</text:p>
          </table:table-cell>
          <table:table-cell office:value-type="float" office:value="-0.1571454207" calcext:value-type="float">
            <text:p>-0.1571454207</text:p>
          </table:table-cell>
          <table:table-cell office:value-type="float" office:value="7.954415692" calcext:value-type="float">
            <text:p>7.9544156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4" calcext:value-type="float">
            <text:p>0.64</text:p>
          </table:table-cell>
          <table:table-cell office:value-type="float" office:value="1.0670731707" calcext:value-type="float">
            <text:p>1.0670731707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611" calcext:value-type="float">
            <text:p>611</text:p>
          </table:table-cell>
          <table:table-cell office:value-type="float" office:value="-0.1550441345" calcext:value-type="float">
            <text:p>-0.1550441345</text:p>
          </table:table-cell>
          <table:table-cell office:value-type="float" office:value="8.0622205029" calcext:value-type="float">
            <text:p>8.06222050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float" office:value="1.0606060606" calcext:value-type="float">
            <text:p>1.060606060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612" calcext:value-type="float">
            <text:p>612</text:p>
          </table:table-cell>
          <table:table-cell office:value-type="float" office:value="-0.1529637976" calcext:value-type="float">
            <text:p>-0.1529637976</text:p>
          </table:table-cell>
          <table:table-cell office:value-type="float" office:value="8.1718682414" calcext:value-type="float">
            <text:p>8.17186824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168675" calcext:value-type="float">
            <text:p>1.0542168675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613" calcext:value-type="float">
            <text:p>613</text:p>
          </table:table-cell>
          <table:table-cell office:value-type="float" office:value="-0.1509045572" calcext:value-type="float">
            <text:p>-0.1509045572</text:p>
          </table:table-cell>
          <table:table-cell office:value-type="float" office:value="8.2833813871" calcext:value-type="float">
            <text:p>8.28338138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7" calcext:value-type="float">
            <text:p>0.67</text:p>
          </table:table-cell>
          <table:table-cell office:value-type="float" office:value="1.0479041916" calcext:value-type="float">
            <text:p>1.047904191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14" calcext:value-type="float">
            <text:p>614</text:p>
          </table:table-cell>
          <table:table-cell office:value-type="float" office:value="-0.1488665461" calcext:value-type="float">
            <text:p>-0.1488665461</text:p>
          </table:table-cell>
          <table:table-cell office:value-type="float" office:value="8.3967824387" calcext:value-type="float">
            <text:p>8.396782438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8" calcext:value-type="float">
            <text:p>0.68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615" calcext:value-type="float">
            <text:p>615</text:p>
          </table:table-cell>
          <table:table-cell office:value-type="float" office:value="-0.1468498838" calcext:value-type="float">
            <text:p>-0.1468498838</text:p>
          </table:table-cell>
          <table:table-cell office:value-type="float" office:value="8.5120938995" calcext:value-type="float">
            <text:p>8.51209389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9" calcext:value-type="float">
            <text:p>0.69</text:p>
          </table:table-cell>
          <table:table-cell office:value-type="float" office:value="1.0355029586" calcext:value-type="float">
            <text:p>1.0355029586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16" calcext:value-type="float">
            <text:p>616</text:p>
          </table:table-cell>
          <table:table-cell office:value-type="float" office:value="-0.1448546762" calcext:value-type="float">
            <text:p>-0.1448546762</text:p>
          </table:table-cell>
          <table:table-cell office:value-type="float" office:value="8.6293382626" calcext:value-type="float">
            <text:p>8.62933826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.0294117647" calcext:value-type="float">
            <text:p>1.0294117647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617" calcext:value-type="float">
            <text:p>617</text:p>
          </table:table-cell>
          <table:table-cell office:value-type="float" office:value="-0.1428810163" calcext:value-type="float">
            <text:p>-0.1428810163</text:p>
          </table:table-cell>
          <table:table-cell office:value-type="float" office:value="8.7485379947" calcext:value-type="float">
            <text:p>8.74853799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1" calcext:value-type="float">
            <text:p>0.71</text:p>
          </table:table-cell>
          <table:table-cell office:value-type="float" office:value="1.0233918129" calcext:value-type="float">
            <text:p>1.0233918129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618" calcext:value-type="float">
            <text:p>618</text:p>
          </table:table-cell>
          <table:table-cell office:value-type="float" office:value="-0.1409289844" calcext:value-type="float">
            <text:p>-0.1409289844</text:p>
          </table:table-cell>
          <table:table-cell office:value-type="float" office:value="8.8697155197" calcext:value-type="float">
            <text:p>8.869715519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2" calcext:value-type="float">
            <text:p>0.72</text:p>
          </table:table-cell>
          <table:table-cell office:value-type="float" office:value="1.0174418605" calcext:value-type="float">
            <text:p>1.017441860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619" calcext:value-type="float">
            <text:p>619</text:p>
          </table:table-cell>
          <table:table-cell office:value-type="float" office:value="-0.1389986484" calcext:value-type="float">
            <text:p>-0.1389986484</text:p>
          </table:table-cell>
          <table:table-cell office:value-type="float" office:value="8.9928932003" calcext:value-type="float">
            <text:p>8.99289320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3" calcext:value-type="float">
            <text:p>0.73</text:p>
          </table:table-cell>
          <table:table-cell office:value-type="float" office:value="1.0115606936" calcext:value-type="float">
            <text:p>1.0115606936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620" calcext:value-type="float">
            <text:p>620</text:p>
          </table:table-cell>
          <table:table-cell office:value-type="float" office:value="-0.1370900644" calcext:value-type="float">
            <text:p>-0.1370900644</text:p>
          </table:table-cell>
          <table:table-cell office:value-type="float" office:value="9.1180933194" calcext:value-type="float">
            <text:p>9.11809331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57471264" calcext:value-type="float">
            <text:p>1.0057471264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621" calcext:value-type="float">
            <text:p>621</text:p>
          </table:table-cell>
          <table:table-cell office:value-type="float" office:value="-0.1352032767" calcext:value-type="float">
            <text:p>-0.1352032767</text:p>
          </table:table-cell>
          <table:table-cell office:value-type="float" office:value="9.2453380604" calcext:value-type="float">
            <text:p>9.24533806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622" calcext:value-type="float">
            <text:p>622</text:p>
          </table:table-cell>
          <table:table-cell office:value-type="float" office:value="-0.1333383186" calcext:value-type="float">
            <text:p>-0.1333383186</text:p>
          </table:table-cell>
          <table:table-cell office:value-type="float" office:value="9.3746494853" calcext:value-type="float">
            <text:p>9.374649485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6" calcext:value-type="float">
            <text:p>0.76</text:p>
          </table:table-cell>
          <table:table-cell office:value-type="float" office:value="0.9943181818" calcext:value-type="float">
            <text:p>0.9943181818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623" calcext:value-type="float">
            <text:p>623</text:p>
          </table:table-cell>
          <table:table-cell office:value-type="float" office:value="-0.1314952124" calcext:value-type="float">
            <text:p>-0.1314952124</text:p>
          </table:table-cell>
          <table:table-cell office:value-type="float" office:value="9.5060495133" calcext:value-type="float">
            <text:p>9.50604951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7" calcext:value-type="float">
            <text:p>0.77</text:p>
          </table:table-cell>
          <table:table-cell office:value-type="float" office:value="0.988700565" calcext:value-type="float">
            <text:p>0.988700565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624" calcext:value-type="float">
            <text:p>624</text:p>
          </table:table-cell>
          <table:table-cell office:value-type="float" office:value="-0.1296739699" calcext:value-type="float">
            <text:p>-0.1296739699</text:p>
          </table:table-cell>
          <table:table-cell office:value-type="float" office:value="9.6395598971" calcext:value-type="float">
            <text:p>9.63955989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8" calcext:value-type="float">
            <text:p>0.78</text:p>
          </table:table-cell>
          <table:table-cell office:value-type="float" office:value="0.9831460674" calcext:value-type="float">
            <text:p>0.9831460674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625" calcext:value-type="float">
            <text:p>625</text:p>
          </table:table-cell>
          <table:table-cell office:value-type="float" office:value="-0.1278745927" calcext:value-type="float">
            <text:p>-0.1278745927</text:p>
          </table:table-cell>
          <table:table-cell office:value-type="float" office:value="9.7752021983" calcext:value-type="float">
            <text:p>9.77520219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9" calcext:value-type="float">
            <text:p>0.79</text:p>
          </table:table-cell>
          <table:table-cell office:value-type="float" office:value="0.9776536313" calcext:value-type="float">
            <text:p>0.9776536313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626" calcext:value-type="float">
            <text:p>626</text:p>
          </table:table-cell>
          <table:table-cell office:value-type="float" office:value="-0.1260970728" calcext:value-type="float">
            <text:p>-0.1260970728</text:p>
          </table:table-cell>
          <table:table-cell office:value-type="float" office:value="9.9129977617" calcext:value-type="float">
            <text:p>9.912997761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22222222" calcext:value-type="float">
            <text:p>0.9722222222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627" calcext:value-type="float">
            <text:p>627</text:p>
          </table:table-cell>
          <table:table-cell office:value-type="float" office:value="-0.1243413924" calcext:value-type="float">
            <text:p>-0.1243413924</text:p>
          </table:table-cell>
          <table:table-cell office:value-type="float" office:value="10.0529676882" calcext:value-type="float">
            <text:p>10.052967688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1" calcext:value-type="float">
            <text:p>0.81</text:p>
          </table:table-cell>
          <table:table-cell office:value-type="float" office:value="0.9668508287" calcext:value-type="float">
            <text:p>0.9668508287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628" calcext:value-type="float">
            <text:p>628</text:p>
          </table:table-cell>
          <table:table-cell office:value-type="float" office:value="-0.122607525" calcext:value-type="float">
            <text:p>-0.122607525</text:p>
          </table:table-cell>
          <table:table-cell office:value-type="float" office:value="10.1951328062" calcext:value-type="float">
            <text:p>10.195132806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2" calcext:value-type="float">
            <text:p>0.82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629" calcext:value-type="float">
            <text:p>629</text:p>
          </table:table-cell>
          <table:table-cell office:value-type="float" office:value="-0.1208954351" calcext:value-type="float">
            <text:p>-0.1208954351</text:p>
          </table:table-cell>
          <table:table-cell office:value-type="float" office:value="10.3395136423" calcext:value-type="float">
            <text:p>10.33951364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3" calcext:value-type="float">
            <text:p>0.83</text:p>
          </table:table-cell>
          <table:table-cell office:value-type="float" office:value="0.956284153" calcext:value-type="float">
            <text:p>0.956284153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630" calcext:value-type="float">
            <text:p>630</text:p>
          </table:table-cell>
          <table:table-cell office:value-type="float" office:value="-0.1192050789" calcext:value-type="float">
            <text:p>-0.1192050789</text:p>
          </table:table-cell>
          <table:table-cell office:value-type="float" office:value="10.4861303901" calcext:value-type="float">
            <text:p>10.48613039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4" calcext:value-type="float">
            <text:p>0.84</text:p>
          </table:table-cell>
          <table:table-cell office:value-type="float" office:value="0.9510869565" calcext:value-type="float">
            <text:p>0.9510869565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631" calcext:value-type="float">
            <text:p>631</text:p>
          </table:table-cell>
          <table:table-cell office:value-type="float" office:value="-0.1175364045" calcext:value-type="float">
            <text:p>-0.1175364045</text:p>
          </table:table-cell>
          <table:table-cell office:value-type="float" office:value="10.6350028774" calcext:value-type="float">
            <text:p>10.635002877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5" calcext:value-type="float">
            <text:p>0.85</text:p>
          </table:table-cell>
          <table:table-cell office:value-type="float" office:value="0.9459459459" calcext:value-type="float">
            <text:p>0.9459459459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632" calcext:value-type="float">
            <text:p>632</text:p>
          </table:table-cell>
          <table:table-cell office:value-type="float" office:value="-0.1158893524" calcext:value-type="float">
            <text:p>-0.1158893524</text:p>
          </table:table-cell>
          <table:table-cell office:value-type="float" office:value="10.7861505329" calcext:value-type="float">
            <text:p>10.78615053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6" calcext:value-type="float">
            <text:p>0.86</text:p>
          </table:table-cell>
          <table:table-cell office:value-type="float" office:value="0.9408602151" calcext:value-type="float">
            <text:p>0.940860215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633" calcext:value-type="float">
            <text:p>633</text:p>
          </table:table-cell>
          <table:table-cell office:value-type="float" office:value="-0.1142638555" calcext:value-type="float">
            <text:p>-0.1142638555</text:p>
          </table:table-cell>
          <table:table-cell office:value-type="float" office:value="10.9395923505" calcext:value-type="float">
            <text:p>10.93959235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7" calcext:value-type="float">
            <text:p>0.87</text:p>
          </table:table-cell>
          <table:table-cell office:value-type="float" office:value="0.935828877" calcext:value-type="float">
            <text:p>0.935828877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634" calcext:value-type="float">
            <text:p>634</text:p>
          </table:table-cell>
          <table:table-cell office:value-type="float" office:value="-0.1126598399" calcext:value-type="float">
            <text:p>-0.1126598399</text:p>
          </table:table-cell>
          <table:table-cell office:value-type="float" office:value="11.0953468526" calcext:value-type="float">
            <text:p>11.09534685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8" calcext:value-type="float">
            <text:p>0.88</text:p>
          </table:table-cell>
          <table:table-cell office:value-type="float" office:value="0.9308510638" calcext:value-type="float">
            <text:p>0.9308510638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635" calcext:value-type="float">
            <text:p>635</text:p>
          </table:table-cell>
          <table:table-cell office:value-type="float" office:value="-0.1110772246" calcext:value-type="float">
            <text:p>-0.1110772246</text:p>
          </table:table-cell>
          <table:table-cell office:value-type="float" office:value="11.2534320518" calcext:value-type="float">
            <text:p>11.25343205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9" calcext:value-type="float">
            <text:p>0.89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636" calcext:value-type="float">
            <text:p>636</text:p>
          </table:table-cell>
          <table:table-cell office:value-type="float" office:value="-0.1095159225" calcext:value-type="float">
            <text:p>-0.1095159225</text:p>
          </table:table-cell>
          <table:table-cell office:value-type="float" office:value="11.4138654114" calcext:value-type="float">
            <text:p>11.41386541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9210526316" calcext:value-type="float">
            <text:p>0.9210526316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637" calcext:value-type="float">
            <text:p>637</text:p>
          </table:table-cell>
          <table:table-cell office:value-type="float" office:value="-0.1079758401" calcext:value-type="float">
            <text:p>-0.1079758401</text:p>
          </table:table-cell>
          <table:table-cell office:value-type="float" office:value="11.5766638037" calcext:value-type="float">
            <text:p>11.57666380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1" calcext:value-type="float">
            <text:p>0.91</text:p>
          </table:table-cell>
          <table:table-cell office:value-type="float" office:value="0.9162303665" calcext:value-type="float">
            <text:p>0.916230366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638" calcext:value-type="float">
            <text:p>638</text:p>
          </table:table-cell>
          <table:table-cell office:value-type="float" office:value="-0.1064568782" calcext:value-type="float">
            <text:p>-0.1064568782</text:p>
          </table:table-cell>
          <table:table-cell office:value-type="float" office:value="11.7418434671" calcext:value-type="float">
            <text:p>11.74184346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583333" calcext:value-type="float">
            <text:p>0.9114583333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639" calcext:value-type="float">
            <text:p>639</text:p>
          </table:table-cell>
          <table:table-cell office:value-type="float" office:value="-0.104958932" calcext:value-type="float">
            <text:p>-0.104958932</text:p>
          </table:table-cell>
          <table:table-cell office:value-type="float" office:value="11.9094199621" calcext:value-type="float">
            <text:p>11.90941996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3" calcext:value-type="float">
            <text:p>0.93</text:p>
          </table:table-cell>
          <table:table-cell office:value-type="float" office:value="0.9067357513" calcext:value-type="float">
            <text:p>0.9067357513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640" calcext:value-type="float">
            <text:p>640</text:p>
          </table:table-cell>
          <table:table-cell office:value-type="float" office:value="-0.1034818914" calcext:value-type="float">
            <text:p>-0.1034818914</text:p>
          </table:table-cell>
          <table:table-cell office:value-type="float" office:value="12.0794081248" calcext:value-type="float">
            <text:p>12.07940812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4" calcext:value-type="float">
            <text:p>0.94</text:p>
          </table:table-cell>
          <table:table-cell office:value-type="float" office:value="0.9020618557" calcext:value-type="float">
            <text:p>0.9020618557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641" calcext:value-type="float">
            <text:p>641</text:p>
          </table:table-cell>
          <table:table-cell office:value-type="float" office:value="-0.1020256414" calcext:value-type="float">
            <text:p>-0.1020256414</text:p>
          </table:table-cell>
          <table:table-cell office:value-type="float" office:value="12.2518220198" calcext:value-type="float">
            <text:p>12.25182201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 office:value-type="float" office:value="0.8974358974" calcext:value-type="float">
            <text:p>0.8974358974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642" calcext:value-type="float">
            <text:p>642</text:p>
          </table:table-cell>
          <table:table-cell office:value-type="float" office:value="-0.1005900622" calcext:value-type="float">
            <text:p>-0.1005900622</text:p>
          </table:table-cell>
          <table:table-cell office:value-type="float" office:value="12.4266748904" calcext:value-type="float">
            <text:p>12.42667489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643" calcext:value-type="float">
            <text:p>643</text:p>
          </table:table-cell>
          <table:table-cell office:value-type="float" office:value="-0.0991750295" calcext:value-type="float">
            <text:p>-0.0991750295</text:p>
          </table:table-cell>
          <table:table-cell office:value-type="float" office:value="12.6039791086" calcext:value-type="float">
            <text:p>12.60397910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7" calcext:value-type="float">
            <text:p>0.97</text:p>
          </table:table-cell>
          <table:table-cell office:value-type="float" office:value="0.8883248731" calcext:value-type="float">
            <text:p>0.888324873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644" calcext:value-type="float">
            <text:p>644</text:p>
          </table:table-cell>
          <table:table-cell office:value-type="float" office:value="-0.0977804149" calcext:value-type="float">
            <text:p>-0.0977804149</text:p>
          </table:table-cell>
          <table:table-cell office:value-type="float" office:value="12.783746122" calcext:value-type="float">
            <text:p>12.78374612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8" calcext:value-type="float">
            <text:p>0.98</text:p>
          </table:table-cell>
          <table:table-cell office:value-type="float" office:value="0.8838383838" calcext:value-type="float">
            <text:p>0.8838383838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645" calcext:value-type="float">
            <text:p>645</text:p>
          </table:table-cell>
          <table:table-cell office:value-type="float" office:value="-0.096406086" calcext:value-type="float">
            <text:p>-0.096406086</text:p>
          </table:table-cell>
          <table:table-cell office:value-type="float" office:value="12.9659864003" calcext:value-type="float">
            <text:p>12.96598640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9" calcext:value-type="float">
            <text:p>0.99</text:p>
          </table:table-cell>
          <table:table-cell office:value-type="float" office:value="0.8793969849" calcext:value-type="float">
            <text:p>0.8793969849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646" calcext:value-type="float">
            <text:p>646</text:p>
          </table:table-cell>
          <table:table-cell office:value-type="float" office:value="-0.0950519066" calcext:value-type="float">
            <text:p>-0.0950519066</text:p>
          </table:table-cell>
          <table:table-cell office:value-type="float" office:value="13.1507093798" calcext:value-type="float">
            <text:p>13.15070937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647" calcext:value-type="float">
            <text:p>647</text:p>
          </table:table-cell>
          <table:table-cell office:value-type="float" office:value="-0.0937177372" calcext:value-type="float">
            <text:p>-0.0937177372</text:p>
          </table:table-cell>
          <table:table-cell office:value-type="float" office:value="13.3379234063" calcext:value-type="float">
            <text:p>13.33792340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1" calcext:value-type="float">
            <text:p>1.01</text:p>
          </table:table-cell>
          <table:table-cell office:value-type="float" office:value="0.8706467662" calcext:value-type="float">
            <text:p>0.870646766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648" calcext:value-type="float">
            <text:p>648</text:p>
          </table:table-cell>
          <table:table-cell office:value-type="float" office:value="-0.0924034347" calcext:value-type="float">
            <text:p>-0.0924034347</text:p>
          </table:table-cell>
          <table:table-cell office:value-type="float" office:value="13.5276356766" calcext:value-type="float">
            <text:p>13.527635676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2" calcext:value-type="float">
            <text:p>1.02</text:p>
          </table:table-cell>
          <table:table-cell office:value-type="float" office:value="0.8663366337" calcext:value-type="float">
            <text:p>0.8663366337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649" calcext:value-type="float">
            <text:p>649</text:p>
          </table:table-cell>
          <table:table-cell office:value-type="float" office:value="-0.0911088533" calcext:value-type="float">
            <text:p>-0.0911088533</text:p>
          </table:table-cell>
          <table:table-cell office:value-type="float" office:value="13.7198521785" calcext:value-type="float">
            <text:p>13.71985217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3" calcext:value-type="float">
            <text:p>1.03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650" calcext:value-type="float">
            <text:p>650</text:p>
          </table:table-cell>
          <table:table-cell office:value-type="float" office:value="-0.0898338443" calcext:value-type="float">
            <text:p>-0.0898338443</text:p>
          </table:table-cell>
          <table:table-cell office:value-type="float" office:value="13.9145776292" calcext:value-type="float">
            <text:p>13.91457762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31373" calcext:value-type="float">
            <text:p>0.8578431373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651" calcext:value-type="float">
            <text:p>651</text:p>
          </table:table-cell>
          <table:table-cell office:value-type="float" office:value="-0.0885782561" calcext:value-type="float">
            <text:p>-0.0885782561</text:p>
          </table:table-cell>
          <table:table-cell office:value-type="float" office:value="14.1118154127" calcext:value-type="float">
            <text:p>14.11181541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5" calcext:value-type="float">
            <text:p>1.05</text:p>
          </table:table-cell>
          <table:table-cell office:value-type="float" office:value="0.8536585366" calcext:value-type="float">
            <text:p>0.8536585366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652" calcext:value-type="float">
            <text:p>652</text:p>
          </table:table-cell>
          <table:table-cell office:value-type="float" office:value="-0.087341935" calcext:value-type="float">
            <text:p>-0.087341935</text:p>
          </table:table-cell>
          <table:table-cell office:value-type="float" office:value="14.3115675154" calcext:value-type="float">
            <text:p>14.311567515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6" calcext:value-type="float">
            <text:p>1.06</text:p>
          </table:table-cell>
          <table:table-cell office:value-type="float" office:value="0.8495145631" calcext:value-type="float">
            <text:p>0.8495145631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653" calcext:value-type="float">
            <text:p>653</text:p>
          </table:table-cell>
          <table:table-cell office:value-type="float" office:value="-0.0861247249" calcext:value-type="float">
            <text:p>-0.0861247249</text:p>
          </table:table-cell>
          <table:table-cell office:value-type="float" office:value="14.5138344606" calcext:value-type="float">
            <text:p>14.51383446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7" calcext:value-type="float">
            <text:p>1.07</text:p>
          </table:table-cell>
          <table:table-cell office:value-type="float" office:value="0.845410628" calcext:value-type="float">
            <text:p>0.845410628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654" calcext:value-type="float">
            <text:p>654</text:p>
          </table:table-cell>
          <table:table-cell office:value-type="float" office:value="-0.0849264676" calcext:value-type="float">
            <text:p>-0.0849264676</text:p>
          </table:table-cell>
          <table:table-cell office:value-type="float" office:value="14.7186152418" calcext:value-type="float">
            <text:p>14.71861524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8" calcext:value-type="float">
            <text:p>1.08</text:p>
          </table:table-cell>
          <table:table-cell office:value-type="float" office:value="0.8413461538" calcext:value-type="float">
            <text:p>0.8413461538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655" calcext:value-type="float">
            <text:p>655</text:p>
          </table:table-cell>
          <table:table-cell office:value-type="float" office:value="-0.083747003" calcext:value-type="float">
            <text:p>-0.083747003</text:p>
          </table:table-cell>
          <table:table-cell office:value-type="float" office:value="14.9259072549" calcext:value-type="float">
            <text:p>14.92590725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9" calcext:value-type="float">
            <text:p>1.09</text:p>
          </table:table-cell>
          <table:table-cell office:value-type="float" office:value="0.8373205742" calcext:value-type="float">
            <text:p>0.8373205742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656" calcext:value-type="float">
            <text:p>656</text:p>
          </table:table-cell>
          <table:table-cell office:value-type="float" office:value="-0.0825861695" calcext:value-type="float">
            <text:p>-0.0825861695</text:p>
          </table:table-cell>
          <table:table-cell office:value-type="float" office:value="15.1357062293" calcext:value-type="float">
            <text:p>15.1357062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657" calcext:value-type="float">
            <text:p>657</text:p>
          </table:table-cell>
          <table:table-cell office:value-type="float" office:value="-0.0814438037" calcext:value-type="float">
            <text:p>-0.0814438037</text:p>
          </table:table-cell>
          <table:table-cell office:value-type="float" office:value="15.3480061579" calcext:value-type="float">
            <text:p>15.34800615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1" calcext:value-type="float">
            <text:p>1.11</text:p>
          </table:table-cell>
          <table:table-cell office:value-type="float" office:value="0.8293838863" calcext:value-type="float">
            <text:p>0.8293838863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658" calcext:value-type="float">
            <text:p>658</text:p>
          </table:table-cell>
          <table:table-cell office:value-type="float" office:value="-0.0803197408" calcext:value-type="float">
            <text:p>-0.0803197408</text:p>
          </table:table-cell>
          <table:table-cell office:value-type="float" office:value="15.5627992262" calcext:value-type="float">
            <text:p>15.562799226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2" calcext:value-type="float">
            <text:p>1.12</text:p>
          </table:table-cell>
          <table:table-cell office:value-type="float" office:value="0.8254716981" calcext:value-type="float">
            <text:p>0.8254716981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659" calcext:value-type="float">
            <text:p>659</text:p>
          </table:table-cell>
          <table:table-cell office:value-type="float" office:value="-0.079213815" calcext:value-type="float">
            <text:p>-0.079213815</text:p>
          </table:table-cell>
          <table:table-cell office:value-type="float" office:value="15.7800757413" calcext:value-type="float">
            <text:p>15.78007574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3" calcext:value-type="float">
            <text:p>1.13</text:p>
          </table:table-cell>
          <table:table-cell office:value-type="float" office:value="0.8215962441" calcext:value-type="float">
            <text:p>0.8215962441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660" calcext:value-type="float">
            <text:p>660</text:p>
          </table:table-cell>
          <table:table-cell office:value-type="float" office:value="-0.0781258591" calcext:value-type="float">
            <text:p>-0.0781258591</text:p>
          </table:table-cell>
          <table:table-cell office:value-type="float" office:value="15.9998240593" calcext:value-type="float">
            <text:p>15.99982405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4" calcext:value-type="float">
            <text:p>1.14</text:p>
          </table:table-cell>
          <table:table-cell office:value-type="float" office:value="0.8177570093" calcext:value-type="float">
            <text:p>0.8177570093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661" calcext:value-type="float">
            <text:p>661</text:p>
          </table:table-cell>
          <table:table-cell office:value-type="float" office:value="-0.0770557051" calcext:value-type="float">
            <text:p>-0.0770557051</text:p>
          </table:table-cell>
          <table:table-cell office:value-type="float" office:value="16.2220305129" calcext:value-type="float">
            <text:p>16.2220305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5" calcext:value-type="float">
            <text:p>1.15</text:p>
          </table:table-cell>
          <table:table-cell office:value-type="float" office:value="0.8139534884" calcext:value-type="float">
            <text:p>0.8139534884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662" calcext:value-type="float">
            <text:p>662</text:p>
          </table:table-cell>
          <table:table-cell office:value-type="float" office:value="-0.0760031842" calcext:value-type="float">
            <text:p>-0.0760031842</text:p>
          </table:table-cell>
          <table:table-cell office:value-type="float" office:value="16.4466793384" calcext:value-type="float">
            <text:p>16.44667933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1851852" calcext:value-type="float">
            <text:p>0.810185185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663" calcext:value-type="float">
            <text:p>663</text:p>
          </table:table-cell>
          <table:table-cell office:value-type="float" office:value="-0.0749681268" calcext:value-type="float">
            <text:p>-0.0749681268</text:p>
          </table:table-cell>
          <table:table-cell office:value-type="float" office:value="16.6737526027" calcext:value-type="float">
            <text:p>16.67375260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7" calcext:value-type="float">
            <text:p>1.17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664" calcext:value-type="float">
            <text:p>664</text:p>
          </table:table-cell>
          <table:table-cell office:value-type="float" office:value="-0.0739503628" calcext:value-type="float">
            <text:p>-0.0739503628</text:p>
          </table:table-cell>
          <table:table-cell office:value-type="float" office:value="16.90323013" calcext:value-type="float">
            <text:p>16.903230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8" calcext:value-type="float">
            <text:p>1.18</text:p>
          </table:table-cell>
          <table:table-cell office:value-type="float" office:value="0.8027522936" calcext:value-type="float">
            <text:p>0.8027522936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665" calcext:value-type="float">
            <text:p>665</text:p>
          </table:table-cell>
          <table:table-cell office:value-type="float" office:value="-0.0729497214" calcext:value-type="float">
            <text:p>-0.0729497214</text:p>
          </table:table-cell>
          <table:table-cell office:value-type="float" office:value="17.135089429" calcext:value-type="float">
            <text:p>17.1350894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9" calcext:value-type="float">
            <text:p>1.19</text:p>
          </table:table-cell>
          <table:table-cell office:value-type="float" office:value="0.799086758" calcext:value-type="float">
            <text:p>0.799086758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666" calcext:value-type="float">
            <text:p>666</text:p>
          </table:table-cell>
          <table:table-cell office:value-type="float" office:value="-0.0719660318" calcext:value-type="float">
            <text:p>-0.0719660318</text:p>
          </table:table-cell>
          <table:table-cell office:value-type="float" office:value="17.3693056202" calcext:value-type="float">
            <text:p>17.36930562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0.795454545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667" calcext:value-type="float">
            <text:p>667</text:p>
          </table:table-cell>
          <table:table-cell office:value-type="float" office:value="-0.0709991226" calcext:value-type="float">
            <text:p>-0.0709991226</text:p>
          </table:table-cell>
          <table:table-cell office:value-type="float" office:value="17.605851364" calcext:value-type="float">
            <text:p>17.6058513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0.7918552036" calcext:value-type="float">
            <text:p>0.7918552036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668" calcext:value-type="float">
            <text:p>668</text:p>
          </table:table-cell>
          <table:table-cell office:value-type="float" office:value="-0.0700488226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69" calcext:value-type="float">
            <text:p>669</text:p>
          </table:table-cell>
          <table:table-cell office:value-type="float" office:value="0.8128738786" calcext:value-type="float">
            <text:p>0.8128738786</text:p>
          </table:table-cell>
          <table:table-cell office:value-type="float" office:value="1.5377539283" calcext:value-type="float">
            <text:p>1.53775392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2443438914" calcext:value-type="float">
            <text:p>1.2443438914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670" calcext:value-type="float">
            <text:p>670</text:p>
          </table:table-cell>
          <table:table-cell office:value-type="float" office:value="-0.0700488226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882882883" calcext:value-type="float">
            <text:p>0.7882882883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671" calcext:value-type="float">
            <text:p>671</text:p>
          </table:table-cell>
          <table:table-cell office:value-type="float" office:value="-0.0691149603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2" calcext:value-type="float">
            <text:p>672</text:p>
          </table:table-cell>
          <table:table-cell office:value-type="float" office:value="0.8122706755" calcext:value-type="float">
            <text:p>0.8122706755</text:p>
          </table:table-cell>
          <table:table-cell office:value-type="float" office:value="1.5388958849" calcext:value-type="float">
            <text:p>1.53889588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2387387387" calcext:value-type="float">
            <text:p>1.2387387387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673" calcext:value-type="float">
            <text:p>673</text:p>
          </table:table-cell>
          <table:table-cell office:value-type="float" office:value="-0.0691149603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0.7847533632" calcext:value-type="float">
            <text:p>0.7847533632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674" calcext:value-type="float">
            <text:p>674</text:p>
          </table:table-cell>
          <table:table-cell office:value-type="float" office:value="-0.0681973642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5" calcext:value-type="float">
            <text:p>675</text:p>
          </table:table-cell>
          <table:table-cell office:value-type="float" office:value="0.8116721095" calcext:value-type="float">
            <text:p>0.8116721095</text:p>
          </table:table-cell>
          <table:table-cell office:value-type="float" office:value="1.5400307407" calcext:value-type="float">
            <text:p>1.54003074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2331838565" calcext:value-type="float">
            <text:p>1.2331838565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676" calcext:value-type="float">
            <text:p>676</text:p>
          </table:table-cell>
          <table:table-cell office:value-type="float" office:value="-0.0681973642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677" calcext:value-type="float">
            <text:p>677</text:p>
          </table:table-cell>
          <table:table-cell office:value-type="float" office:value="-0.0672958632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8" calcext:value-type="float">
            <text:p>678</text:p>
          </table:table-cell>
          <table:table-cell office:value-type="float" office:value="0.8110781369" calcext:value-type="float">
            <text:p>0.8110781369</text:p>
          </table:table-cell>
          <table:table-cell office:value-type="float" office:value="1.5411585434" calcext:value-type="float">
            <text:p>1.5411585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2276785714" calcext:value-type="float">
            <text:p>1.2276785714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679" calcext:value-type="float">
            <text:p>679</text:p>
          </table:table-cell>
          <table:table-cell office:value-type="float" office:value="-0.0672958632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777778" calcext:value-type="float">
            <text:p>0.7777777778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680" calcext:value-type="float">
            <text:p>680</text:p>
          </table:table-cell>
          <table:table-cell office:value-type="float" office:value="-0.0664102862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1" calcext:value-type="float">
            <text:p>681</text:p>
          </table:table-cell>
          <table:table-cell office:value-type="float" office:value="0.8104887147" calcext:value-type="float">
            <text:p>0.8104887147</text:p>
          </table:table-cell>
          <table:table-cell office:value-type="float" office:value="1.54227934" calcext:value-type="float">
            <text:p>1.542279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682" calcext:value-type="float">
            <text:p>682</text:p>
          </table:table-cell>
          <table:table-cell office:value-type="float" office:value="-0.0664102862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7743362832" calcext:value-type="float">
            <text:p>0.7743362832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683" calcext:value-type="float">
            <text:p>683</text:p>
          </table:table-cell>
          <table:table-cell office:value-type="float" office:value="-0.0655404623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4" calcext:value-type="float">
            <text:p>684</text:p>
          </table:table-cell>
          <table:table-cell office:value-type="float" office:value="0.8099038006" calcext:value-type="float">
            <text:p>0.8099038006</text:p>
          </table:table-cell>
          <table:table-cell office:value-type="float" office:value="1.5433931772" calcext:value-type="float">
            <text:p>1.54339317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1.2168141593" calcext:value-type="float">
            <text:p>1.2168141593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685" calcext:value-type="float">
            <text:p>685</text:p>
          </table:table-cell>
          <table:table-cell office:value-type="float" office:value="-0.0655404623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7709251101" calcext:value-type="float">
            <text:p>0.7709251101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686" calcext:value-type="float">
            <text:p>686</text:p>
          </table:table-cell>
          <table:table-cell office:value-type="float" office:value="-0.0646862212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7" calcext:value-type="float">
            <text:p>687</text:p>
          </table:table-cell>
          <table:table-cell office:value-type="float" office:value="0.8093233525" calcext:value-type="float">
            <text:p>0.8093233525</text:p>
          </table:table-cell>
          <table:table-cell office:value-type="float" office:value="1.5445001014" calcext:value-type="float">
            <text:p>1.54450010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1.2114537445" calcext:value-type="float">
            <text:p>1.2114537445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688" calcext:value-type="float">
            <text:p>688</text:p>
          </table:table-cell>
          <table:table-cell office:value-type="float" office:value="-0.0646862212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7675438596" calcext:value-type="float">
            <text:p>0.7675438596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689" calcext:value-type="float">
            <text:p>689</text:p>
          </table:table-cell>
          <table:table-cell office:value-type="float" office:value="-0.0638473928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0" calcext:value-type="float">
            <text:p>690</text:p>
          </table:table-cell>
          <table:table-cell office:value-type="float" office:value="0.8087473291" calcext:value-type="float">
            <text:p>0.8087473291</text:p>
          </table:table-cell>
          <table:table-cell office:value-type="float" office:value="1.5456001584" calcext:value-type="float">
            <text:p>1.54560015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1.2061403509" calcext:value-type="float">
            <text:p>1.2061403509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691" calcext:value-type="float">
            <text:p>691</text:p>
          </table:table-cell>
          <table:table-cell office:value-type="float" office:value="-0.0638473928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1921397" calcext:value-type="float">
            <text:p>0.7641921397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692" calcext:value-type="float">
            <text:p>692</text:p>
          </table:table-cell>
          <table:table-cell office:value-type="float" office:value="-0.0630238078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3" calcext:value-type="float">
            <text:p>693</text:p>
          </table:table-cell>
          <table:table-cell office:value-type="float" office:value="0.8081756896" calcext:value-type="float">
            <text:p>0.8081756896</text:p>
          </table:table-cell>
          <table:table-cell office:value-type="float" office:value="1.5466933936" calcext:value-type="float">
            <text:p>1.546693393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008733625" calcext:value-type="float">
            <text:p>1.2008733625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694" calcext:value-type="float">
            <text:p>694</text:p>
          </table:table-cell>
          <table:table-cell office:value-type="float" office:value="-0.0630238078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695" calcext:value-type="float">
            <text:p>695</text:p>
          </table:table-cell>
          <table:table-cell office:value-type="float" office:value="-0.0622152972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6" calcext:value-type="float">
            <text:p>696</text:p>
          </table:table-cell>
          <table:table-cell office:value-type="float" office:value="0.8076083936" calcext:value-type="float">
            <text:p>0.8076083936</text:p>
          </table:table-cell>
          <table:table-cell office:value-type="float" office:value="1.547779852" calcext:value-type="float">
            <text:p>1.5477798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697" calcext:value-type="float">
            <text:p>697</text:p>
          </table:table-cell>
          <table:table-cell office:value-type="float" office:value="-0.0622152972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7575757576" calcext:value-type="float">
            <text:p>0.7575757576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698" calcext:value-type="float">
            <text:p>698</text:p>
          </table:table-cell>
          <table:table-cell office:value-type="float" office:value="-0.0614216927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9" calcext:value-type="float">
            <text:p>699</text:p>
          </table:table-cell>
          <table:table-cell office:value-type="float" office:value="0.8070454013" calcext:value-type="float">
            <text:p>0.8070454013</text:p>
          </table:table-cell>
          <table:table-cell office:value-type="float" office:value="1.5488595785" calcext:value-type="float">
            <text:p>1.54885957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700" calcext:value-type="float">
            <text:p>700</text:p>
          </table:table-cell>
          <table:table-cell office:value-type="float" office:value="-0.0614216927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01" calcext:value-type="float">
            <text:p>701</text:p>
          </table:table-cell>
          <table:table-cell office:value-type="float" office:value="0.8064866732" calcext:value-type="float">
            <text:p>0.8064866732</text:p>
          </table:table-cell>
          <table:table-cell office:value-type="float" office:value="1.5499326171" calcext:value-type="float">
            <text:p>1.54993261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1.1853448276" calcext:value-type="float">
            <text:p>1.1853448276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702" calcext:value-type="float">
            <text:p>702</text:p>
          </table:table-cell>
          <table:table-cell office:value-type="float" office:value="-0.0606428266" calcext:value-type="float">
            <text:p>-0.0606428266</text:p>
          </table:table-cell>
          <table:table-cell office:value-type="float" office:value="20.6124956507" calcext:value-type="float">
            <text:p>20.61249565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802575107" calcext:value-type="float">
            <text:p>1.1802575107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703" calcext:value-type="float">
            <text:p>703</text:p>
          </table:table-cell>
          <table:table-cell office:value-type="float" office:value="-0.0598785322" calcext:value-type="float">
            <text:p>-0.0598785322</text:p>
          </table:table-cell>
          <table:table-cell office:value-type="float" office:value="20.8755952141" calcext:value-type="float">
            <text:p>20.87559521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4" calcext:value-type="float">
            <text:p>1.34</text:p>
          </table:table-cell>
          <table:table-cell office:value-type="float" office:value="1.1752136752" calcext:value-type="float">
            <text:p>1.1752136752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704" calcext:value-type="float">
            <text:p>704</text:p>
          </table:table-cell>
          <table:table-cell office:value-type="float" office:value="-0.0591286433" calcext:value-type="float">
            <text:p>-0.0591286433</text:p>
          </table:table-cell>
          <table:table-cell office:value-type="float" office:value="21.1403463867" calcext:value-type="float">
            <text:p>21.14034638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5" calcext:value-type="float">
            <text:p>1.35</text:p>
          </table:table-cell>
          <table:table-cell office:value-type="float" office:value="1.170212766" calcext:value-type="float">
            <text:p>1.170212766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705" calcext:value-type="float">
            <text:p>705</text:p>
          </table:table-cell>
          <table:table-cell office:value-type="float" office:value="-0.0583929946" calcext:value-type="float">
            <text:p>-0.0583929946</text:p>
          </table:table-cell>
          <table:table-cell office:value-type="float" office:value="21.4066774434" calcext:value-type="float">
            <text:p>21.4066774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6" calcext:value-type="float">
            <text:p>1.36</text:p>
          </table:table-cell>
          <table:table-cell office:value-type="float" office:value="1.1652542373" calcext:value-type="float">
            <text:p>1.1652542373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706" calcext:value-type="float">
            <text:p>706</text:p>
          </table:table-cell>
          <table:table-cell office:value-type="float" office:value="-0.0576714218" calcext:value-type="float">
            <text:p>-0.0576714218</text:p>
          </table:table-cell>
          <table:table-cell office:value-type="float" office:value="21.6745133381" calcext:value-type="float">
            <text:p>21.67451333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1.1538461539" calcext:value-type="float">
            <text:p>1.153846153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07" calcext:value-type="float">
            <text:p>707</text:p>
          </table:table-cell>
          <table:table-cell office:value-type="float" office:value="1.4135998167" calcext:value-type="float">
            <text:p>1.4135998167</text:p>
          </table:table-cell>
          <table:table-cell office:value-type="float" office:value="0.8842672341" calcext:value-type="float">
            <text:p>0.88426723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office:value-type="float" office:value="1.171875" calcext:value-type="float">
            <text:p>1.17187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08" calcext:value-type="float">
            <text:p>708</text:p>
          </table:table-cell>
          <table:table-cell office:value-type="float" office:value="1.4103509955" calcext:value-type="float">
            <text:p>1.4103509955</text:p>
          </table:table-cell>
          <table:table-cell office:value-type="float" office:value="0.8863041924" calcext:value-type="float">
            <text:p>0.886304192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09" calcext:value-type="float">
            <text:p>709</text:p>
          </table:table-cell>
          <table:table-cell office:value-type="float" office:value="1.4071520064" calcext:value-type="float">
            <text:p>1.4071520064</text:p>
          </table:table-cell>
          <table:table-cell office:value-type="float" office:value="0.8883190973" calcext:value-type="float">
            <text:p>0.88831909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1.2096774194" calcext:value-type="float">
            <text:p>1.209677419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0" calcext:value-type="float">
            <text:p>710</text:p>
          </table:table-cell>
          <table:table-cell office:value-type="float" office:value="1.4040017646" calcext:value-type="float">
            <text:p>1.4040017646</text:p>
          </table:table-cell>
          <table:table-cell office:value-type="float" office:value="0.8903122713" calcext:value-type="float">
            <text:p>0.89031227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9" calcext:value-type="float">
            <text:p>0.39</text:p>
          </table:table-cell>
          <table:table-cell office:value-type="float" office:value="1.2295081967" calcext:value-type="float">
            <text:p>1.229508196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1" calcext:value-type="float">
            <text:p>711</text:p>
          </table:table-cell>
          <table:table-cell office:value-type="float" office:value="1.4008992189" calcext:value-type="float">
            <text:p>1.4008992189</text:p>
          </table:table-cell>
          <table:table-cell office:value-type="float" office:value="0.8922840295" calcext:value-type="float">
            <text:p>0.89228402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2" calcext:value-type="float">
            <text:p>712</text:p>
          </table:table-cell>
          <table:table-cell office:value-type="float" office:value="1.3978433503" calcext:value-type="float">
            <text:p>1.3978433503</text:p>
          </table:table-cell>
          <table:table-cell office:value-type="float" office:value="0.8942346792" calcext:value-type="float">
            <text:p>0.89423467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1.2411347518" calcext:value-type="float">
            <text:p>1.241134751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13" calcext:value-type="float">
            <text:p>713</text:p>
          </table:table-cell>
          <table:table-cell office:value-type="float" office:value="-0.930633992" calcext:value-type="float">
            <text:p>-0.930633992</text:p>
          </table:table-cell>
          <table:table-cell office:value-type="float" office:value="1.3431703664" calcext:value-type="float">
            <text:p>1.34317036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1.2323943662" calcext:value-type="float">
            <text:p>1.232394366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14" calcext:value-type="float">
            <text:p>714</text:p>
          </table:table-cell>
          <table:table-cell office:value-type="float" office:value="-0.9169259399" calcext:value-type="float">
            <text:p>-0.9169259399</text:p>
          </table:table-cell>
          <table:table-cell office:value-type="float" office:value="1.3632507771" calcext:value-type="float">
            <text:p>1.36325077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1.2237762238" calcext:value-type="float">
            <text:p>1.223776223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5" calcext:value-type="float">
            <text:p>715</text:p>
          </table:table-cell>
          <table:table-cell office:value-type="float" office:value="-0.9034654047" calcext:value-type="float">
            <text:p>-0.9034654047</text:p>
          </table:table-cell>
          <table:table-cell office:value-type="float" office:value="1.3835615547" calcext:value-type="float">
            <text:p>1.38356155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6" calcext:value-type="float">
            <text:p>716</text:p>
          </table:table-cell>
          <table:table-cell office:value-type="float" office:value="-0.890253499" calcext:value-type="float">
            <text:p>-0.890253499</text:p>
          </table:table-cell>
          <table:table-cell office:value-type="float" office:value="1.4040944533" calcext:value-type="float">
            <text:p>1.40409445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1.2068965517" calcext:value-type="float">
            <text:p>1.206896551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7" calcext:value-type="float">
            <text:p>717</text:p>
          </table:table-cell>
          <table:table-cell office:value-type="float" office:value="-0.8772907055" calcext:value-type="float">
            <text:p>-0.8772907055</text:p>
          </table:table-cell>
          <table:table-cell office:value-type="float" office:value="1.4248412667" calcext:value-type="float">
            <text:p>1.42484126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1.198630137" calcext:value-type="float">
            <text:p>1.1986301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18" calcext:value-type="float">
            <text:p>718</text:p>
          </table:table-cell>
          <table:table-cell office:value-type="float" office:value="-0.8645769289" calcext:value-type="float">
            <text:p>-0.8645769289</text:p>
          </table:table-cell>
          <table:table-cell office:value-type="float" office:value="1.4457938424" calcext:value-type="float">
            <text:p>1.445793842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19" calcext:value-type="float">
            <text:p>719</text:p>
          </table:table-cell>
          <table:table-cell office:value-type="float" office:value="-0.852111546" calcext:value-type="float">
            <text:p>-0.852111546</text:p>
          </table:table-cell>
          <table:table-cell office:value-type="float" office:value="1.4669440942" calcext:value-type="float">
            <text:p>1.46694409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1.1824324324" calcext:value-type="float">
            <text:p>1.18243243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-0.8398934539" calcext:value-type="float">
            <text:p>-0.8398934539</text:p>
          </table:table-cell>
          <table:table-cell office:value-type="float" office:value="1.4882840129" calcext:value-type="float">
            <text:p>1.4882840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1.1744966443" calcext:value-type="float">
            <text:p>1.174496644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1" calcext:value-type="float">
            <text:p>721</text:p>
          </table:table-cell>
          <table:table-cell office:value-type="float" office:value="-0.8279211154" calcext:value-type="float">
            <text:p>-0.8279211154</text:p>
          </table:table-cell>
          <table:table-cell office:value-type="float" office:value="1.5098056769" calcext:value-type="float">
            <text:p>1.50980567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666666667" calcext:value-type="float">
            <text:p>1.16666666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22" calcext:value-type="float">
            <text:p>722</text:p>
          </table:table-cell>
          <table:table-cell office:value-type="float" office:value="-0.8161926028" calcext:value-type="float">
            <text:p>-0.8161926028</text:p>
          </table:table-cell>
          <table:table-cell office:value-type="float" office:value="1.5315012606" calcext:value-type="float">
            <text:p>1.53150126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1.1589403974" calcext:value-type="float">
            <text:p>1.158940397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23" calcext:value-type="float">
            <text:p>723</text:p>
          </table:table-cell>
          <table:table-cell office:value-type="float" office:value="-0.804705639" calcext:value-type="float">
            <text:p>-0.804705639</text:p>
          </table:table-cell>
          <table:table-cell office:value-type="float" office:value="1.5533630428" calcext:value-type="float">
            <text:p>1.55336304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1.1513157895" calcext:value-type="float">
            <text:p>1.151315789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24" calcext:value-type="float">
            <text:p>724</text:p>
          </table:table-cell>
          <table:table-cell office:value-type="float" office:value="-0.7934576366" calcext:value-type="float">
            <text:p>-0.7934576366</text:p>
          </table:table-cell>
          <table:table-cell office:value-type="float" office:value="1.5753834136" calcext:value-type="float">
            <text:p>1.575383413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7908497" calcext:value-type="float">
            <text:p>1.143790849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25" calcext:value-type="float">
            <text:p>725</text:p>
          </table:table-cell>
          <table:table-cell office:value-type="float" office:value="-0.7824457334" calcext:value-type="float">
            <text:p>-0.7824457334</text:p>
          </table:table-cell>
          <table:table-cell office:value-type="float" office:value="1.5975548805" calcext:value-type="float">
            <text:p>1.59755488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26" calcext:value-type="float">
            <text:p>726</text:p>
          </table:table-cell>
          <table:table-cell office:value-type="float" office:value="-0.7716668268" calcext:value-type="float">
            <text:p>-0.7716668268</text:p>
          </table:table-cell>
          <table:table-cell office:value-type="float" office:value="1.6198700741" calcext:value-type="float">
            <text:p>1.61987007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1.1290322581" calcext:value-type="float">
            <text:p>1.129032258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27" calcext:value-type="float">
            <text:p>727</text:p>
          </table:table-cell>
          <table:table-cell office:value-type="float" office:value="-0.7611176054" calcext:value-type="float">
            <text:p>-0.7611176054</text:p>
          </table:table-cell>
          <table:table-cell office:value-type="float" office:value="1.6423217531" calcext:value-type="float">
            <text:p>1.64232175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1.1217948718" calcext:value-type="float">
            <text:p>1.121794871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28" calcext:value-type="float">
            <text:p>728</text:p>
          </table:table-cell>
          <table:table-cell office:value-type="float" office:value="-0.7507945773" calcext:value-type="float">
            <text:p>-0.7507945773</text:p>
          </table:table-cell>
          <table:table-cell office:value-type="float" office:value="1.6649028079" calcext:value-type="float">
            <text:p>1.66490280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146496815" calcext:value-type="float">
            <text:p>1.114649681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29" calcext:value-type="float">
            <text:p>729</text:p>
          </table:table-cell>
          <table:table-cell office:value-type="float" office:value="-0.7406940979" calcext:value-type="float">
            <text:p>-0.7406940979</text:p>
          </table:table-cell>
          <table:table-cell office:value-type="float" office:value="1.6876062649" calcext:value-type="float">
            <text:p>1.68760626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1.1075949367" calcext:value-type="float">
            <text:p>1.107594936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30" calcext:value-type="float">
            <text:p>730</text:p>
          </table:table-cell>
          <table:table-cell office:value-type="float" office:value="-0.7308123939" calcext:value-type="float">
            <text:p>-0.7308123939</text:p>
          </table:table-cell>
          <table:table-cell office:value-type="float" office:value="1.7104252889" calcext:value-type="float">
            <text:p>1.71042528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1.1006289308" calcext:value-type="float">
            <text:p>1.100628930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31" calcext:value-type="float">
            <text:p>731</text:p>
          </table:table-cell>
          <table:table-cell office:value-type="float" office:value="-0.7211455864" calcext:value-type="float">
            <text:p>-0.7211455864</text:p>
          </table:table-cell>
          <table:table-cell office:value-type="float" office:value="1.7333531864" calcext:value-type="float">
            <text:p>1.73335318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32" calcext:value-type="float">
            <text:p>732</text:p>
          </table:table-cell>
          <table:table-cell office:value-type="float" office:value="-0.7116897113" calcext:value-type="float">
            <text:p>-0.7116897113</text:p>
          </table:table-cell>
          <table:table-cell office:value-type="float" office:value="1.7563834073" calcext:value-type="float">
            <text:p>1.75638340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33" calcext:value-type="float">
            <text:p>733</text:p>
          </table:table-cell>
          <table:table-cell office:value-type="float" office:value="-0.7024407383" calcext:value-type="float">
            <text:p>-0.7024407383</text:p>
          </table:table-cell>
          <table:table-cell office:value-type="float" office:value="1.7795095471" calcext:value-type="float">
            <text:p>1.77950954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1.0802469136" calcext:value-type="float">
            <text:p>1.08024691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34" calcext:value-type="float">
            <text:p>734</text:p>
          </table:table-cell>
          <table:table-cell office:value-type="float" office:value="-0.693394588" calcext:value-type="float">
            <text:p>-0.693394588</text:p>
          </table:table-cell>
          <table:table-cell office:value-type="float" office:value="1.802725348" calcext:value-type="float">
            <text:p>1.8027253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3" calcext:value-type="float">
            <text:p>0.63</text:p>
          </table:table-cell>
          <table:table-cell office:value-type="float" office:value="1.0736196319" calcext:value-type="float">
            <text:p>1.073619631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35" calcext:value-type="float">
            <text:p>735</text:p>
          </table:table-cell>
          <table:table-cell office:value-type="float" office:value="-0.6845471477" calcext:value-type="float">
            <text:p>-0.6845471477</text:p>
          </table:table-cell>
          <table:table-cell office:value-type="float" office:value="1.8260247001" calcext:value-type="float">
            <text:p>1.82602470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1.0670731707" calcext:value-type="float">
            <text:p>1.067073170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36" calcext:value-type="float">
            <text:p>736</text:p>
          </table:table-cell>
          <table:table-cell office:value-type="float" office:value="-0.6758942846" calcext:value-type="float">
            <text:p>-0.6758942846</text:p>
          </table:table-cell>
          <table:table-cell office:value-type="float" office:value="1.8494016423" calcext:value-type="float">
            <text:p>1.84940164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float" office:value="1.0606060606" calcext:value-type="float">
            <text:p>1.060606060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37" calcext:value-type="float">
            <text:p>737</text:p>
          </table:table-cell>
          <table:table-cell office:value-type="float" office:value="-0.6674318593" calcext:value-type="float">
            <text:p>-0.6674318593</text:p>
          </table:table-cell>
          <table:table-cell office:value-type="float" office:value="1.8728503631" calcext:value-type="float">
            <text:p>1.87285036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168675" calcext:value-type="float">
            <text:p>1.054216867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38" calcext:value-type="float">
            <text:p>738</text:p>
          </table:table-cell>
          <table:table-cell office:value-type="float" office:value="-0.6591557363" calcext:value-type="float">
            <text:p>-0.6591557363</text:p>
          </table:table-cell>
          <table:table-cell office:value-type="float" office:value="1.8963652004" calcext:value-type="float">
            <text:p>1.89636520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office:value-type="float" office:value="1.0479041916" calcext:value-type="float">
            <text:p>1.047904191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39" calcext:value-type="float">
            <text:p>739</text:p>
          </table:table-cell>
          <table:table-cell office:value-type="float" office:value="-0.6510617948" calcext:value-type="float">
            <text:p>-0.6510617948</text:p>
          </table:table-cell>
          <table:table-cell office:value-type="float" office:value="1.9199406416" calcext:value-type="float">
            <text:p>1.919940641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40" calcext:value-type="float">
            <text:p>740</text:p>
          </table:table-cell>
          <table:table-cell office:value-type="float" office:value="-0.6431459368" calcext:value-type="float">
            <text:p>-0.6431459368</text:p>
          </table:table-cell>
          <table:table-cell office:value-type="float" office:value="1.9435713241" calcext:value-type="float">
            <text:p>1.94357132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9" calcext:value-type="float">
            <text:p>0.69</text:p>
          </table:table-cell>
          <table:table-cell office:value-type="float" office:value="1.0355029586" calcext:value-type="float">
            <text:p>1.035502958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office:value-type="float" office:value="-0.6354040958" calcext:value-type="float">
            <text:p>-0.6354040958</text:p>
          </table:table-cell>
          <table:table-cell office:value-type="float" office:value="1.9672520341" calcext:value-type="float">
            <text:p>1.96725203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1.0294117647" calcext:value-type="float">
            <text:p>1.029411764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42" calcext:value-type="float">
            <text:p>742</text:p>
          </table:table-cell>
          <table:table-cell office:value-type="float" office:value="-0.6278322433" calcext:value-type="float">
            <text:p>-0.6278322433</text:p>
          </table:table-cell>
          <table:table-cell office:value-type="float" office:value="1.9909777066" calcext:value-type="float">
            <text:p>1.990977706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1.0233918129" calcext:value-type="float">
            <text:p>1.023391812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43" calcext:value-type="float">
            <text:p>743</text:p>
          </table:table-cell>
          <table:table-cell office:value-type="float" office:value="-0.6204263951" calcext:value-type="float">
            <text:p>-0.6204263951</text:p>
          </table:table-cell>
          <table:table-cell office:value-type="float" office:value="2.0147434248" calcext:value-type="float">
            <text:p>2.01474342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2" calcext:value-type="float">
            <text:p>0.72</text:p>
          </table:table-cell>
          <table:table-cell office:value-type="float" office:value="1.0174418605" calcext:value-type="float">
            <text:p>1.017441860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44" calcext:value-type="float">
            <text:p>744</text:p>
          </table:table-cell>
          <table:table-cell office:value-type="float" office:value="-0.6131826163" calcext:value-type="float">
            <text:p>-0.6131826163</text:p>
          </table:table-cell>
          <table:table-cell office:value-type="float" office:value="2.0385444185" calcext:value-type="float">
            <text:p>2.03854441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3" calcext:value-type="float">
            <text:p>0.73</text:p>
          </table:table-cell>
          <table:table-cell office:value-type="float" office:value="1.0115606936" calcext:value-type="float">
            <text:p>1.011560693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45" calcext:value-type="float">
            <text:p>745</text:p>
          </table:table-cell>
          <table:table-cell office:value-type="float" office:value="-0.6060970265" calcext:value-type="float">
            <text:p>-0.6060970265</text:p>
          </table:table-cell>
          <table:table-cell office:value-type="float" office:value="2.0623760641" calcext:value-type="float">
            <text:p>2.06237606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57471264" calcext:value-type="float">
            <text:p>1.005747126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46" calcext:value-type="float">
            <text:p>746</text:p>
          </table:table-cell>
          <table:table-cell office:value-type="float" office:value="-0.5991658032" calcext:value-type="float">
            <text:p>-0.5991658032</text:p>
          </table:table-cell>
          <table:table-cell office:value-type="float" office:value="2.0862338826" calcext:value-type="float">
            <text:p>2.08623388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47" calcext:value-type="float">
            <text:p>747</text:p>
          </table:table-cell>
          <table:table-cell office:value-type="float" office:value="-0.5923851854" calcext:value-type="float">
            <text:p>-0.5923851854</text:p>
          </table:table-cell>
          <table:table-cell office:value-type="float" office:value="2.110113539" calcext:value-type="float">
            <text:p>2.1101135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  <table:table-cell office:value-type="float" office:value="0.9943181818" calcext:value-type="float">
            <text:p>0.994318181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48" calcext:value-type="float">
            <text:p>748</text:p>
          </table:table-cell>
          <table:table-cell office:value-type="float" office:value="-0.5857514762" calcext:value-type="float">
            <text:p>-0.5857514762</text:p>
          </table:table-cell>
          <table:table-cell office:value-type="float" office:value="2.1340108404" calcext:value-type="float">
            <text:p>2.13401084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7" calcext:value-type="float">
            <text:p>0.77</text:p>
          </table:table-cell>
          <table:table-cell office:value-type="float" office:value="0.988700565" calcext:value-type="float">
            <text:p>0.98870056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49" calcext:value-type="float">
            <text:p>749</text:p>
          </table:table-cell>
          <table:table-cell office:value-type="float" office:value="-0.5792610454" calcext:value-type="float">
            <text:p>-0.5792610454</text:p>
          </table:table-cell>
          <table:table-cell office:value-type="float" office:value="2.1579217348" calcext:value-type="float">
            <text:p>2.15792173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0.9831460674" calcext:value-type="float">
            <text:p>0.983146067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50" calcext:value-type="float">
            <text:p>750</text:p>
          </table:table-cell>
          <table:table-cell office:value-type="float" office:value="-0.5729103312" calcext:value-type="float">
            <text:p>-0.5729103312</text:p>
          </table:table-cell>
          <table:table-cell office:value-type="float" office:value="2.1818423094" calcext:value-type="float">
            <text:p>2.18184230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9" calcext:value-type="float">
            <text:p>0.79</text:p>
          </table:table-cell>
          <table:table-cell office:value-type="float" office:value="0.9776536313" calcext:value-type="float">
            <text:p>0.977653631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51" calcext:value-type="float">
            <text:p>751</text:p>
          </table:table-cell>
          <table:table-cell office:value-type="float" office:value="-0.5666958415" calcext:value-type="float">
            <text:p>-0.5666958415</text:p>
          </table:table-cell>
          <table:table-cell office:value-type="float" office:value="2.2057687889" calcext:value-type="float">
            <text:p>2.20576878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22222222" calcext:value-type="float">
            <text:p>0.972222222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52" calcext:value-type="float">
            <text:p>752</text:p>
          </table:table-cell>
          <table:table-cell office:value-type="float" office:value="-0.5606141555" calcext:value-type="float">
            <text:p>-0.5606141555</text:p>
          </table:table-cell>
          <table:table-cell office:value-type="float" office:value="2.2296975339" calcext:value-type="float">
            <text:p>2.22969753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1" calcext:value-type="float">
            <text:p>0.81</text:p>
          </table:table-cell>
          <table:table-cell office:value-type="float" office:value="0.9668508287" calcext:value-type="float">
            <text:p>0.966850828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53" calcext:value-type="float">
            <text:p>753</text:p>
          </table:table-cell>
          <table:table-cell office:value-type="float" office:value="-0.554661924" calcext:value-type="float">
            <text:p>-0.554661924</text:p>
          </table:table-cell>
          <table:table-cell office:value-type="float" office:value="2.2536250386" calcext:value-type="float">
            <text:p>2.25362503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2" calcext:value-type="float">
            <text:p>0.82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54" calcext:value-type="float">
            <text:p>754</text:p>
          </table:table-cell>
          <table:table-cell office:value-type="float" office:value="-0.5488358703" calcext:value-type="float">
            <text:p>-0.5488358703</text:p>
          </table:table-cell>
          <table:table-cell office:value-type="float" office:value="2.2775479295" calcext:value-type="float">
            <text:p>2.27754792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0.956284153" calcext:value-type="float">
            <text:p>0.95628415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55" calcext:value-type="float">
            <text:p>755</text:p>
          </table:table-cell>
          <table:table-cell office:value-type="float" office:value="-0.54313279" calcext:value-type="float">
            <text:p>-0.54313279</text:p>
          </table:table-cell>
          <table:table-cell office:value-type="float" office:value="2.3014629626" calcext:value-type="float">
            <text:p>2.30146296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4" calcext:value-type="float">
            <text:p>0.84</text:p>
          </table:table-cell>
          <table:table-cell office:value-type="float" office:value="0.9510869565" calcext:value-type="float">
            <text:p>0.951086956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56" calcext:value-type="float">
            <text:p>756</text:p>
          </table:table-cell>
          <table:table-cell office:value-type="float" office:value="-0.5375495516" calcext:value-type="float">
            <text:p>-0.5375495516</text:p>
          </table:table-cell>
          <table:table-cell office:value-type="float" office:value="2.3253670221" calcext:value-type="float">
            <text:p>2.32536702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9459459459" calcext:value-type="float">
            <text:p>0.945945945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57" calcext:value-type="float">
            <text:p>757</text:p>
          </table:table-cell>
          <table:table-cell office:value-type="float" office:value="-0.5320830958" calcext:value-type="float">
            <text:p>-0.5320830958</text:p>
          </table:table-cell>
          <table:table-cell office:value-type="float" office:value="2.3492571178" calcext:value-type="float">
            <text:p>2.349257117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6" calcext:value-type="float">
            <text:p>0.86</text:p>
          </table:table-cell>
          <table:table-cell office:value-type="float" office:value="0.9408602151" calcext:value-type="float">
            <text:p>0.940860215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58" calcext:value-type="float">
            <text:p>758</text:p>
          </table:table-cell>
          <table:table-cell office:value-type="float" office:value="-0.5267304355" calcext:value-type="float">
            <text:p>-0.5267304355</text:p>
          </table:table-cell>
          <table:table-cell office:value-type="float" office:value="2.3731303829" calcext:value-type="float">
            <text:p>2.37313038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7" calcext:value-type="float">
            <text:p>0.87</text:p>
          </table:table-cell>
          <table:table-cell office:value-type="float" office:value="0.935828877" calcext:value-type="float">
            <text:p>0.93582887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59" calcext:value-type="float">
            <text:p>759</text:p>
          </table:table-cell>
          <table:table-cell office:value-type="float" office:value="-0.5214886551" calcext:value-type="float">
            <text:p>-0.5214886551</text:p>
          </table:table-cell>
          <table:table-cell office:value-type="float" office:value="2.3969840721" calcext:value-type="float">
            <text:p>2.39698407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8" calcext:value-type="float">
            <text:p>0.88</text:p>
          </table:table-cell>
          <table:table-cell office:value-type="float" office:value="0.9308510638" calcext:value-type="float">
            <text:p>0.930851063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60" calcext:value-type="float">
            <text:p>760</text:p>
          </table:table-cell>
          <table:table-cell office:value-type="float" office:value="-0.51635491" calcext:value-type="float">
            <text:p>-0.51635491</text:p>
          </table:table-cell>
          <table:table-cell office:value-type="float" office:value="2.4208155588" calcext:value-type="float">
            <text:p>2.420815558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9" calcext:value-type="float">
            <text:p>0.89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61" calcext:value-type="float">
            <text:p>761</text:p>
          </table:table-cell>
          <table:table-cell office:value-type="float" office:value="-0.5113264258" calcext:value-type="float">
            <text:p>-0.5113264258</text:p>
          </table:table-cell>
          <table:table-cell office:value-type="float" office:value="2.4446223332" calcext:value-type="float">
            <text:p>2.444622333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9210526316" calcext:value-type="float">
            <text:p>0.921052631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62" calcext:value-type="float">
            <text:p>762</text:p>
          </table:table-cell>
          <table:table-cell office:value-type="float" office:value="-0.5064004972" calcext:value-type="float">
            <text:p>-0.5064004972</text:p>
          </table:table-cell>
          <table:table-cell office:value-type="float" office:value="2.4684019999" calcext:value-type="float">
            <text:p>2.468401999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1" calcext:value-type="float">
            <text:p>0.91</text:p>
          </table:table-cell>
          <table:table-cell office:value-type="float" office:value="0.9162303665" calcext:value-type="float">
            <text:p>0.91623036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63" calcext:value-type="float">
            <text:p>763</text:p>
          </table:table-cell>
          <table:table-cell office:value-type="float" office:value="-0.5015744874" calcext:value-type="float">
            <text:p>-0.5015744874</text:p>
          </table:table-cell>
          <table:table-cell office:value-type="float" office:value="2.4921522751" calcext:value-type="float">
            <text:p>2.49215227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583333" calcext:value-type="float">
            <text:p>0.911458333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64" calcext:value-type="float">
            <text:p>764</text:p>
          </table:table-cell>
          <table:table-cell office:value-type="float" office:value="-0.496845827" calcext:value-type="float">
            <text:p>-0.496845827</text:p>
          </table:table-cell>
          <table:table-cell office:value-type="float" office:value="2.5158709847" calcext:value-type="float">
            <text:p>2.51587098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3" calcext:value-type="float">
            <text:p>0.93</text:p>
          </table:table-cell>
          <table:table-cell office:value-type="float" office:value="0.9067357513" calcext:value-type="float">
            <text:p>0.906735751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65" calcext:value-type="float">
            <text:p>765</text:p>
          </table:table-cell>
          <table:table-cell office:value-type="float" office:value="-0.4922120125" calcext:value-type="float">
            <text:p>-0.4922120125</text:p>
          </table:table-cell>
          <table:table-cell office:value-type="float" office:value="2.5395560617" calcext:value-type="float">
            <text:p>2.539556061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9020618557" calcext:value-type="float">
            <text:p>0.902061855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66" calcext:value-type="float">
            <text:p>766</text:p>
          </table:table-cell>
          <table:table-cell office:value-type="float" office:value="-0.4876706058" calcext:value-type="float">
            <text:p>-0.4876706058</text:p>
          </table:table-cell>
          <table:table-cell office:value-type="float" office:value="2.5632055433" calcext:value-type="float">
            <text:p>2.56320554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5" calcext:value-type="float">
            <text:p>0.95</text:p>
          </table:table-cell>
          <table:table-cell office:value-type="float" office:value="0.8974358974" calcext:value-type="float">
            <text:p>0.897435897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67" calcext:value-type="float">
            <text:p>767</text:p>
          </table:table-cell>
          <table:table-cell office:value-type="float" office:value="-0.4832192324" calcext:value-type="float">
            <text:p>-0.4832192324</text:p>
          </table:table-cell>
          <table:table-cell office:value-type="float" office:value="2.586817569" calcext:value-type="float">
            <text:p>2.5868175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68" calcext:value-type="float">
            <text:p>768</text:p>
          </table:table-cell>
          <table:table-cell office:value-type="float" office:value="-0.4788555806" calcext:value-type="float">
            <text:p>-0.4788555806</text:p>
          </table:table-cell>
          <table:table-cell office:value-type="float" office:value="2.6103903781" calcext:value-type="float">
            <text:p>2.61039037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7" calcext:value-type="float">
            <text:p>0.97</text:p>
          </table:table-cell>
          <table:table-cell office:value-type="float" office:value="0.8883248731" calcext:value-type="float">
            <text:p>0.888324873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69" calcext:value-type="float">
            <text:p>769</text:p>
          </table:table-cell>
          <table:table-cell office:value-type="float" office:value="-0.4745774" calcext:value-type="float">
            <text:p>-0.4745774</text:p>
          </table:table-cell>
          <table:table-cell office:value-type="float" office:value="2.6339223065" calcext:value-type="float">
            <text:p>2.63392230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8838383838" calcext:value-type="float">
            <text:p>0.883838383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70" calcext:value-type="float">
            <text:p>770</text:p>
          </table:table-cell>
          <table:table-cell office:value-type="float" office:value="-0.4703825004" calcext:value-type="float">
            <text:p>-0.4703825004</text:p>
          </table:table-cell>
          <table:table-cell office:value-type="float" office:value="2.6574117852" calcext:value-type="float">
            <text:p>2.65741178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9" calcext:value-type="float">
            <text:p>0.99</text:p>
          </table:table-cell>
          <table:table-cell office:value-type="float" office:value="0.8793969849" calcext:value-type="float">
            <text:p>0.879396984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71" calcext:value-type="float">
            <text:p>771</text:p>
          </table:table-cell>
          <table:table-cell office:value-type="float" office:value="-0.4662687502" calcext:value-type="float">
            <text:p>-0.4662687502</text:p>
          </table:table-cell>
          <table:table-cell office:value-type="float" office:value="2.6808573369" calcext:value-type="float">
            <text:p>2.68085733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72" calcext:value-type="float">
            <text:p>772</text:p>
          </table:table-cell>
          <table:table-cell office:value-type="float" office:value="-0.4622340756" calcext:value-type="float">
            <text:p>-0.4622340756</text:p>
          </table:table-cell>
          <table:table-cell office:value-type="float" office:value="2.7042575741" calcext:value-type="float">
            <text:p>2.70425757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1" calcext:value-type="float">
            <text:p>1.01</text:p>
          </table:table-cell>
          <table:table-cell office:value-type="float" office:value="0.8706467662" calcext:value-type="float">
            <text:p>0.870646766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73" calcext:value-type="float">
            <text:p>773</text:p>
          </table:table-cell>
          <table:table-cell office:value-type="float" office:value="-0.4582764588" calcext:value-type="float">
            <text:p>-0.4582764588</text:p>
          </table:table-cell>
          <table:table-cell office:value-type="float" office:value="2.7276111964" calcext:value-type="float">
            <text:p>2.72761119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2" calcext:value-type="float">
            <text:p>1.02</text:p>
          </table:table-cell>
          <table:table-cell office:value-type="float" office:value="0.8663366337" calcext:value-type="float">
            <text:p>0.866336633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74" calcext:value-type="float">
            <text:p>774</text:p>
          </table:table-cell>
          <table:table-cell office:value-type="float" office:value="-0.4543939368" calcext:value-type="float">
            <text:p>-0.4543939368</text:p>
          </table:table-cell>
          <table:table-cell office:value-type="float" office:value="2.7509169879" calcext:value-type="float">
            <text:p>2.75091698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3" calcext:value-type="float">
            <text:p>1.03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75" calcext:value-type="float">
            <text:p>775</text:p>
          </table:table-cell>
          <table:table-cell office:value-type="float" office:value="-0.4505846004" calcext:value-type="float">
            <text:p>-0.4505846004</text:p>
          </table:table-cell>
          <table:table-cell office:value-type="float" office:value="2.7741738151" calcext:value-type="float">
            <text:p>2.77417381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31373" calcext:value-type="float">
            <text:p>0.857843137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76" calcext:value-type="float">
            <text:p>776</text:p>
          </table:table-cell>
          <table:table-cell office:value-type="float" office:value="-0.4468465926" calcext:value-type="float">
            <text:p>-0.4468465926</text:p>
          </table:table-cell>
          <table:table-cell office:value-type="float" office:value="2.7973806239" calcext:value-type="float">
            <text:p>2.79738062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5" calcext:value-type="float">
            <text:p>1.05</text:p>
          </table:table-cell>
          <table:table-cell office:value-type="float" office:value="0.8536585366" calcext:value-type="float">
            <text:p>0.853658536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77" calcext:value-type="float">
            <text:p>777</text:p>
          </table:table-cell>
          <table:table-cell office:value-type="float" office:value="-0.4431781073" calcext:value-type="float">
            <text:p>-0.4431781073</text:p>
          </table:table-cell>
          <table:table-cell office:value-type="float" office:value="2.8205364376" calcext:value-type="float">
            <text:p>2.82053643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6" calcext:value-type="float">
            <text:p>1.06</text:p>
          </table:table-cell>
          <table:table-cell office:value-type="float" office:value="0.8495145631" calcext:value-type="float">
            <text:p>0.849514563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78" calcext:value-type="float">
            <text:p>778</text:p>
          </table:table-cell>
          <table:table-cell office:value-type="float" office:value="-0.4395773882" calcext:value-type="float">
            <text:p>-0.4395773882</text:p>
          </table:table-cell>
          <table:table-cell office:value-type="float" office:value="2.8436403545" calcext:value-type="float">
            <text:p>2.84364035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7" calcext:value-type="float">
            <text:p>1.07</text:p>
          </table:table-cell>
          <table:table-cell office:value-type="float" office:value="0.845410628" calcext:value-type="float">
            <text:p>0.84541062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79" calcext:value-type="float">
            <text:p>779</text:p>
          </table:table-cell>
          <table:table-cell office:value-type="float" office:value="-0.4360427274" calcext:value-type="float">
            <text:p>-0.4360427274</text:p>
          </table:table-cell>
          <table:table-cell office:value-type="float" office:value="2.8666915451" calcext:value-type="float">
            <text:p>2.86669154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8" calcext:value-type="float">
            <text:p>1.08</text:p>
          </table:table-cell>
          <table:table-cell office:value-type="float" office:value="0.8413461538" calcext:value-type="float">
            <text:p>0.841346153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80" calcext:value-type="float">
            <text:p>780</text:p>
          </table:table-cell>
          <table:table-cell office:value-type="float" office:value="-0.4325724643" calcext:value-type="float">
            <text:p>-0.4325724643</text:p>
          </table:table-cell>
          <table:table-cell office:value-type="float" office:value="2.8896892502" calcext:value-type="float">
            <text:p>2.88968925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9" calcext:value-type="float">
            <text:p>1.09</text:p>
          </table:table-cell>
          <table:table-cell office:value-type="float" office:value="0.8373205742" calcext:value-type="float">
            <text:p>0.83732057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81" calcext:value-type="float">
            <text:p>781</text:p>
          </table:table-cell>
          <table:table-cell office:value-type="float" office:value="-0.4291649841" calcext:value-type="float">
            <text:p>-0.4291649841</text:p>
          </table:table-cell>
          <table:table-cell office:value-type="float" office:value="2.9126327784" calcext:value-type="float">
            <text:p>2.91263277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82" calcext:value-type="float">
            <text:p>782</text:p>
          </table:table-cell>
          <table:table-cell office:value-type="float" office:value="-0.4258187169" calcext:value-type="float">
            <text:p>-0.4258187169</text:p>
          </table:table-cell>
          <table:table-cell office:value-type="float" office:value="2.9355215035" calcext:value-type="float">
            <text:p>2.93552150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1" calcext:value-type="float">
            <text:p>1.11</text:p>
          </table:table-cell>
          <table:table-cell office:value-type="float" office:value="0.8293838863" calcext:value-type="float">
            <text:p>0.829383886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83" calcext:value-type="float">
            <text:p>783</text:p>
          </table:table-cell>
          <table:table-cell office:value-type="float" office:value="-0.4225321363" calcext:value-type="float">
            <text:p>-0.4225321363</text:p>
          </table:table-cell>
          <table:table-cell office:value-type="float" office:value="2.9583548628" calcext:value-type="float">
            <text:p>2.95835486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2" calcext:value-type="float">
            <text:p>1.12</text:p>
          </table:table-cell>
          <table:table-cell office:value-type="float" office:value="0.8254716981" calcext:value-type="float">
            <text:p>0.825471698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84" calcext:value-type="float">
            <text:p>784</text:p>
          </table:table-cell>
          <table:table-cell office:value-type="float" office:value="-0.4193037583" calcext:value-type="float">
            <text:p>-0.4193037583</text:p>
          </table:table-cell>
          <table:table-cell office:value-type="float" office:value="2.9811323541" calcext:value-type="float">
            <text:p>2.98113235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3" calcext:value-type="float">
            <text:p>1.13</text:p>
          </table:table-cell>
          <table:table-cell office:value-type="float" office:value="0.8215962441" calcext:value-type="float">
            <text:p>0.821596244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-0.4161321402" calcext:value-type="float">
            <text:p>-0.4161321402</text:p>
          </table:table-cell>
          <table:table-cell office:value-type="float" office:value="3.0038535344" calcext:value-type="float">
            <text:p>3.003853534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4" calcext:value-type="float">
            <text:p>1.14</text:p>
          </table:table-cell>
          <table:table-cell office:value-type="float" office:value="0.8177570093" calcext:value-type="float">
            <text:p>0.817757009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86" calcext:value-type="float">
            <text:p>786</text:p>
          </table:table-cell>
          <table:table-cell office:value-type="float" office:value="-0.4130158793" calcext:value-type="float">
            <text:p>-0.4130158793</text:p>
          </table:table-cell>
          <table:table-cell office:value-type="float" office:value="3.0265180169" calcext:value-type="float">
            <text:p>3.02651801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5" calcext:value-type="float">
            <text:p>1.15</text:p>
          </table:table-cell>
          <table:table-cell office:value-type="float" office:value="0.8139534884" calcext:value-type="float">
            <text:p>0.813953488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87" calcext:value-type="float">
            <text:p>787</text:p>
          </table:table-cell>
          <table:table-cell office:value-type="float" office:value="-0.4099536121" calcext:value-type="float">
            <text:p>-0.4099536121</text:p>
          </table:table-cell>
          <table:table-cell office:value-type="float" office:value="3.0491254694" calcext:value-type="float">
            <text:p>3.04912546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1851852" calcext:value-type="float">
            <text:p>0.810185185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88" calcext:value-type="float">
            <text:p>788</text:p>
          </table:table-cell>
          <table:table-cell office:value-type="float" office:value="-0.406944013" calcext:value-type="float">
            <text:p>-0.406944013</text:p>
          </table:table-cell>
          <table:table-cell office:value-type="float" office:value="3.0716756119" calcext:value-type="float">
            <text:p>3.071675611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7" calcext:value-type="float">
            <text:p>1.17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89" calcext:value-type="float">
            <text:p>789</text:p>
          </table:table-cell>
          <table:table-cell office:value-type="float" office:value="-0.4039857931" calcext:value-type="float">
            <text:p>-0.4039857931</text:p>
          </table:table-cell>
          <table:table-cell office:value-type="float" office:value="3.0941682146" calcext:value-type="float">
            <text:p>3.094168214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8" calcext:value-type="float">
            <text:p>1.18</text:p>
          </table:table-cell>
          <table:table-cell office:value-type="float" office:value="0.8027522936" calcext:value-type="float">
            <text:p>0.80275229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90" calcext:value-type="float">
            <text:p>790</text:p>
          </table:table-cell>
          <table:table-cell office:value-type="float" office:value="-0.4010776995" calcext:value-type="float">
            <text:p>-0.4010776995</text:p>
          </table:table-cell>
          <table:table-cell office:value-type="float" office:value="3.116603096" calcext:value-type="float">
            <text:p>3.11660309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9" calcext:value-type="float">
            <text:p>1.19</text:p>
          </table:table-cell>
          <table:table-cell office:value-type="float" office:value="0.799086758" calcext:value-type="float">
            <text:p>0.79908675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91" calcext:value-type="float">
            <text:p>791</text:p>
          </table:table-cell>
          <table:table-cell office:value-type="float" office:value="-0.3982185142" calcext:value-type="float">
            <text:p>-0.3982185142</text:p>
          </table:table-cell>
          <table:table-cell office:value-type="float" office:value="3.138980121" calcext:value-type="float">
            <text:p>3.1389801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795454545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92" calcext:value-type="float">
            <text:p>792</text:p>
          </table:table-cell>
          <table:table-cell office:value-type="float" office:value="-0.3954070531" calcext:value-type="float">
            <text:p>-0.3954070531</text:p>
          </table:table-cell>
          <table:table-cell office:value-type="float" office:value="3.1612991984" calcext:value-type="float">
            <text:p>3.16129919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0.7918552036" calcext:value-type="float">
            <text:p>0.791855203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3" calcext:value-type="float">
            <text:p>793</text:p>
          </table:table-cell>
          <table:table-cell office:value-type="float" office:value="-0.3926421648" calcext:value-type="float">
            <text:p>-0.3926421648</text:p>
          </table:table-cell>
          <table:table-cell office:value-type="float" office:value="3.1835602798" calcext:value-type="float">
            <text:p>3.18356027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94" calcext:value-type="float">
            <text:p>794</text:p>
          </table:table-cell>
          <table:table-cell office:value-type="float" office:value="1.2482573332" calcext:value-type="float">
            <text:p>1.2482573332</text:p>
          </table:table-cell>
          <table:table-cell office:value-type="float" office:value="1.0013960797" calcext:value-type="float">
            <text:p>1.001396079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1.2443438914" calcext:value-type="float">
            <text:p>1.244343891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5" calcext:value-type="float">
            <text:p>795</text:p>
          </table:table-cell>
          <table:table-cell office:value-type="float" office:value="-0.3926421648" calcext:value-type="float">
            <text:p>-0.3926421648</text:p>
          </table:table-cell>
          <table:table-cell office:value-type="float" office:value="3.1835602798" calcext:value-type="float">
            <text:p>3.18356027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882882883" calcext:value-type="float">
            <text:p>0.788288288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6" calcext:value-type="float">
            <text:p>796</text:p>
          </table:table-cell>
          <table:table-cell office:value-type="float" office:value="-0.38992273" calcext:value-type="float">
            <text:p>-0.38992273</text:p>
          </table:table-cell>
          <table:table-cell office:value-type="float" office:value="3.2057633572" calcext:value-type="float">
            <text:p>3.20576335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97" calcext:value-type="float">
            <text:p>797</text:p>
          </table:table-cell>
          <table:table-cell office:value-type="float" office:value="1.2471834467" calcext:value-type="float">
            <text:p>1.2471834467</text:p>
          </table:table-cell>
          <table:table-cell office:value-type="float" office:value="1.0022583312" calcext:value-type="float">
            <text:p>1.002258331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2387387387" calcext:value-type="float">
            <text:p>1.238738738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8" calcext:value-type="float">
            <text:p>798</text:p>
          </table:table-cell>
          <table:table-cell office:value-type="float" office:value="-0.38992273" calcext:value-type="float">
            <text:p>-0.38992273</text:p>
          </table:table-cell>
          <table:table-cell office:value-type="float" office:value="3.2057633572" calcext:value-type="float">
            <text:p>3.20576335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0.7847533632" calcext:value-type="float">
            <text:p>0.784753363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99" calcext:value-type="float">
            <text:p>799</text:p>
          </table:table-cell>
          <table:table-cell office:value-type="float" office:value="-0.3872476605" calcext:value-type="float">
            <text:p>-0.3872476605</text:p>
          </table:table-cell>
          <table:table-cell office:value-type="float" office:value="3.2279084614" calcext:value-type="float">
            <text:p>3.22790846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1.2461217069" calcext:value-type="float">
            <text:p>1.2461217069</text:p>
          </table:table-cell>
          <table:table-cell office:value-type="float" office:value="1.0031122908" calcext:value-type="float">
            <text:p>1.003112290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1.2331838565" calcext:value-type="float">
            <text:p>1.23318385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1" calcext:value-type="float">
            <text:p>801</text:p>
          </table:table-cell>
          <table:table-cell office:value-type="float" office:value="-0.3872476605" calcext:value-type="float">
            <text:p>-0.3872476605</text:p>
          </table:table-cell>
          <table:table-cell office:value-type="float" office:value="3.2279084614" calcext:value-type="float">
            <text:p>3.22790846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2" calcext:value-type="float">
            <text:p>802</text:p>
          </table:table-cell>
          <table:table-cell office:value-type="float" office:value="-0.3846158982" calcext:value-type="float">
            <text:p>-0.3846158982</text:p>
          </table:table-cell>
          <table:table-cell office:value-type="float" office:value="3.2499956601" calcext:value-type="float">
            <text:p>3.24999566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3" calcext:value-type="float">
            <text:p>803</text:p>
          </table:table-cell>
          <table:table-cell office:value-type="float" office:value="1.2450719584" calcext:value-type="float">
            <text:p>1.2450719584</text:p>
          </table:table-cell>
          <table:table-cell office:value-type="float" office:value="1.0039580376" calcext:value-type="float">
            <text:p>1.00395803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1.2276785714" calcext:value-type="float">
            <text:p>1.227678571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4" calcext:value-type="float">
            <text:p>804</text:p>
          </table:table-cell>
          <table:table-cell office:value-type="float" office:value="-0.3846158982" calcext:value-type="float">
            <text:p>-0.3846158982</text:p>
          </table:table-cell>
          <table:table-cell office:value-type="float" office:value="3.2499956601" calcext:value-type="float">
            <text:p>3.24999566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777778" calcext:value-type="float">
            <text:p>0.777777777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5" calcext:value-type="float">
            <text:p>805</text:p>
          </table:table-cell>
          <table:table-cell office:value-type="float" office:value="-0.3820264144" calcext:value-type="float">
            <text:p>-0.3820264144</text:p>
          </table:table-cell>
          <table:table-cell office:value-type="float" office:value="3.2720250564" calcext:value-type="float">
            <text:p>3.2720250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6" calcext:value-type="float">
            <text:p>806</text:p>
          </table:table-cell>
          <table:table-cell office:value-type="float" office:value="1.244034048" calcext:value-type="float">
            <text:p>1.244034048</text:p>
          </table:table-cell>
          <table:table-cell office:value-type="float" office:value="1.0047956501" calcext:value-type="float">
            <text:p>1.00479565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7" calcext:value-type="float">
            <text:p>807</text:p>
          </table:table-cell>
          <table:table-cell office:value-type="float" office:value="-0.3820264144" calcext:value-type="float">
            <text:p>-0.3820264144</text:p>
          </table:table-cell>
          <table:table-cell office:value-type="float" office:value="3.2720250564" calcext:value-type="float">
            <text:p>3.2720250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0.7743362832" calcext:value-type="float">
            <text:p>0.774336283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08" calcext:value-type="float">
            <text:p>808</text:p>
          </table:table-cell>
          <table:table-cell office:value-type="float" office:value="-0.3794782087" calcext:value-type="float">
            <text:p>-0.3794782087</text:p>
          </table:table-cell>
          <table:table-cell office:value-type="float" office:value="3.2939967868" calcext:value-type="float">
            <text:p>3.29399678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9" calcext:value-type="float">
            <text:p>809</text:p>
          </table:table-cell>
          <table:table-cell office:value-type="float" office:value="1.2430078253" calcext:value-type="float">
            <text:p>1.2430078253</text:p>
          </table:table-cell>
          <table:table-cell office:value-type="float" office:value="1.0056252057" calcext:value-type="float">
            <text:p>1.005625205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1.2168141593" calcext:value-type="float">
            <text:p>1.216814159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0" calcext:value-type="float">
            <text:p>810</text:p>
          </table:table-cell>
          <table:table-cell office:value-type="float" office:value="-0.3794782087" calcext:value-type="float">
            <text:p>-0.3794782087</text:p>
          </table:table-cell>
          <table:table-cell office:value-type="float" office:value="3.2939967868" calcext:value-type="float">
            <text:p>3.29399678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0.7709251101" calcext:value-type="float">
            <text:p>0.770925110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1" calcext:value-type="float">
            <text:p>811</text:p>
          </table:table-cell>
          <table:table-cell office:value-type="float" office:value="-0.3769703084" calcext:value-type="float">
            <text:p>-0.3769703084</text:p>
          </table:table-cell>
          <table:table-cell office:value-type="float" office:value="3.31591102" calcext:value-type="float">
            <text:p>3.315911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2" calcext:value-type="float">
            <text:p>812</text:p>
          </table:table-cell>
          <table:table-cell office:value-type="float" office:value="1.2419931421" calcext:value-type="float">
            <text:p>1.2419931421</text:p>
          </table:table-cell>
          <table:table-cell office:value-type="float" office:value="1.0064467811" calcext:value-type="float">
            <text:p>1.00644678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1.2114537445" calcext:value-type="float">
            <text:p>1.211453744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3" calcext:value-type="float">
            <text:p>813</text:p>
          </table:table-cell>
          <table:table-cell office:value-type="float" office:value="-0.3769703084" calcext:value-type="float">
            <text:p>-0.3769703084</text:p>
          </table:table-cell>
          <table:table-cell office:value-type="float" office:value="3.31591102" calcext:value-type="float">
            <text:p>3.315911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0.7675438596" calcext:value-type="float">
            <text:p>0.767543859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4" calcext:value-type="float">
            <text:p>814</text:p>
          </table:table-cell>
          <table:table-cell office:value-type="float" office:value="-0.3745017679" calcext:value-type="float">
            <text:p>-0.3745017679</text:p>
          </table:table-cell>
          <table:table-cell office:value-type="float" office:value="3.337767955" calcext:value-type="float">
            <text:p>3.3377679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5" calcext:value-type="float">
            <text:p>815</text:p>
          </table:table-cell>
          <table:table-cell office:value-type="float" office:value="1.2409898527" calcext:value-type="float">
            <text:p>1.2409898527</text:p>
          </table:table-cell>
          <table:table-cell office:value-type="float" office:value="1.007260452" calcext:value-type="float">
            <text:p>1.0072604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1.2061403509" calcext:value-type="float">
            <text:p>1.206140350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6" calcext:value-type="float">
            <text:p>816</text:p>
          </table:table-cell>
          <table:table-cell office:value-type="float" office:value="-0.3745017679" calcext:value-type="float">
            <text:p>-0.3745017679</text:p>
          </table:table-cell>
          <table:table-cell office:value-type="float" office:value="3.337767955" calcext:value-type="float">
            <text:p>3.3377679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1921397" calcext:value-type="float">
            <text:p>0.764192139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7" calcext:value-type="float">
            <text:p>817</text:p>
          </table:table-cell>
          <table:table-cell office:value-type="float" office:value="-0.3720716673" calcext:value-type="float">
            <text:p>-0.3720716673</text:p>
          </table:table-cell>
          <table:table-cell office:value-type="float" office:value="3.3595678194" calcext:value-type="float">
            <text:p>3.35956781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8" calcext:value-type="float">
            <text:p>818</text:p>
          </table:table-cell>
          <table:table-cell office:value-type="float" office:value="1.2399978138" calcext:value-type="float">
            <text:p>1.2399978138</text:p>
          </table:table-cell>
          <table:table-cell office:value-type="float" office:value="1.0080662934" calcext:value-type="float">
            <text:p>1.00806629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008733625" calcext:value-type="float">
            <text:p>1.20087336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9" calcext:value-type="float">
            <text:p>819</text:p>
          </table:table-cell>
          <table:table-cell office:value-type="float" office:value="-0.3720716673" calcext:value-type="float">
            <text:p>-0.3720716673</text:p>
          </table:table-cell>
          <table:table-cell office:value-type="float" office:value="3.3595678194" calcext:value-type="float">
            <text:p>3.35956781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0" calcext:value-type="float">
            <text:p>820</text:p>
          </table:table-cell>
          <table:table-cell office:value-type="float" office:value="-0.3696791122" calcext:value-type="float">
            <text:p>-0.3696791122</text:p>
          </table:table-cell>
          <table:table-cell office:value-type="float" office:value="3.3813108685" calcext:value-type="float">
            <text:p>3.38131086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1" calcext:value-type="float">
            <text:p>821</text:p>
          </table:table-cell>
          <table:table-cell office:value-type="float" office:value="1.2390168842" calcext:value-type="float">
            <text:p>1.2390168842</text:p>
          </table:table-cell>
          <table:table-cell office:value-type="float" office:value="1.0088643795" calcext:value-type="float">
            <text:p>1.00886437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2" calcext:value-type="float">
            <text:p>822</text:p>
          </table:table-cell>
          <table:table-cell office:value-type="float" office:value="-0.3696791122" calcext:value-type="float">
            <text:p>-0.3696791122</text:p>
          </table:table-cell>
          <table:table-cell office:value-type="float" office:value="3.3813108685" calcext:value-type="float">
            <text:p>3.38131086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0.7575757576" calcext:value-type="float">
            <text:p>0.75757575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3" calcext:value-type="float">
            <text:p>823</text:p>
          </table:table-cell>
          <table:table-cell office:value-type="float" office:value="-0.3673232328" calcext:value-type="float">
            <text:p>-0.3673232328</text:p>
          </table:table-cell>
          <table:table-cell office:value-type="float" office:value="3.4029973831" calcext:value-type="float">
            <text:p>3.40299738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4" calcext:value-type="float">
            <text:p>824</text:p>
          </table:table-cell>
          <table:table-cell office:value-type="float" office:value="1.2380469251" calcext:value-type="float">
            <text:p>1.2380469251</text:p>
          </table:table-cell>
          <table:table-cell office:value-type="float" office:value="1.0096547834" calcext:value-type="float">
            <text:p>1.00965478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5" calcext:value-type="float">
            <text:p>825</text:p>
          </table:table-cell>
          <table:table-cell office:value-type="float" office:value="-0.3673232328" calcext:value-type="float">
            <text:p>-0.3673232328</text:p>
          </table:table-cell>
          <table:table-cell office:value-type="float" office:value="3.4029973831" calcext:value-type="float">
            <text:p>3.40299738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2" calcext:value-type="float">
            <text:p>1.32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6" calcext:value-type="float">
            <text:p>826</text:p>
          </table:table-cell>
          <table:table-cell office:value-type="float" office:value="1.2370877998" calcext:value-type="float">
            <text:p>1.2370877998</text:p>
          </table:table-cell>
          <table:table-cell office:value-type="float" office:value="1.0104375778" calcext:value-type="float">
            <text:p>1.010437577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2" calcext:value-type="float">
            <text:p>1.32</text:p>
          </table:table-cell>
          <table:table-cell office:value-type="float" office:value="1.1853448276" calcext:value-type="float">
            <text:p>1.18534482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7" calcext:value-type="float">
            <text:p>827</text:p>
          </table:table-cell>
          <table:table-cell office:value-type="float" office:value="-0.3650031831" calcext:value-type="float">
            <text:p>-0.3650031831</text:p>
          </table:table-cell>
          <table:table-cell office:value-type="float" office:value="3.4246276688" calcext:value-type="float">
            <text:p>3.424627668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802575107" calcext:value-type="float">
            <text:p>1.180257510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28" calcext:value-type="float">
            <text:p>828</text:p>
          </table:table-cell>
          <table:table-cell office:value-type="float" office:value="-0.3627181403" calcext:value-type="float">
            <text:p>-0.3627181403</text:p>
          </table:table-cell>
          <table:table-cell office:value-type="float" office:value="3.4462020541" calcext:value-type="float">
            <text:p>3.44620205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4" calcext:value-type="float">
            <text:p>1.34</text:p>
          </table:table-cell>
          <table:table-cell office:value-type="float" office:value="1.1752136752" calcext:value-type="float">
            <text:p>1.175213675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29" calcext:value-type="float">
            <text:p>829</text:p>
          </table:table-cell>
          <table:table-cell office:value-type="float" office:value="-0.360467304" calcext:value-type="float">
            <text:p>-0.360467304</text:p>
          </table:table-cell>
          <table:table-cell office:value-type="float" office:value="3.4677208892" calcext:value-type="float">
            <text:p>3.46772088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5" calcext:value-type="float">
            <text:p>1.35</text:p>
          </table:table-cell>
          <table:table-cell office:value-type="float" office:value="1.170212766" calcext:value-type="float">
            <text:p>1.17021276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30" calcext:value-type="float">
            <text:p>830</text:p>
          </table:table-cell>
          <table:table-cell office:value-type="float" office:value="-0.3582498959" calcext:value-type="float">
            <text:p>-0.3582498959</text:p>
          </table:table-cell>
          <table:table-cell office:value-type="float" office:value="3.489184545" calcext:value-type="float">
            <text:p>3.4891845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6" calcext:value-type="float">
            <text:p>1.36</text:p>
          </table:table-cell>
          <table:table-cell office:value-type="float" office:value="1.1652542373" calcext:value-type="float">
            <text:p>1.165254237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31" calcext:value-type="float">
            <text:p>831</text:p>
          </table:table-cell>
          <table:table-cell office:value-type="float" office:value="-0.3560651587" calcext:value-type="float">
            <text:p>-0.3560651587</text:p>
          </table:table-cell>
          <table:table-cell office:value-type="float" office:value="3.5105934114" calcext:value-type="float">
            <text:p>3.51059341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3" calcext:value-type="float">
            <text:p>1.13</text:p>
          </table:table-cell>
          <table:table-cell office:value-type="float" office:value="1.0563380282" calcext:value-type="float">
            <text:p>1.0563380282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832" calcext:value-type="float">
            <text:p>832</text:p>
          </table:table-cell>
          <table:table-cell office:value-type="float" office:value="-0.0781258591" calcext:value-type="float">
            <text:p>-0.0781258591</text:p>
          </table:table-cell>
          <table:table-cell office:value-type="float" office:value="15.9998240593" calcext:value-type="float">
            <text:p>15.99982405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4" calcext:value-type="float">
            <text:p>1.14</text:p>
          </table:table-cell>
          <table:table-cell office:value-type="float" office:value="1.0514018692" calcext:value-type="float">
            <text:p>1.0514018692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833" calcext:value-type="float">
            <text:p>833</text:p>
          </table:table-cell>
          <table:table-cell office:value-type="float" office:value="-0.0770557051" calcext:value-type="float">
            <text:p>-0.0770557051</text:p>
          </table:table-cell>
          <table:table-cell office:value-type="float" office:value="16.2220305129" calcext:value-type="float">
            <text:p>16.2220305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5" calcext:value-type="float">
            <text:p>1.15</text:p>
          </table:table-cell>
          <table:table-cell office:value-type="float" office:value="1.0465116279" calcext:value-type="float">
            <text:p>1.0465116279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834" calcext:value-type="float">
            <text:p>834</text:p>
          </table:table-cell>
          <table:table-cell office:value-type="float" office:value="-0.0760031842" calcext:value-type="float">
            <text:p>-0.0760031842</text:p>
          </table:table-cell>
          <table:table-cell office:value-type="float" office:value="16.4466793384" calcext:value-type="float">
            <text:p>16.44667933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835" calcext:value-type="float">
            <text:p>835</text:p>
          </table:table-cell>
          <table:table-cell office:value-type="float" office:value="-0.0749681268" calcext:value-type="float">
            <text:p>-0.0749681268</text:p>
          </table:table-cell>
          <table:table-cell office:value-type="float" office:value="16.6737526027" calcext:value-type="float">
            <text:p>16.67375260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7" calcext:value-type="float">
            <text:p>1.17</text:p>
          </table:table-cell>
          <table:table-cell office:value-type="float" office:value="1.0368663595" calcext:value-type="float">
            <text:p>1.036866359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836" calcext:value-type="float">
            <text:p>836</text:p>
          </table:table-cell>
          <table:table-cell office:value-type="float" office:value="-0.0739503628" calcext:value-type="float">
            <text:p>-0.0739503628</text:p>
          </table:table-cell>
          <table:table-cell office:value-type="float" office:value="16.90323013" calcext:value-type="float">
            <text:p>16.903230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8" calcext:value-type="float">
            <text:p>1.18</text:p>
          </table:table-cell>
          <table:table-cell office:value-type="float" office:value="1.0321100917" calcext:value-type="float">
            <text:p>1.0321100917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837" calcext:value-type="float">
            <text:p>837</text:p>
          </table:table-cell>
          <table:table-cell office:value-type="float" office:value="-0.0729497214" calcext:value-type="float">
            <text:p>-0.0729497214</text:p>
          </table:table-cell>
          <table:table-cell office:value-type="float" office:value="17.135089429" calcext:value-type="float">
            <text:p>17.1350894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9" calcext:value-type="float">
            <text:p>1.19</text:p>
          </table:table-cell>
          <table:table-cell office:value-type="float" office:value="1.0273972603" calcext:value-type="float">
            <text:p>1.0273972603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838" calcext:value-type="float">
            <text:p>838</text:p>
          </table:table-cell>
          <table:table-cell office:value-type="float" office:value="-0.0719660318" calcext:value-type="float">
            <text:p>-0.0719660318</text:p>
          </table:table-cell>
          <table:table-cell office:value-type="float" office:value="17.3693056202" calcext:value-type="float">
            <text:p>17.36930562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1.0227272727" calcext:value-type="float">
            <text:p>1.0227272727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839" calcext:value-type="float">
            <text:p>839</text:p>
          </table:table-cell>
          <table:table-cell office:value-type="float" office:value="-0.0709991226" calcext:value-type="float">
            <text:p>-0.0709991226</text:p>
          </table:table-cell>
          <table:table-cell office:value-type="float" office:value="17.605851364" calcext:value-type="float">
            <text:p>17.6058513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0180995475" calcext:value-type="float">
            <text:p>1.0180995475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840" calcext:value-type="float">
            <text:p>840</text:p>
          </table:table-cell>
          <table:table-cell office:value-type="float" office:value="-0.0700488226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0135135135" calcext:value-type="float">
            <text:p>1.0135135135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841" calcext:value-type="float">
            <text:p>841</text:p>
          </table:table-cell>
          <table:table-cell office:value-type="float" office:value="-0.0691149603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0089686099" calcext:value-type="float">
            <text:p>1.0089686099</text:p>
          </table:table-cell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office:value-type="float" office:value="842" calcext:value-type="float">
            <text:p>842</text:p>
          </table:table-cell>
          <table:table-cell office:value-type="float" office:value="-0.0681973642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0044642857" calcext:value-type="float">
            <text:p>1.0044642857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843" calcext:value-type="float">
            <text:p>843</text:p>
          </table:table-cell>
          <table:table-cell office:value-type="float" office:value="-0.0672958632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844" calcext:value-type="float">
            <text:p>844</text:p>
          </table:table-cell>
          <table:table-cell office:value-type="float" office:value="-0.0664102862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9955752212" calcext:value-type="float">
            <text:p>0.9955752212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845" calcext:value-type="float">
            <text:p>845</text:p>
          </table:table-cell>
          <table:table-cell office:value-type="float" office:value="-0.0655404623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9911894273" calcext:value-type="float">
            <text:p>0.9911894273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46" calcext:value-type="float">
            <text:p>846</text:p>
          </table:table-cell>
          <table:table-cell office:value-type="float" office:value="-0.0646862212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9868421053" calcext:value-type="float">
            <text:p>0.986842105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847" calcext:value-type="float">
            <text:p>847</text:p>
          </table:table-cell>
          <table:table-cell office:value-type="float" office:value="-0.0638473928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9825327511" calcext:value-type="float">
            <text:p>0.9825327511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848" calcext:value-type="float">
            <text:p>848</text:p>
          </table:table-cell>
          <table:table-cell office:value-type="float" office:value="-0.0630238078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9782608696" calcext:value-type="float">
            <text:p>0.9782608696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849" calcext:value-type="float">
            <text:p>849</text:p>
          </table:table-cell>
          <table:table-cell office:value-type="float" office:value="-0.0622152972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974025974" calcext:value-type="float">
            <text:p>0.974025974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850" calcext:value-type="float">
            <text:p>850</text:p>
          </table:table-cell>
          <table:table-cell office:value-type="float" office:value="-0.0614216927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0.9698275862" calcext:value-type="float">
            <text:p>0.9698275862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851" calcext:value-type="float">
            <text:p>851</text:p>
          </table:table-cell>
          <table:table-cell office:value-type="float" office:value="-0.0606428266" calcext:value-type="float">
            <text:p>-0.0606428266</text:p>
          </table:table-cell>
          <table:table-cell office:value-type="float" office:value="20.6124956507" calcext:value-type="float">
            <text:p>20.61249565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9656652361" calcext:value-type="float">
            <text:p>0.9656652361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852" calcext:value-type="float">
            <text:p>852</text:p>
          </table:table-cell>
          <table:table-cell office:value-type="float" office:value="-0.0598785322" calcext:value-type="float">
            <text:p>-0.0598785322</text:p>
          </table:table-cell>
          <table:table-cell office:value-type="float" office:value="20.8755952141" calcext:value-type="float">
            <text:p>20.87559521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4" calcext:value-type="float">
            <text:p>1.34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853" calcext:value-type="float">
            <text:p>853</text:p>
          </table:table-cell>
          <table:table-cell office:value-type="float" office:value="-0.0591286433" calcext:value-type="float">
            <text:p>-0.0591286433</text:p>
          </table:table-cell>
          <table:table-cell office:value-type="float" office:value="21.1403463867" calcext:value-type="float">
            <text:p>21.14034638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5" calcext:value-type="float">
            <text:p>1.35</text:p>
          </table:table-cell>
          <table:table-cell office:value-type="float" office:value="0.9574468085" calcext:value-type="float">
            <text:p>0.9574468085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854" calcext:value-type="float">
            <text:p>854</text:p>
          </table:table-cell>
          <table:table-cell office:value-type="float" office:value="-0.0583929946" calcext:value-type="float">
            <text:p>-0.0583929946</text:p>
          </table:table-cell>
          <table:table-cell office:value-type="float" office:value="21.4066774434" calcext:value-type="float">
            <text:p>21.4066774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6" calcext:value-type="float">
            <text:p>1.36</text:p>
          </table:table-cell>
          <table:table-cell office:value-type="float" office:value="0.9533898305" calcext:value-type="float">
            <text:p>0.9533898305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855" calcext:value-type="float">
            <text:p>855</text:p>
          </table:table-cell>
          <table:table-cell office:value-type="float" office:value="-0.0576714218" calcext:value-type="float">
            <text:p>-0.0576714218</text:p>
          </table:table-cell>
          <table:table-cell office:value-type="float" office:value="21.6745133381" calcext:value-type="float">
            <text:p>21.67451333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0.9493670886" calcext:value-type="float">
            <text:p>0.9493670886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856" calcext:value-type="float">
            <text:p>856</text:p>
          </table:table-cell>
          <table:table-cell office:value-type="float" office:value="-0.0569637613" calcext:value-type="float">
            <text:p>-0.0569637613</text:p>
          </table:table-cell>
          <table:table-cell office:value-type="float" office:value="21.9437756837" calcext:value-type="float">
            <text:p>21.94377568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8" calcext:value-type="float">
            <text:p>1.38</text:p>
          </table:table-cell>
          <table:table-cell office:value-type="float" office:value="0.9453781513" calcext:value-type="float">
            <text:p>0.9453781513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857" calcext:value-type="float">
            <text:p>857</text:p>
          </table:table-cell>
          <table:table-cell office:value-type="float" office:value="-0.0562698507" calcext:value-type="float">
            <text:p>-0.0562698507</text:p>
          </table:table-cell>
          <table:table-cell office:value-type="float" office:value="22.2143827383" calcext:value-type="float">
            <text:p>22.21438273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9" calcext:value-type="float">
            <text:p>1.39</text:p>
          </table:table-cell>
          <table:table-cell office:value-type="float" office:value="0.9414225941" calcext:value-type="float">
            <text:p>0.941422594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858" calcext:value-type="float">
            <text:p>858</text:p>
          </table:table-cell>
          <table:table-cell office:value-type="float" office:value="-0.0555895284" calcext:value-type="float">
            <text:p>-0.0555895284</text:p>
          </table:table-cell>
          <table:table-cell office:value-type="float" office:value="22.4862493975" calcext:value-type="float">
            <text:p>22.48624939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859" calcext:value-type="float">
            <text:p>859</text:p>
          </table:table-cell>
          <table:table-cell office:value-type="float" office:value="-0.054922634" calcext:value-type="float">
            <text:p>-0.054922634</text:p>
          </table:table-cell>
          <table:table-cell office:value-type="float" office:value="22.7592871942" calcext:value-type="float">
            <text:p>22.75928719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1" calcext:value-type="float">
            <text:p>1.41</text:p>
          </table:table-cell>
          <table:table-cell office:value-type="float" office:value="0.9336099585" calcext:value-type="float">
            <text:p>0.9336099585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860" calcext:value-type="float">
            <text:p>860</text:p>
          </table:table-cell>
          <table:table-cell office:value-type="float" office:value="-0.0542690079" calcext:value-type="float">
            <text:p>-0.0542690079</text:p>
          </table:table-cell>
          <table:table-cell office:value-type="float" office:value="23.0334043042" calcext:value-type="float">
            <text:p>23.03340430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2" calcext:value-type="float">
            <text:p>1.42</text:p>
          </table:table-cell>
          <table:table-cell office:value-type="float" office:value="0.9297520661" calcext:value-type="float">
            <text:p>0.9297520661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861" calcext:value-type="float">
            <text:p>861</text:p>
          </table:table-cell>
          <table:table-cell office:value-type="float" office:value="-0.0536284918" calcext:value-type="float">
            <text:p>-0.0536284918</text:p>
          </table:table-cell>
          <table:table-cell office:value-type="float" office:value="23.3085055604" calcext:value-type="float">
            <text:p>23.30850556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3" calcext:value-type="float">
            <text:p>1.43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862" calcext:value-type="float">
            <text:p>862</text:p>
          </table:table-cell>
          <table:table-cell office:value-type="float" office:value="-0.0530009285" calcext:value-type="float">
            <text:p>-0.0530009285</text:p>
          </table:table-cell>
          <table:table-cell office:value-type="float" office:value="23.5844924742" calcext:value-type="float">
            <text:p>23.58449247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4" calcext:value-type="float">
            <text:p>1.44</text:p>
          </table:table-cell>
          <table:table-cell office:value-type="float" office:value="0.9221311475" calcext:value-type="float">
            <text:p>0.9221311475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863" calcext:value-type="float">
            <text:p>863</text:p>
          </table:table-cell>
          <table:table-cell office:value-type="float" office:value="-0.0523861619" calcext:value-type="float">
            <text:p>-0.0523861619</text:p>
          </table:table-cell>
          <table:table-cell office:value-type="float" office:value="23.8612632645" calcext:value-type="float">
            <text:p>23.86126326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0.9183673469" calcext:value-type="float">
            <text:p>0.9183673469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864" calcext:value-type="float">
            <text:p>864</text:p>
          </table:table-cell>
          <table:table-cell office:value-type="float" office:value="-0.0517840369" calcext:value-type="float">
            <text:p>-0.0517840369</text:p>
          </table:table-cell>
          <table:table-cell office:value-type="float" office:value="24.1387128959" calcext:value-type="float">
            <text:p>24.13871289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6" calcext:value-type="float">
            <text:p>1.46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5" calcext:value-type="float">
            <text:p>865</text:p>
          </table:table-cell>
          <table:table-cell office:value-type="float" office:value="0.3561322994" calcext:value-type="float">
            <text:p>0.3561322994</text:p>
          </table:table-cell>
          <table:table-cell office:value-type="float" office:value="3.5099315679" calcext:value-type="float">
            <text:p>3.50993156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7" calcext:value-type="float">
            <text:p>1.47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6" calcext:value-type="float">
            <text:p>866</text:p>
          </table:table-cell>
          <table:table-cell office:value-type="float" office:value="0.3556824706" calcext:value-type="float">
            <text:p>0.3556824706</text:p>
          </table:table-cell>
          <table:table-cell office:value-type="float" office:value="3.5143705504" calcext:value-type="float">
            <text:p>3.51437055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7" calcext:value-type="float">
            <text:p>867</text:p>
          </table:table-cell>
          <table:table-cell office:value-type="float" office:value="0.3552328355" calcext:value-type="float">
            <text:p>0.3552328355</text:p>
          </table:table-cell>
          <table:table-cell office:value-type="float" office:value="3.5188188564" calcext:value-type="float">
            <text:p>3.5188188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9" calcext:value-type="float">
            <text:p>1.49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8" calcext:value-type="float">
            <text:p>868</text:p>
          </table:table-cell>
          <table:table-cell office:value-type="float" office:value="0.3547834164" calcext:value-type="float">
            <text:p>0.3547834164</text:p>
          </table:table-cell>
          <table:table-cell office:value-type="float" office:value="3.5232762923" calcext:value-type="float">
            <text:p>3.52327629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69" calcext:value-type="float">
            <text:p>869</text:p>
          </table:table-cell>
          <table:table-cell office:value-type="float" office:value="0.3543342351" calcext:value-type="float">
            <text:p>0.3543342351</text:p>
          </table:table-cell>
          <table:table-cell office:value-type="float" office:value="3.5277426686" calcext:value-type="float">
            <text:p>3.52774266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3" calcext:value-type="float">
            <text:p>1.13</text:p>
          </table:table-cell>
          <table:table-cell office:value-type="float" office:value="1.0563380282" calcext:value-type="float">
            <text:p>1.0563380282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870" calcext:value-type="float">
            <text:p>870</text:p>
          </table:table-cell>
          <table:table-cell office:value-type="float" office:value="-0.0781258591" calcext:value-type="float">
            <text:p>-0.0781258591</text:p>
          </table:table-cell>
          <table:table-cell office:value-type="float" office:value="15.9998240593" calcext:value-type="float">
            <text:p>15.99982405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4" calcext:value-type="float">
            <text:p>1.14</text:p>
          </table:table-cell>
          <table:table-cell office:value-type="float" office:value="1.0514018692" calcext:value-type="float">
            <text:p>1.0514018692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871" calcext:value-type="float">
            <text:p>871</text:p>
          </table:table-cell>
          <table:table-cell office:value-type="float" office:value="-0.0770557051" calcext:value-type="float">
            <text:p>-0.0770557051</text:p>
          </table:table-cell>
          <table:table-cell office:value-type="float" office:value="16.2220305129" calcext:value-type="float">
            <text:p>16.2220305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5" calcext:value-type="float">
            <text:p>1.15</text:p>
          </table:table-cell>
          <table:table-cell office:value-type="float" office:value="1.0465116279" calcext:value-type="float">
            <text:p>1.0465116279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872" calcext:value-type="float">
            <text:p>872</text:p>
          </table:table-cell>
          <table:table-cell office:value-type="float" office:value="-0.0760031842" calcext:value-type="float">
            <text:p>-0.0760031842</text:p>
          </table:table-cell>
          <table:table-cell office:value-type="float" office:value="16.4466793384" calcext:value-type="float">
            <text:p>16.44667933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873" calcext:value-type="float">
            <text:p>873</text:p>
          </table:table-cell>
          <table:table-cell office:value-type="float" office:value="-0.0749681268" calcext:value-type="float">
            <text:p>-0.0749681268</text:p>
          </table:table-cell>
          <table:table-cell office:value-type="float" office:value="16.6737526027" calcext:value-type="float">
            <text:p>16.67375260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7" calcext:value-type="float">
            <text:p>1.17</text:p>
          </table:table-cell>
          <table:table-cell office:value-type="float" office:value="1.0368663595" calcext:value-type="float">
            <text:p>1.036866359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874" calcext:value-type="float">
            <text:p>874</text:p>
          </table:table-cell>
          <table:table-cell office:value-type="float" office:value="-0.0739503628" calcext:value-type="float">
            <text:p>-0.0739503628</text:p>
          </table:table-cell>
          <table:table-cell office:value-type="float" office:value="16.90323013" calcext:value-type="float">
            <text:p>16.903230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8" calcext:value-type="float">
            <text:p>1.18</text:p>
          </table:table-cell>
          <table:table-cell office:value-type="float" office:value="1.0321100917" calcext:value-type="float">
            <text:p>1.0321100917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875" calcext:value-type="float">
            <text:p>875</text:p>
          </table:table-cell>
          <table:table-cell office:value-type="float" office:value="-0.0729497214" calcext:value-type="float">
            <text:p>-0.0729497214</text:p>
          </table:table-cell>
          <table:table-cell office:value-type="float" office:value="17.135089429" calcext:value-type="float">
            <text:p>17.1350894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9" calcext:value-type="float">
            <text:p>1.19</text:p>
          </table:table-cell>
          <table:table-cell office:value-type="float" office:value="1.0273972603" calcext:value-type="float">
            <text:p>1.0273972603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876" calcext:value-type="float">
            <text:p>876</text:p>
          </table:table-cell>
          <table:table-cell office:value-type="float" office:value="-0.0719660318" calcext:value-type="float">
            <text:p>-0.0719660318</text:p>
          </table:table-cell>
          <table:table-cell office:value-type="float" office:value="17.3693056202" calcext:value-type="float">
            <text:p>17.36930562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1.0227272727" calcext:value-type="float">
            <text:p>1.0227272727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877" calcext:value-type="float">
            <text:p>877</text:p>
          </table:table-cell>
          <table:table-cell office:value-type="float" office:value="-0.0709991226" calcext:value-type="float">
            <text:p>-0.0709991226</text:p>
          </table:table-cell>
          <table:table-cell office:value-type="float" office:value="17.605851364" calcext:value-type="float">
            <text:p>17.6058513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0180995475" calcext:value-type="float">
            <text:p>1.0180995475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878" calcext:value-type="float">
            <text:p>878</text:p>
          </table:table-cell>
          <table:table-cell office:value-type="float" office:value="-0.0700488226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0135135135" calcext:value-type="float">
            <text:p>1.0135135135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879" calcext:value-type="float">
            <text:p>879</text:p>
          </table:table-cell>
          <table:table-cell office:value-type="float" office:value="-0.0691149603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0089686099" calcext:value-type="float">
            <text:p>1.0089686099</text:p>
          </table:table-cell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office:value-type="float" office:value="880" calcext:value-type="float">
            <text:p>880</text:p>
          </table:table-cell>
          <table:table-cell office:value-type="float" office:value="-0.0681973642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0044642857" calcext:value-type="float">
            <text:p>1.0044642857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881" calcext:value-type="float">
            <text:p>881</text:p>
          </table:table-cell>
          <table:table-cell office:value-type="float" office:value="-0.0672958632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882" calcext:value-type="float">
            <text:p>882</text:p>
          </table:table-cell>
          <table:table-cell office:value-type="float" office:value="-0.0664102862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9955752212" calcext:value-type="float">
            <text:p>0.9955752212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883" calcext:value-type="float">
            <text:p>883</text:p>
          </table:table-cell>
          <table:table-cell office:value-type="float" office:value="-0.0655404623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9911894273" calcext:value-type="float">
            <text:p>0.9911894273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84" calcext:value-type="float">
            <text:p>884</text:p>
          </table:table-cell>
          <table:table-cell office:value-type="float" office:value="-0.0646862212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9868421053" calcext:value-type="float">
            <text:p>0.986842105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885" calcext:value-type="float">
            <text:p>885</text:p>
          </table:table-cell>
          <table:table-cell office:value-type="float" office:value="-0.0638473928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9825327511" calcext:value-type="float">
            <text:p>0.9825327511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886" calcext:value-type="float">
            <text:p>886</text:p>
          </table:table-cell>
          <table:table-cell office:value-type="float" office:value="-0.0630238078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9782608696" calcext:value-type="float">
            <text:p>0.9782608696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887" calcext:value-type="float">
            <text:p>887</text:p>
          </table:table-cell>
          <table:table-cell office:value-type="float" office:value="-0.0622152972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974025974" calcext:value-type="float">
            <text:p>0.974025974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888" calcext:value-type="float">
            <text:p>888</text:p>
          </table:table-cell>
          <table:table-cell office:value-type="float" office:value="-0.0614216927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0.9698275862" calcext:value-type="float">
            <text:p>0.9698275862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889" calcext:value-type="float">
            <text:p>889</text:p>
          </table:table-cell>
          <table:table-cell office:value-type="float" office:value="-0.0606428266" calcext:value-type="float">
            <text:p>-0.0606428266</text:p>
          </table:table-cell>
          <table:table-cell office:value-type="float" office:value="20.6124956507" calcext:value-type="float">
            <text:p>20.61249565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9656652361" calcext:value-type="float">
            <text:p>0.9656652361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890" calcext:value-type="float">
            <text:p>890</text:p>
          </table:table-cell>
          <table:table-cell office:value-type="float" office:value="-0.0598785322" calcext:value-type="float">
            <text:p>-0.0598785322</text:p>
          </table:table-cell>
          <table:table-cell office:value-type="float" office:value="20.8755952141" calcext:value-type="float">
            <text:p>20.87559521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4" calcext:value-type="float">
            <text:p>1.34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891" calcext:value-type="float">
            <text:p>891</text:p>
          </table:table-cell>
          <table:table-cell office:value-type="float" office:value="-0.0591286433" calcext:value-type="float">
            <text:p>-0.0591286433</text:p>
          </table:table-cell>
          <table:table-cell office:value-type="float" office:value="21.1403463867" calcext:value-type="float">
            <text:p>21.14034638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5" calcext:value-type="float">
            <text:p>1.35</text:p>
          </table:table-cell>
          <table:table-cell office:value-type="float" office:value="0.9574468085" calcext:value-type="float">
            <text:p>0.9574468085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892" calcext:value-type="float">
            <text:p>892</text:p>
          </table:table-cell>
          <table:table-cell office:value-type="float" office:value="-0.0583929946" calcext:value-type="float">
            <text:p>-0.0583929946</text:p>
          </table:table-cell>
          <table:table-cell office:value-type="float" office:value="21.4066774434" calcext:value-type="float">
            <text:p>21.4066774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6" calcext:value-type="float">
            <text:p>1.36</text:p>
          </table:table-cell>
          <table:table-cell office:value-type="float" office:value="0.9533898305" calcext:value-type="float">
            <text:p>0.9533898305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893" calcext:value-type="float">
            <text:p>893</text:p>
          </table:table-cell>
          <table:table-cell office:value-type="float" office:value="-0.0576714218" calcext:value-type="float">
            <text:p>-0.0576714218</text:p>
          </table:table-cell>
          <table:table-cell office:value-type="float" office:value="21.6745133381" calcext:value-type="float">
            <text:p>21.67451333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0.9493670886" calcext:value-type="float">
            <text:p>0.9493670886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894" calcext:value-type="float">
            <text:p>894</text:p>
          </table:table-cell>
          <table:table-cell office:value-type="float" office:value="-0.0569637613" calcext:value-type="float">
            <text:p>-0.0569637613</text:p>
          </table:table-cell>
          <table:table-cell office:value-type="float" office:value="21.9437756837" calcext:value-type="float">
            <text:p>21.94377568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8" calcext:value-type="float">
            <text:p>1.38</text:p>
          </table:table-cell>
          <table:table-cell office:value-type="float" office:value="0.9453781513" calcext:value-type="float">
            <text:p>0.9453781513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895" calcext:value-type="float">
            <text:p>895</text:p>
          </table:table-cell>
          <table:table-cell office:value-type="float" office:value="-0.0562698507" calcext:value-type="float">
            <text:p>-0.0562698507</text:p>
          </table:table-cell>
          <table:table-cell office:value-type="float" office:value="22.2143827383" calcext:value-type="float">
            <text:p>22.21438273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9" calcext:value-type="float">
            <text:p>1.39</text:p>
          </table:table-cell>
          <table:table-cell office:value-type="float" office:value="0.9414225941" calcext:value-type="float">
            <text:p>0.941422594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896" calcext:value-type="float">
            <text:p>896</text:p>
          </table:table-cell>
          <table:table-cell office:value-type="float" office:value="-0.0555895284" calcext:value-type="float">
            <text:p>-0.0555895284</text:p>
          </table:table-cell>
          <table:table-cell office:value-type="float" office:value="22.4862493975" calcext:value-type="float">
            <text:p>22.48624939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897" calcext:value-type="float">
            <text:p>897</text:p>
          </table:table-cell>
          <table:table-cell office:value-type="float" office:value="-0.054922634" calcext:value-type="float">
            <text:p>-0.054922634</text:p>
          </table:table-cell>
          <table:table-cell office:value-type="float" office:value="22.7592871942" calcext:value-type="float">
            <text:p>22.75928719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1" calcext:value-type="float">
            <text:p>1.41</text:p>
          </table:table-cell>
          <table:table-cell office:value-type="float" office:value="0.9336099585" calcext:value-type="float">
            <text:p>0.9336099585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898" calcext:value-type="float">
            <text:p>898</text:p>
          </table:table-cell>
          <table:table-cell office:value-type="float" office:value="-0.0542690079" calcext:value-type="float">
            <text:p>-0.0542690079</text:p>
          </table:table-cell>
          <table:table-cell office:value-type="float" office:value="23.0334043042" calcext:value-type="float">
            <text:p>23.03340430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2" calcext:value-type="float">
            <text:p>1.42</text:p>
          </table:table-cell>
          <table:table-cell office:value-type="float" office:value="0.9297520661" calcext:value-type="float">
            <text:p>0.9297520661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899" calcext:value-type="float">
            <text:p>899</text:p>
          </table:table-cell>
          <table:table-cell office:value-type="float" office:value="-0.0536284918" calcext:value-type="float">
            <text:p>-0.0536284918</text:p>
          </table:table-cell>
          <table:table-cell office:value-type="float" office:value="23.3085055604" calcext:value-type="float">
            <text:p>23.30850556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3" calcext:value-type="float">
            <text:p>1.43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900" calcext:value-type="float">
            <text:p>900</text:p>
          </table:table-cell>
          <table:table-cell office:value-type="float" office:value="-0.0530009285" calcext:value-type="float">
            <text:p>-0.0530009285</text:p>
          </table:table-cell>
          <table:table-cell office:value-type="float" office:value="23.5844924742" calcext:value-type="float">
            <text:p>23.58449247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4" calcext:value-type="float">
            <text:p>1.44</text:p>
          </table:table-cell>
          <table:table-cell office:value-type="float" office:value="0.9221311475" calcext:value-type="float">
            <text:p>0.9221311475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901" calcext:value-type="float">
            <text:p>901</text:p>
          </table:table-cell>
          <table:table-cell office:value-type="float" office:value="-0.0523861619" calcext:value-type="float">
            <text:p>-0.0523861619</text:p>
          </table:table-cell>
          <table:table-cell office:value-type="float" office:value="23.8612632645" calcext:value-type="float">
            <text:p>23.86126326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0.9183673469" calcext:value-type="float">
            <text:p>0.9183673469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902" calcext:value-type="float">
            <text:p>902</text:p>
          </table:table-cell>
          <table:table-cell office:value-type="float" office:value="-0.0517840369" calcext:value-type="float">
            <text:p>-0.0517840369</text:p>
          </table:table-cell>
          <table:table-cell office:value-type="float" office:value="24.1387128959" calcext:value-type="float">
            <text:p>24.13871289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6" calcext:value-type="float">
            <text:p>1.46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3" calcext:value-type="float">
            <text:p>903</text:p>
          </table:table-cell>
          <table:table-cell office:value-type="float" office:value="0.3561322994" calcext:value-type="float">
            <text:p>0.3561322994</text:p>
          </table:table-cell>
          <table:table-cell office:value-type="float" office:value="3.5099315679" calcext:value-type="float">
            <text:p>3.50993156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7" calcext:value-type="float">
            <text:p>1.47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4" calcext:value-type="float">
            <text:p>904</text:p>
          </table:table-cell>
          <table:table-cell office:value-type="float" office:value="0.3556824706" calcext:value-type="float">
            <text:p>0.3556824706</text:p>
          </table:table-cell>
          <table:table-cell office:value-type="float" office:value="3.5143705504" calcext:value-type="float">
            <text:p>3.51437055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5" calcext:value-type="float">
            <text:p>905</text:p>
          </table:table-cell>
          <table:table-cell office:value-type="float" office:value="0.3552328355" calcext:value-type="float">
            <text:p>0.3552328355</text:p>
          </table:table-cell>
          <table:table-cell office:value-type="float" office:value="3.5188188564" calcext:value-type="float">
            <text:p>3.5188188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9" calcext:value-type="float">
            <text:p>1.49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6" calcext:value-type="float">
            <text:p>906</text:p>
          </table:table-cell>
          <table:table-cell office:value-type="float" office:value="0.3547834164" calcext:value-type="float">
            <text:p>0.3547834164</text:p>
          </table:table-cell>
          <table:table-cell office:value-type="float" office:value="3.5232762923" calcext:value-type="float">
            <text:p>3.52327629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907" calcext:value-type="float">
            <text:p>907</text:p>
          </table:table-cell>
          <table:table-cell office:value-type="float" office:value="0.3543342351" calcext:value-type="float">
            <text:p>0.3543342351</text:p>
          </table:table-cell>
          <table:table-cell office:value-type="float" office:value="3.5277426686" calcext:value-type="float">
            <text:p>3.52774266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1.0833333333" calcext:value-type="float">
            <text:p>1.083333333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08" calcext:value-type="float">
            <text:p>908</text:p>
          </table:table-cell>
          <table:table-cell office:value-type="float" office:value="0.3888292677" calcext:value-type="float">
            <text:p>0.3888292677</text:p>
          </table:table-cell>
          <table:table-cell office:value-type="float" office:value="3.2147785772" calcext:value-type="float">
            <text:p>3.21477857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1.0775862069" calcext:value-type="float">
            <text:p>1.077586206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09" calcext:value-type="float">
            <text:p>909</text:p>
          </table:table-cell>
          <table:table-cell office:value-type="float" office:value="-0.2731624037" calcext:value-type="float">
            <text:p>-0.2731624037</text:p>
          </table:table-cell>
          <table:table-cell office:value-type="float" office:value="4.5760323641" calcext:value-type="float">
            <text:p>4.57603236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1.0683760684" calcext:value-type="float">
            <text:p>1.068376068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10" calcext:value-type="float">
            <text:p>910</text:p>
          </table:table-cell>
          <table:table-cell office:value-type="float" office:value="-0.2705341034" calcext:value-type="float">
            <text:p>-0.2705341034</text:p>
          </table:table-cell>
          <table:table-cell office:value-type="float" office:value="4.620489559" calcext:value-type="float">
            <text:p>4.6204895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1.0593220339" calcext:value-type="float">
            <text:p>1.0593220339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911" calcext:value-type="float">
            <text:p>911</text:p>
          </table:table-cell>
          <table:table-cell office:value-type="float" office:value="-0.2679025512" calcext:value-type="float">
            <text:p>-0.2679025512</text:p>
          </table:table-cell>
          <table:table-cell office:value-type="float" office:value="4.6658756859" calcext:value-type="float">
            <text:p>4.66587568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1.0504201681" calcext:value-type="float">
            <text:p>1.050420168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912" calcext:value-type="float">
            <text:p>912</text:p>
          </table:table-cell>
          <table:table-cell office:value-type="float" office:value="-0.2652685129" calcext:value-type="float">
            <text:p>-0.2652685129</text:p>
          </table:table-cell>
          <table:table-cell office:value-type="float" office:value="4.7122064592" calcext:value-type="float">
            <text:p>4.71220645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913" calcext:value-type="float">
            <text:p>913</text:p>
          </table:table-cell>
          <table:table-cell office:value-type="float" office:value="-0.2626327531" calcext:value-type="float">
            <text:p>-0.2626327531</text:p>
          </table:table-cell>
          <table:table-cell office:value-type="float" office:value="4.75949776" calcext:value-type="float">
            <text:p>4.759497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1.0330578512" calcext:value-type="float">
            <text:p>1.033057851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14" calcext:value-type="float">
            <text:p>914</text:p>
          </table:table-cell>
          <table:table-cell office:value-type="float" office:value="-0.2599960345" calcext:value-type="float">
            <text:p>-0.2599960345</text:p>
          </table:table-cell>
          <table:table-cell office:value-type="float" office:value="4.8077656359" calcext:value-type="float">
            <text:p>4.80776563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1.0245901639" calcext:value-type="float">
            <text:p>1.0245901639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915" calcext:value-type="float">
            <text:p>915</text:p>
          </table:table-cell>
          <table:table-cell office:value-type="float" office:value="-0.2573591169" calcext:value-type="float">
            <text:p>-0.2573591169</text:p>
          </table:table-cell>
          <table:table-cell office:value-type="float" office:value="4.8570263021" calcext:value-type="float">
            <text:p>4.85702630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1.0162601626" calcext:value-type="float">
            <text:p>1.016260162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916" calcext:value-type="float">
            <text:p>916</text:p>
          </table:table-cell>
          <table:table-cell office:value-type="float" office:value="-0.2547227565" calcext:value-type="float">
            <text:p>-0.2547227565</text:p>
          </table:table-cell>
          <table:table-cell office:value-type="float" office:value="4.9072961408" calcext:value-type="float">
            <text:p>4.907296140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4" calcext:value-type="float">
            <text:p>0.24</text:p>
          </table:table-cell>
          <table:table-cell office:value-type="float" office:value="1.0080645161" calcext:value-type="float">
            <text:p>1.008064516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17" calcext:value-type="float">
            <text:p>917</text:p>
          </table:table-cell>
          <table:table-cell office:value-type="float" office:value="-0.2520877046" calcext:value-type="float">
            <text:p>-0.2520877046</text:p>
          </table:table-cell>
          <table:table-cell office:value-type="float" office:value="4.958591702" calcext:value-type="float">
            <text:p>4.9585917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18" calcext:value-type="float">
            <text:p>918</text:p>
          </table:table-cell>
          <table:table-cell office:value-type="float" office:value="-0.2494547068" calcext:value-type="float">
            <text:p>-0.2494547068</text:p>
          </table:table-cell>
          <table:table-cell office:value-type="float" office:value="5.0109297037" calcext:value-type="float">
            <text:p>5.01092970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6" calcext:value-type="float">
            <text:p>0.26</text:p>
          </table:table-cell>
          <table:table-cell office:value-type="float" office:value="0.9920634921" calcext:value-type="float">
            <text:p>0.992063492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919" calcext:value-type="float">
            <text:p>919</text:p>
          </table:table-cell>
          <table:table-cell office:value-type="float" office:value="-0.2468245025" calcext:value-type="float">
            <text:p>-0.2468245025</text:p>
          </table:table-cell>
          <table:table-cell office:value-type="float" office:value="5.0643270321" calcext:value-type="float">
            <text:p>5.06432703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9842519685" calcext:value-type="float">
            <text:p>0.9842519685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920" calcext:value-type="float">
            <text:p>920</text:p>
          </table:table-cell>
          <table:table-cell office:value-type="float" office:value="-0.2441978235" calcext:value-type="float">
            <text:p>-0.2441978235</text:p>
          </table:table-cell>
          <table:table-cell office:value-type="float" office:value="5.1188007421" calcext:value-type="float">
            <text:p>5.11880074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921" calcext:value-type="float">
            <text:p>921</text:p>
          </table:table-cell>
          <table:table-cell office:value-type="float" office:value="-0.2415753936" calcext:value-type="float">
            <text:p>-0.2415753936</text:p>
          </table:table-cell>
          <table:table-cell office:value-type="float" office:value="5.1743680574" calcext:value-type="float">
            <text:p>5.174368057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9" calcext:value-type="float">
            <text:p>0.29</text:p>
          </table:table-cell>
          <table:table-cell office:value-type="float" office:value="0.9689922481" calcext:value-type="float">
            <text:p>0.968992248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922" calcext:value-type="float">
            <text:p>922</text:p>
          </table:table-cell>
          <table:table-cell office:value-type="float" office:value="-0.2389579276" calcext:value-type="float">
            <text:p>-0.2389579276</text:p>
          </table:table-cell>
          <table:table-cell office:value-type="float" office:value="5.2310463711" calcext:value-type="float">
            <text:p>5.23104637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923" calcext:value-type="float">
            <text:p>923</text:p>
          </table:table-cell>
          <table:table-cell office:value-type="float" office:value="-0.2363461306" calcext:value-type="float">
            <text:p>-0.2363461306</text:p>
          </table:table-cell>
          <table:table-cell office:value-type="float" office:value="5.2888532456" calcext:value-type="float">
            <text:p>5.288853245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1" calcext:value-type="float">
            <text:p>0.31</text:p>
          </table:table-cell>
          <table:table-cell office:value-type="float" office:value="0.9541984733" calcext:value-type="float">
            <text:p>0.954198473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924" calcext:value-type="float">
            <text:p>924</text:p>
          </table:table-cell>
          <table:table-cell office:value-type="float" office:value="-0.2337406973" calcext:value-type="float">
            <text:p>-0.2337406973</text:p>
          </table:table-cell>
          <table:table-cell office:value-type="float" office:value="5.3478064132" calcext:value-type="float">
            <text:p>5.347806413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0.946969697" calcext:value-type="float">
            <text:p>0.946969697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925" calcext:value-type="float">
            <text:p>925</text:p>
          </table:table-cell>
          <table:table-cell office:value-type="float" office:value="-0.2311423111" calcext:value-type="float">
            <text:p>-0.2311423111</text:p>
          </table:table-cell>
          <table:table-cell office:value-type="float" office:value="5.4079237764" calcext:value-type="float">
            <text:p>5.40792377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3" calcext:value-type="float">
            <text:p>0.33</text:p>
          </table:table-cell>
          <table:table-cell office:value-type="float" office:value="0.9398496241" calcext:value-type="float">
            <text:p>0.9398496241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926" calcext:value-type="float">
            <text:p>926</text:p>
          </table:table-cell>
          <table:table-cell office:value-type="float" office:value="-0.2285516438" calcext:value-type="float">
            <text:p>-0.2285516438</text:p>
          </table:table-cell>
          <table:table-cell office:value-type="float" office:value="5.4692234075" calcext:value-type="float">
            <text:p>5.46922340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4" calcext:value-type="float">
            <text:p>0.34</text:p>
          </table:table-cell>
          <table:table-cell office:value-type="float" office:value="0.9328358209" calcext:value-type="float">
            <text:p>0.932835820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927" calcext:value-type="float">
            <text:p>927</text:p>
          </table:table-cell>
          <table:table-cell office:value-type="float" office:value="-0.2259693546" calcext:value-type="float">
            <text:p>-0.2259693546</text:p>
          </table:table-cell>
          <table:table-cell office:value-type="float" office:value="5.5317235494" calcext:value-type="float">
            <text:p>5.53172354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928" calcext:value-type="float">
            <text:p>928</text:p>
          </table:table-cell>
          <table:table-cell office:value-type="float" office:value="-0.2233960896" calcext:value-type="float">
            <text:p>-0.2233960896</text:p>
          </table:table-cell>
          <table:table-cell office:value-type="float" office:value="5.5954426152" calcext:value-type="float">
            <text:p>5.59544261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0.9191176471" calcext:value-type="float">
            <text:p>0.9191176471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929" calcext:value-type="float">
            <text:p>929</text:p>
          </table:table-cell>
          <table:table-cell office:value-type="float" office:value="-0.2208324817" calcext:value-type="float">
            <text:p>-0.2208324817</text:p>
          </table:table-cell>
          <table:table-cell office:value-type="float" office:value="5.6603991884" calcext:value-type="float">
            <text:p>5.66039918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7" calcext:value-type="float">
            <text:p>0.37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30" calcext:value-type="float">
            <text:p>930</text:p>
          </table:table-cell>
          <table:table-cell office:value-type="float" office:value="0.3935534172" calcext:value-type="float">
            <text:p>0.3935534172</text:p>
          </table:table-cell>
          <table:table-cell office:value-type="float" office:value="3.1761889117" calcext:value-type="float">
            <text:p>3.176188911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8" calcext:value-type="float">
            <text:p>0.38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31" calcext:value-type="float">
            <text:p>931</text:p>
          </table:table-cell>
          <table:table-cell office:value-type="float" office:value="0.3935548075" calcext:value-type="float">
            <text:p>0.3935548075</text:p>
          </table:table-cell>
          <table:table-cell office:value-type="float" office:value="3.1761776915" calcext:value-type="float">
            <text:p>3.17617769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1.0833333333" calcext:value-type="float">
            <text:p>1.083333333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32" calcext:value-type="float">
            <text:p>932</text:p>
          </table:table-cell>
          <table:table-cell office:value-type="float" office:value="0.3888292677" calcext:value-type="float">
            <text:p>0.3888292677</text:p>
          </table:table-cell>
          <table:table-cell office:value-type="float" office:value="3.2147785772" calcext:value-type="float">
            <text:p>3.214778577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1.0775862069" calcext:value-type="float">
            <text:p>1.077586206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33" calcext:value-type="float">
            <text:p>933</text:p>
          </table:table-cell>
          <table:table-cell office:value-type="float" office:value="-0.2731624037" calcext:value-type="float">
            <text:p>-0.2731624037</text:p>
          </table:table-cell>
          <table:table-cell office:value-type="float" office:value="4.5760323641" calcext:value-type="float">
            <text:p>4.576032364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1.0683760684" calcext:value-type="float">
            <text:p>1.068376068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34" calcext:value-type="float">
            <text:p>934</text:p>
          </table:table-cell>
          <table:table-cell office:value-type="float" office:value="-0.2705341034" calcext:value-type="float">
            <text:p>-0.2705341034</text:p>
          </table:table-cell>
          <table:table-cell office:value-type="float" office:value="4.620489559" calcext:value-type="float">
            <text:p>4.62048955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1.0593220339" calcext:value-type="float">
            <text:p>1.0593220339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935" calcext:value-type="float">
            <text:p>935</text:p>
          </table:table-cell>
          <table:table-cell office:value-type="float" office:value="-0.2679025512" calcext:value-type="float">
            <text:p>-0.2679025512</text:p>
          </table:table-cell>
          <table:table-cell office:value-type="float" office:value="4.6658756859" calcext:value-type="float">
            <text:p>4.665875685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1.0504201681" calcext:value-type="float">
            <text:p>1.050420168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936" calcext:value-type="float">
            <text:p>936</text:p>
          </table:table-cell>
          <table:table-cell office:value-type="float" office:value="-0.2652685129" calcext:value-type="float">
            <text:p>-0.2652685129</text:p>
          </table:table-cell>
          <table:table-cell office:value-type="float" office:value="4.7122064592" calcext:value-type="float">
            <text:p>4.712206459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937" calcext:value-type="float">
            <text:p>937</text:p>
          </table:table-cell>
          <table:table-cell office:value-type="float" office:value="-0.2626327531" calcext:value-type="float">
            <text:p>-0.2626327531</text:p>
          </table:table-cell>
          <table:table-cell office:value-type="float" office:value="4.75949776" calcext:value-type="float">
            <text:p>4.7594977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1.0330578512" calcext:value-type="float">
            <text:p>1.033057851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38" calcext:value-type="float">
            <text:p>938</text:p>
          </table:table-cell>
          <table:table-cell office:value-type="float" office:value="-0.2599960345" calcext:value-type="float">
            <text:p>-0.2599960345</text:p>
          </table:table-cell>
          <table:table-cell office:value-type="float" office:value="4.8077656359" calcext:value-type="float">
            <text:p>4.807765635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1.0245901639" calcext:value-type="float">
            <text:p>1.0245901639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939" calcext:value-type="float">
            <text:p>939</text:p>
          </table:table-cell>
          <table:table-cell office:value-type="float" office:value="-0.2573591169" calcext:value-type="float">
            <text:p>-0.2573591169</text:p>
          </table:table-cell>
          <table:table-cell office:value-type="float" office:value="4.8570263021" calcext:value-type="float">
            <text:p>4.857026302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1.0162601626" calcext:value-type="float">
            <text:p>1.016260162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940" calcext:value-type="float">
            <text:p>940</text:p>
          </table:table-cell>
          <table:table-cell office:value-type="float" office:value="-0.2547227565" calcext:value-type="float">
            <text:p>-0.2547227565</text:p>
          </table:table-cell>
          <table:table-cell office:value-type="float" office:value="4.9072961408" calcext:value-type="float">
            <text:p>4.907296140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4" calcext:value-type="float">
            <text:p>0.24</text:p>
          </table:table-cell>
          <table:table-cell office:value-type="float" office:value="1.0080645161" calcext:value-type="float">
            <text:p>1.008064516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41" calcext:value-type="float">
            <text:p>941</text:p>
          </table:table-cell>
          <table:table-cell office:value-type="float" office:value="-0.2520877046" calcext:value-type="float">
            <text:p>-0.2520877046</text:p>
          </table:table-cell>
          <table:table-cell office:value-type="float" office:value="4.958591702" calcext:value-type="float">
            <text:p>4.95859170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42" calcext:value-type="float">
            <text:p>942</text:p>
          </table:table-cell>
          <table:table-cell office:value-type="float" office:value="-0.2494547068" calcext:value-type="float">
            <text:p>-0.2494547068</text:p>
          </table:table-cell>
          <table:table-cell office:value-type="float" office:value="5.0109297037" calcext:value-type="float">
            <text:p>5.010929703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6" calcext:value-type="float">
            <text:p>0.26</text:p>
          </table:table-cell>
          <table:table-cell office:value-type="float" office:value="0.9920634921" calcext:value-type="float">
            <text:p>0.992063492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943" calcext:value-type="float">
            <text:p>943</text:p>
          </table:table-cell>
          <table:table-cell office:value-type="float" office:value="-0.2468245025" calcext:value-type="float">
            <text:p>-0.2468245025</text:p>
          </table:table-cell>
          <table:table-cell office:value-type="float" office:value="5.0643270321" calcext:value-type="float">
            <text:p>5.064327032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9842519685" calcext:value-type="float">
            <text:p>0.9842519685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944" calcext:value-type="float">
            <text:p>944</text:p>
          </table:table-cell>
          <table:table-cell office:value-type="float" office:value="-0.2441978235" calcext:value-type="float">
            <text:p>-0.2441978235</text:p>
          </table:table-cell>
          <table:table-cell office:value-type="float" office:value="5.1188007421" calcext:value-type="float">
            <text:p>5.118800742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945" calcext:value-type="float">
            <text:p>945</text:p>
          </table:table-cell>
          <table:table-cell office:value-type="float" office:value="-0.2415753936" calcext:value-type="float">
            <text:p>-0.2415753936</text:p>
          </table:table-cell>
          <table:table-cell office:value-type="float" office:value="5.1743680574" calcext:value-type="float">
            <text:p>5.174368057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9" calcext:value-type="float">
            <text:p>0.29</text:p>
          </table:table-cell>
          <table:table-cell office:value-type="float" office:value="0.9689922481" calcext:value-type="float">
            <text:p>0.968992248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946" calcext:value-type="float">
            <text:p>946</text:p>
          </table:table-cell>
          <table:table-cell office:value-type="float" office:value="-0.2389579276" calcext:value-type="float">
            <text:p>-0.2389579276</text:p>
          </table:table-cell>
          <table:table-cell office:value-type="float" office:value="5.2310463711" calcext:value-type="float">
            <text:p>5.231046371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947" calcext:value-type="float">
            <text:p>947</text:p>
          </table:table-cell>
          <table:table-cell office:value-type="float" office:value="-0.2363461306" calcext:value-type="float">
            <text:p>-0.2363461306</text:p>
          </table:table-cell>
          <table:table-cell office:value-type="float" office:value="5.2888532456" calcext:value-type="float">
            <text:p>5.288853245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1" calcext:value-type="float">
            <text:p>0.31</text:p>
          </table:table-cell>
          <table:table-cell office:value-type="float" office:value="0.9541984733" calcext:value-type="float">
            <text:p>0.954198473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948" calcext:value-type="float">
            <text:p>948</text:p>
          </table:table-cell>
          <table:table-cell office:value-type="float" office:value="-0.2337406973" calcext:value-type="float">
            <text:p>-0.2337406973</text:p>
          </table:table-cell>
          <table:table-cell office:value-type="float" office:value="5.3478064132" calcext:value-type="float">
            <text:p>5.347806413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0.946969697" calcext:value-type="float">
            <text:p>0.946969697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949" calcext:value-type="float">
            <text:p>949</text:p>
          </table:table-cell>
          <table:table-cell office:value-type="float" office:value="-0.2311423111" calcext:value-type="float">
            <text:p>-0.2311423111</text:p>
          </table:table-cell>
          <table:table-cell office:value-type="float" office:value="5.4079237764" calcext:value-type="float">
            <text:p>5.407923776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3" calcext:value-type="float">
            <text:p>0.33</text:p>
          </table:table-cell>
          <table:table-cell office:value-type="float" office:value="0.9398496241" calcext:value-type="float">
            <text:p>0.9398496241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950" calcext:value-type="float">
            <text:p>950</text:p>
          </table:table-cell>
          <table:table-cell office:value-type="float" office:value="-0.2285516438" calcext:value-type="float">
            <text:p>-0.2285516438</text:p>
          </table:table-cell>
          <table:table-cell office:value-type="float" office:value="5.4692234075" calcext:value-type="float">
            <text:p>5.469223407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4" calcext:value-type="float">
            <text:p>0.34</text:p>
          </table:table-cell>
          <table:table-cell office:value-type="float" office:value="0.9328358209" calcext:value-type="float">
            <text:p>0.932835820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951" calcext:value-type="float">
            <text:p>951</text:p>
          </table:table-cell>
          <table:table-cell office:value-type="float" office:value="-0.2259693546" calcext:value-type="float">
            <text:p>-0.2259693546</text:p>
          </table:table-cell>
          <table:table-cell office:value-type="float" office:value="5.5317235494" calcext:value-type="float">
            <text:p>5.531723549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952" calcext:value-type="float">
            <text:p>952</text:p>
          </table:table-cell>
          <table:table-cell office:value-type="float" office:value="-0.2233960896" calcext:value-type="float">
            <text:p>-0.2233960896</text:p>
          </table:table-cell>
          <table:table-cell office:value-type="float" office:value="5.5954426152" calcext:value-type="float">
            <text:p>5.595442615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0.9191176471" calcext:value-type="float">
            <text:p>0.9191176471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953" calcext:value-type="float">
            <text:p>953</text:p>
          </table:table-cell>
          <table:table-cell office:value-type="float" office:value="-0.2208324817" calcext:value-type="float">
            <text:p>-0.2208324817</text:p>
          </table:table-cell>
          <table:table-cell office:value-type="float" office:value="5.6603991884" calcext:value-type="float">
            <text:p>5.660399188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7" calcext:value-type="float">
            <text:p>0.37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54" calcext:value-type="float">
            <text:p>954</text:p>
          </table:table-cell>
          <table:table-cell office:value-type="float" office:value="0.3935534172" calcext:value-type="float">
            <text:p>0.3935534172</text:p>
          </table:table-cell>
          <table:table-cell office:value-type="float" office:value="3.1761889117" calcext:value-type="float">
            <text:p>3.176188911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8" calcext:value-type="float">
            <text:p>0.38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55" calcext:value-type="float">
            <text:p>955</text:p>
          </table:table-cell>
          <table:table-cell office:value-type="float" office:value="0.3935548075" calcext:value-type="float">
            <text:p>0.3935548075</text:p>
          </table:table-cell>
          <table:table-cell office:value-type="float" office:value="3.1761776915" calcext:value-type="float">
            <text:p>3.176177691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6T14:42:02.961409367</dc:date>
    <dc:creator>Lucas Wetzel</dc:creator>
    <meta:editing-duration>PT32S</meta:editing-duration>
    <meta:editing-cycles>1</meta:editing-cycles>
    <meta:generator>LibreOffice/5.1.4.2$Linux_X86_64 LibreOffice_project/10m0$Build-2</meta:generator>
    <meta:document-statistic meta:table-count="1" meta:cell-count="16219" meta:object-count="0"/>
  </office:meta>
</office:document-meta>
</file>